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Schoolbook1" svg:font-family="'Century Schoolbook'"/>
    <style:font-face style:name="Courier New" svg:font-family="'Courier New'"/>
    <style:font-face style:name="Lohit Hindi1" svg:font-family="'Lohit Hindi'"/>
    <style:font-face style:name="OpenSymbol" svg:font-family="OpenSymbol"/>
    <style:font-face style:name="Times New Roman1" svg:font-family="'Times New Roman'"/>
    <style:font-face style:name="Century Schoolbook" svg:font-family="'Century Schoolbook'" style:font-adornments="Bold"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Text_20_body">
      <style:paragraph-properties fo:line-height="100%"/>
    </style:style>
    <style:style style:name="P3" style:family="paragraph" style:parent-style-name="Text_20_body">
      <style:paragraph-properties fo:margin-left="0.2362in" fo:margin-right="0in" fo:margin-top="0in" fo:margin-bottom="0.05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Times New Roman1" fo:font-size="10pt" fo:font-style="normal" style:text-underline-style="none" fo:font-weight="normal" style:text-blinking="false" fo:background-color="transparent"/>
    </style:style>
    <style:style style:name="P4" style:family="paragraph" style:parent-style-name="Text_20_body">
      <style:paragraph-properties fo:margin-left="0.2362in" fo:margin-right="0in" fo:margin-top="0in" fo:margin-bottom="0.05in" loext:contextual-spacing="false" fo:line-height="100%" fo:text-align="center" style:justify-single-word="false" fo:text-indent="0in" style:auto-text-indent="false" style:writing-mode="lr-tb"/>
    </style:style>
    <style:style style:name="P5" style:family="paragraph" style:parent-style-name="Standard">
      <style:paragraph-properties fo:margin-left="0.2362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6" style:family="paragraph" style:parent-style-name="Standard">
      <style:paragraph-properties fo:margin-left="0.2362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bda2f" officeooo:paragraph-rsid="0035bbfd" style:font-size-asian="10.1000003814697pt" style:font-weight-asian="normal" style:font-size-complex="10.1000003814697pt" style:font-weight-complex="normal"/>
    </style:style>
    <style:style style:name="P7" style:family="paragraph" style:parent-style-name="Standard">
      <style:paragraph-properties fo:margin-left="0.2362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8" style:family="paragraph" style:parent-style-name="Standard">
      <style:paragraph-properties fo:margin-left="0.2362in" fo:margin-right="0in" fo:margin-top="0.1189in" fo:margin-bottom="0.1689in" loext:contextual-spacing="false" fo:line-height="100%"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9" style:family="paragraph" style:parent-style-name="Text_20_body" style:master-page-name="">
      <loext:graphic-properties draw:fill="none"/>
      <style:paragraph-properties fo:margin-left="0in" fo:margin-right="0in" fo:margin-top="0in" fo:margin-bottom="0.0835in" loext:contextual-spacing="false" fo:line-height="100%" fo:text-align="justify" style:justify-single-word="false" fo:text-indent="0.1866in" style:auto-text-indent="false" style:page-number="auto" fo:background-color="transparent"/>
    </style:style>
    <style:style style:name="P10" style:family="paragraph" style:parent-style-name="Text_20_body" style:master-page-name="">
      <loext:graphic-properties draw:fill="none"/>
      <style:paragraph-properties fo:margin-left="0in" fo:margin-right="0in" fo:margin-top="0in" fo:margin-bottom="0.0835in" loext:contextual-spacing="false" fo:line-height="100%" fo:text-align="justify" style:justify-single-word="false" fo:text-indent="0.1866in" style:auto-text-indent="false" style:page-number="auto" fo:background-color="transparent">
        <style:tab-stops/>
      </style:paragraph-properties>
    </style:style>
    <style:style style:name="P11" style:family="paragraph" style:parent-style-name="Text_20_body">
      <loext:graphic-properties draw:fill="none"/>
      <style:paragraph-properties fo:margin-left="0in" fo:margin-right="0in" fo:margin-top="0in" fo:margin-bottom="0.05in" loext:contextual-spacing="false" fo:line-height="100%" fo:text-align="justify" style:justify-single-word="false" fo:text-indent="0.1866in" style:auto-text-indent="false" fo:background-color="transparent"/>
      <style:text-properties style:font-name="Times New Roman" fo:font-size="10.1000003814697pt" fo:font-weight="normal" officeooo:rsid="0009e72d" officeooo:paragraph-rsid="0030a02e" style:font-size-asian="10.1000003814697pt" style:font-weight-asian="normal" style:font-size-complex="10.1000003814697pt" style:font-weight-complex="normal"/>
    </style:style>
    <style:style style:name="P12" style:family="paragraph" style:parent-style-name="Text_20_body">
      <loext:graphic-properties draw:fill="none"/>
      <style:paragraph-properties fo:margin-left="0in" fo:margin-right="0in" fo:margin-top="0in" fo:margin-bottom="0.05in" loext:contextual-spacing="false" fo:line-height="100%" fo:text-align="justify" style:justify-single-word="false" fo:text-indent="0.1866in" style:auto-text-indent="false" fo:background-color="transparent"/>
      <style:text-properties officeooo:paragraph-rsid="0030a02e"/>
    </style:style>
    <style:style style:name="P13" style:family="paragraph" style:parent-style-name="Text_20_body">
      <loext:graphic-properties draw:fill="none"/>
      <style:paragraph-properties fo:margin-left="0in" fo:margin-right="0in" fo:margin-top="0in" fo:margin-bottom="0.05in" loext:contextual-spacing="false" fo:line-height="100%" fo:text-align="justify" style:justify-single-word="false" fo:text-indent="0.1866in" style:auto-text-indent="false" fo:background-color="transparent"/>
      <style:text-properties fo:font-variant="normal" fo:text-transform="none" fo:color="#000000" style:text-line-through-style="none" style:text-line-through-type="none" style:font-name="Times New Roman1" fo:font-size="10pt" fo:font-style="normal" style:text-underline-style="none" fo:font-weight="normal" officeooo:rsid="0008feb4" style:text-blinking="false" fo:background-color="transparent" style:font-size-asian="10.1000003814697pt" style:font-weight-asian="normal" style:font-size-complex="10.1000003814697pt" style:font-weight-complex="normal"/>
    </style:style>
    <style:style style:name="P14" style:family="paragraph" style:parent-style-name="Text_20_body" style:master-page-name="">
      <loext:graphic-properties draw:fill="none"/>
      <style:paragraph-properties fo:margin-left="0in" fo:margin-right="0in" fo:margin-top="0in" fo:margin-bottom="0.05in" loext:contextual-spacing="false" fo:line-height="100%" fo:text-align="justify" style:justify-single-word="false" fo:text-indent="0.1866in" style:auto-text-indent="false" style:page-number="auto" fo:background-color="transparent"/>
      <style:text-properties officeooo:paragraph-rsid="0030a02e"/>
    </style:style>
    <style:style style:name="P15" style:family="paragraph" style:parent-style-name="Text_20_body" style:master-page-name="">
      <loext:graphic-properties draw:fill="none"/>
      <style:paragraph-properties fo:margin-left="0in" fo:margin-right="0in" fo:margin-top="0in" fo:margin-bottom="0.05in" loext:contextual-spacing="false" fo:line-height="100%" fo:text-align="justify" style:justify-single-word="false" fo:text-indent="0.1866in" style:auto-text-indent="false" style:page-number="auto" fo:background-color="transparent"/>
      <style:text-properties fo:font-variant="normal" fo:text-transform="none" fo:color="#000000" style:text-line-through-style="none" style:text-line-through-type="none" style:font-name="Times New Roman1" fo:font-size="6pt" fo:font-style="italic" style:text-underline-style="none" fo:font-weight="normal" officeooo:rsid="0009e72d" officeooo:paragraph-rsid="0030a02e" style:text-blinking="false" fo:background-color="transparent" style:font-size-asian="5.25pt" style:font-weight-asian="normal" style:font-size-complex="6pt" style:font-weight-complex="normal"/>
    </style:style>
    <style:style style:name="P16" style:family="paragraph" style:parent-style-name="Text_20_body">
      <style:paragraph-properties fo:margin-top="0in" fo:margin-bottom="0.05in" loext:contextual-spacing="false" fo:line-height="100%"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17" style:family="paragraph" style:parent-style-name="Standard">
      <style:paragraph-properties fo:margin-top="0in" fo:margin-bottom="0.05in" loext:contextual-spacing="false" fo:line-height="100%"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18" style:family="paragraph" style:parent-style-name="Standard">
      <style:paragraph-properties fo:margin-top="0in" fo:margin-bottom="0.05in" loext:contextual-spacing="false" fo:line-height="100%" fo:text-align="justify"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19" style:family="paragraph" style:parent-style-name="Text_20_body">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0" style:family="paragraph" style:parent-style-name="Text_20_body">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1" style:family="paragraph" style:parent-style-name="Text_20_body">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2" style:family="paragraph" style:parent-style-name="Text_20_body">
      <style:paragraph-properties fo:margin-left="0in" fo:margin-right="0in" fo:margin-top="0in" fo:margin-bottom="0.05in" loext:contextual-spacing="false" fo:line-height="100%" fo:text-align="justify" style:justify-single-word="false" fo:text-indent="0in" style:auto-text-indent="false"/>
      <style:text-properties fo:font-variant="normal" fo:text-transform="none" fo:color="#000000" style:text-line-through-style="none" style:text-line-through-type="none" style:font-name="Times New Roman1" fo:font-size="10pt" fo:font-style="normal" style:text-underline-style="none" fo:font-weight="normal" officeooo:rsid="000bda2f" officeooo:paragraph-rsid="000bda2f" style:text-blinking="false" fo:background-color="transparent" style:font-size-asian="10.1000003814697pt" style:font-weight-asian="normal" style:font-size-complex="10.1000003814697pt" style:font-weight-complex="normal"/>
    </style:style>
    <style:style style:name="P23" style:family="paragraph" style:parent-style-name="Standard">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4" style:family="paragraph" style:parent-style-name="Standard">
      <style:paragraph-properties fo:margin-left="0in" fo:margin-right="0in" fo:margin-top="0in" fo:margin-bottom="0.05in" loext:contextual-spacing="false" fo:line-height="100%"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5" style:family="paragraph" style:parent-style-name="Standard">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6" style:family="paragraph" style:parent-style-name="Standard">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27" style:family="paragraph" style:parent-style-name="Standard">
      <style:paragraph-properties fo:margin-left="0in" fo:margin-right="0in" fo:margin-top="0in" fo:margin-bottom="0.05in" loext:contextual-spacing="false" fo:line-height="100%" fo:text-align="center"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8" style:family="paragraph" style:parent-style-name="Standard">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9" style:family="paragraph" style:parent-style-name="Standard">
      <style:paragraph-properties fo:margin-left="0in" fo:margin-right="0in" fo:margin-top="0in" fo:margin-bottom="0.05in" loext:contextual-spacing="false" fo:line-height="100%"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0" style:family="paragraph" style:parent-style-name="Standard">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31" style:family="paragraph" style:parent-style-name="Standard">
      <style:paragraph-properties fo:margin-left="0in" fo:margin-right="0in" fo:margin-top="0in" fo:margin-bottom="0.05in" loext:contextual-spacing="false" fo:line-height="100%" fo:text-align="center"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32" style:family="paragraph" style:parent-style-name="Standard">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33" style:family="paragraph" style:parent-style-name="Standard">
      <style:paragraph-properties fo:margin-left="0in" fo:margin-right="0in" fo:margin-top="0in" fo:margin-bottom="0.05in" loext:contextual-spacing="false" fo:line-height="100%" fo:text-align="justify" style:justify-single-word="false" fo:text-indent="0in" style:auto-text-indent="false"/>
      <style:text-properties style:font-name="Times New Roman" fo:font-size="10.1000003814697pt" fo:font-weight="normal" officeooo:rsid="003da862" officeooo:paragraph-rsid="003da862" style:font-size-asian="10.1000003814697pt" style:font-weight-asian="normal" style:font-size-complex="10.1000003814697pt" style:font-weight-complex="normal"/>
    </style:style>
    <style:style style:name="P34" style:family="paragraph" style:parent-style-name="Text_20_body">
      <loext:graphic-properties draw:fill="none"/>
      <style:paragraph-properties fo:margin-left="0.3118in" fo:margin-right="0in" fo:margin-top="0in" fo:margin-bottom="0in" loext:contextual-spacing="false" fo:line-height="100%" fo:text-align="justify" style:justify-single-word="false" fo:text-indent="0in" style:auto-text-indent="false" fo:background-color="transparent" style:writing-mode="lr-tb"/>
      <style:text-properties fo:font-weight="normal"/>
    </style:style>
    <style:style style:name="P35" style:family="paragraph" style:parent-style-name="Text_20_body">
      <loext:graphic-properties draw:fill="none"/>
      <style:paragraph-properties fo:margin-left="0.3118in" fo:margin-right="0in" fo:margin-top="0in" fo:margin-bottom="0in" loext:contextual-spacing="false" fo:line-height="100%" fo:text-align="justify" style:justify-single-word="false" fo:text-indent="0in" style:auto-text-indent="false" fo:background-color="transparent" style:writing-mode="lr-tb"/>
    </style:style>
    <style:style style:name="P36" style:family="paragraph" style:parent-style-name="Text_20_body" style:master-page-name="">
      <loext:graphic-properties draw:fill="none"/>
      <style:paragraph-properties fo:margin-left="0.3118in" fo:margin-right="0in" fo:margin-top="0in" fo:margin-bottom="0in" loext:contextual-spacing="false" fo:line-height="100%" fo:text-align="justify" style:justify-single-word="false" fo:text-indent="0in" style:auto-text-indent="false" style:page-number="auto" fo:background-color="transparent" style:writing-mode="lr-tb"/>
      <style:text-properties fo:font-weight="normal"/>
    </style:style>
    <style:style style:name="P37" style:family="paragraph" style:parent-style-name="Standard">
      <style:paragraph-properties fo:margin-left="0in" fo:margin-right="0in" fo:margin-top="0in" fo:margin-bottom="0.05in" loext:contextual-spacing="false" fo:line-height="100%"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38" style:family="paragraph" style:parent-style-name="Standard">
      <style:paragraph-properties fo:margin-left="0in" fo:margin-right="0in" fo:margin-top="0in" fo:margin-bottom="0.05in" loext:contextual-spacing="false" fo:line-height="100%"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9" style:family="paragraph" style:parent-style-name="Standard">
      <style:paragraph-properties fo:line-height="100%"/>
    </style:style>
    <style:style style:name="P40" style:family="paragraph" style:parent-style-name="First_20_line_20_indent">
      <style:paragraph-properties fo:line-height="100%"/>
    </style:style>
    <style:style style:name="P41" style:family="paragraph" style:parent-style-name="Standard" style:master-page-name="">
      <style:paragraph-properties fo:margin-left="0.3626in" fo:margin-right="0.3626in" fo:margin-top="0.0398in" fo:margin-bottom="0.0898in" loext:contextual-spacing="false" fo:line-height="100%" fo:text-align="justify" style:justify-single-word="false" fo:text-indent="0in" style:auto-text-indent="false" style:page-number="auto"/>
      <style:text-properties officeooo:paragraph-rsid="00072ca6"/>
    </style:style>
    <style:style style:name="P42" style:family="paragraph" style:parent-style-name="Standard">
      <style:paragraph-properties fo:margin-left="0.3626in" fo:margin-right="0.3626in" fo:margin-top="0.0398in" fo:margin-bottom="0.0898in" loext:contextual-spacing="false" fo:line-height="100%" fo:text-align="justify" style:justify-single-word="false" fo:text-indent="0in" style:auto-text-indent="false"/>
      <style:text-properties fo:font-variant="normal" fo:text-transform="none" fo:color="#000000" style:text-line-through-style="none" style:text-line-through-type="none" style:font-name="Times New Roman1" fo:font-size="10pt" fo:font-style="normal" style:text-underline-style="none" fo:font-weight="normal" officeooo:rsid="00072ca6" officeooo:paragraph-rsid="00072ca6" style:text-blinking="false" fo:background-color="transparent" style:font-weight-asian="bold" style:font-weight-complex="bold"/>
    </style:style>
    <style:style style:name="P43" style:family="paragraph" style:parent-style-name="Standard" style:list-style-name="Numbering_20_2">
      <style:paragraph-properties fo:margin-left="0.3543in" fo:margin-right="0in" fo:margin-top="0in" fo:margin-bottom="0.05in" loext:contextual-spacing="false" fo:line-height="100%" fo:text-align="justify"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44" style:family="paragraph" style:parent-style-name="Standard" style:list-style-name="Numbering_20_2">
      <style:paragraph-properties fo:margin-left="0.3543in" fo:margin-right="0in" fo:margin-top="0in" fo:margin-bottom="0.05in" loext:contextual-spacing="false" fo:line-height="100%" fo:text-align="justify"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45" style:family="paragraph" style:parent-style-name="Standard" style:list-style-name="Numbering_20_2">
      <style:paragraph-properties fo:margin-left="0.3543in" fo:margin-right="0in" fo:margin-top="0in" fo:margin-bottom="0.05in" loext:contextual-spacing="false" fo:line-height="100%" fo:text-align="justify" style:justify-single-word="false" fo:text-indent="-0.1965in" style:auto-text-indent="false">
        <style:tab-stops/>
      </style:paragraph-properties>
      <style:text-properties fo:font-size="9pt" officeooo:paragraph-rsid="00137820" style:font-size-asian="9pt" style:font-size-complex="9pt"/>
    </style:style>
    <style:style style:name="P46" style:family="paragraph" style:parent-style-name="Text_20_body" style:list-style-name="Numbering_20_1">
      <style:paragraph-properties fo:margin-left="0in" fo:margin-right="0in" fo:margin-top="0in" fo:margin-bottom="0.05in" loext:contextual-spacing="false" fo:line-height="100%" fo:text-align="justify" style:justify-single-word="false" fo:text-indent="0in" style:auto-text-indent="false">
        <style:tab-stops/>
      </style:paragraph-properties>
      <style:text-properties fo:font-variant="normal" fo:text-transform="none" fo:color="#000000" style:text-line-through-style="none" style:text-line-through-type="none" style:font-name="Times New Roman1" fo:font-size="10pt" fo:font-style="normal" style:text-underline-style="none" fo:font-weight="normal" officeooo:rsid="0010ffc7" officeooo:paragraph-rsid="0010ffc7" style:text-blinking="false" fo:background-color="transparent"/>
    </style:style>
    <style:style style:name="P47" style:family="paragraph" style:parent-style-name="Text_20_body" style:list-style-name="L1">
      <loext:graphic-properties draw:fill="none" draw:fill-color="#ffffff"/>
      <style:paragraph-properties fo:margin-left="0in" fo:margin-right="0in" fo:margin-top="0in" fo:margin-bottom="0in" loext:contextual-spacing="false" fo:line-height="100%" fo:text-align="justify" style:justify-single-word="false" fo:text-indent="0in" style:auto-text-indent="false" fo:background-color="transparent" style:writing-mode="lr-tb"/>
      <style:text-properties fo:font-variant="normal" fo:text-transform="none" fo:color="#000000" style:text-line-through-style="none" style:text-line-through-type="none" style:font-name="Times New Roman1" fo:font-size="10pt" fo:font-style="normal" style:text-underline-style="none" fo:font-weight="normal" style:text-blinking="false"/>
    </style:style>
    <style:style style:name="P48" style:family="paragraph" style:parent-style-name="Text_20_body" style:list-style-name="L1">
      <loext:graphic-properties draw:fill="none" draw:fill-color="#ffffff"/>
      <style:paragraph-properties fo:margin-left="0in" fo:margin-right="0in" fo:margin-top="0in" fo:margin-bottom="0in" loext:contextual-spacing="false" fo:line-height="100%" fo:text-align="justify" style:justify-single-word="false" fo:text-indent="0in" style:auto-text-indent="false" fo:background-color="transparent" style:writing-mode="lr-tb"/>
      <style:text-properties officeooo:paragraph-rsid="0030a02e"/>
    </style:style>
    <style:style style:name="P49" style:family="paragraph" style:parent-style-name="Heading_20_2">
      <style:paragraph-properties fo:line-height="100%"/>
    </style:style>
    <style:style style:name="P50" style:family="paragraph" style:parent-style-name="Heading_20_2">
      <style:paragraph-properties fo:margin-left="0in" fo:margin-right="0in" fo:margin-top="0in" fo:margin-bottom="0.05in" loext:contextual-spacing="false" fo:line-height="100%" fo:text-align="justify" style:justify-single-word="false" fo:text-indent="0in" style:auto-text-indent="false"/>
      <style:text-properties style:font-name="Century Schoolbook L" fo:font-size="12pt" fo:font-style="normal" fo:font-weight="bold" officeooo:rsid="00340735" officeooo:paragraph-rsid="00340735" style:font-size-asian="12pt" style:font-style-asian="normal" style:font-weight-asian="bold" style:font-size-complex="12pt" style:font-style-complex="normal" style:font-weight-complex="bold"/>
    </style:style>
    <style:style style:name="P51" style:family="paragraph" style:parent-style-name="Heading_20_1">
      <style:paragraph-properties fo:line-height="100%"/>
    </style:style>
    <style:style style:name="P52" style:family="paragraph">
      <loext:graphic-properties draw:fill="solid" draw:fill-color="#000000"/>
    </style:style>
    <style:style style:name="P53" style:family="paragraph">
      <loext:graphic-properties draw:fill="none"/>
    </style:style>
    <style:style style:name="P54" style:family="paragraph">
      <loext:graphic-properties draw:fill="solid" draw:fill-color="#ffffff"/>
    </style:style>
    <style:style style:name="P55" style:family="paragraph">
      <style:paragraph-properties fo:text-align="start" style:writing-mode="lr-tb"/>
    </style:style>
    <style:style style:name="P56" style:family="paragraph">
      <loext:graphic-properties draw:fill="none"/>
      <style:paragraph-properties fo:text-align="start" style:writing-mode="lr-tb"/>
      <style:text-properties fo:font-size="24pt"/>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style="italic" fo:font-weight="normal" officeooo:rsid="00137820" style:font-style-asian="italic" style:font-weight-asian="normal" style:font-style-complex="italic" style:font-weight-complex="normal"/>
    </style:style>
    <style:style style:name="T3" style:family="text">
      <style:text-properties style:font-name="Century Schoolbook L" fo:font-style="normal" fo:font-weight="bold" officeooo:rsid="0008feb4" style:font-style-asian="normal" style:font-weight-asian="bold" style:font-style-complex="normal" style:font-weight-complex="bold"/>
    </style:style>
    <style:style style:name="T4" style:family="text">
      <style:text-properties style:font-name="Century Schoolbook L" fo:font-style="normal" fo:font-weight="bold" officeooo:rsid="0007ca00" style:font-style-asian="normal" style:font-weight-asian="bold" style:font-style-complex="normal" style:font-weight-complex="bold"/>
    </style:style>
    <style:style style:name="T5" style:family="text">
      <style:text-properties style:font-name="Century Schoolbook L" fo:font-style="normal" fo:font-weight="bold" officeooo:rsid="0009e72d" style:font-style-asian="normal" style:font-weight-asian="bold" style:font-style-complex="normal" style:font-weight-complex="bold"/>
    </style:style>
    <style:style style:name="T6" style:family="text">
      <style:text-properties style:font-name="Century Schoolbook L" fo:font-style="normal" fo:font-weight="bold" officeooo:rsid="000b81c5" style:font-style-asian="normal" style:font-weight-asian="bold" style:font-style-complex="normal" style:font-weight-complex="bold"/>
    </style:style>
    <style:style style:name="T7" style:family="text">
      <style:text-properties style:font-name="Century Schoolbook L" fo:font-style="normal" fo:font-weight="bold" officeooo:rsid="000bda2f" style:font-style-asian="normal" style:font-weight-asian="bold" style:font-style-complex="normal" style:font-weight-complex="bold"/>
    </style:style>
    <style:style style:name="T8" style:family="text">
      <style:text-properties style:font-name="Century Schoolbook L" fo:font-style="normal" fo:font-weight="bold" officeooo:rsid="000cd2bd" style:font-style-asian="normal" style:font-weight-asian="bold" style:font-style-complex="normal" style:font-weight-complex="bold"/>
    </style:style>
    <style:style style:name="T9" style:family="text">
      <style:text-properties style:font-name="Century Schoolbook L" fo:font-style="normal" fo:font-weight="bold" officeooo:rsid="0030a02e" style:font-style-asian="normal" style:font-weight-asian="bold" style:font-style-complex="normal" style:font-weight-complex="bold"/>
    </style:style>
    <style:style style:name="T10" style:family="text">
      <style:text-properties style:font-name="Century Schoolbook L" fo:font-style="normal" fo:font-weight="bold" officeooo:rsid="0030bf6f" style:font-style-asian="normal" style:font-weight-asian="bold" style:font-style-complex="normal" style:font-weight-complex="bold"/>
    </style:style>
    <style:style style:name="T11" style:family="text">
      <style:text-properties style:font-name="Century Schoolbook L" fo:font-style="normal" fo:font-weight="bold" officeooo:rsid="0032ef00" style:font-style-asian="normal" style:font-weight-asian="bold" style:font-style-complex="normal" style:font-weight-complex="bold"/>
    </style:style>
    <style:style style:name="T12" style:family="text">
      <style:text-properties style:font-name="Century Schoolbook L" fo:font-size="14pt" officeooo:rsid="00072ca6" style:font-size-asian="14pt" style:font-size-complex="14pt"/>
    </style:style>
    <style:style style:name="T13" style:family="text">
      <style:text-properties style:font-name="Century Schoolbook L" fo:font-style="italic" fo:font-weight="bold" officeooo:rsid="0008feb4" style:font-style-asian="italic" style:font-weight-asian="bold" style:font-style-complex="italic" style:font-weight-complex="bold"/>
    </style:style>
    <style:style style:name="T14" style:family="text">
      <style:text-properties style:font-name="Century Schoolbook L" fo:font-size="12pt" fo:font-style="normal" fo:font-weight="bold" officeooo:rsid="0007ca00" style:font-size-asian="12pt" style:font-style-asian="normal" style:font-weight-asian="bold" style:font-size-complex="12pt" style:font-style-complex="normal" style:font-weight-complex="bold"/>
    </style:style>
    <style:style style:name="T15" style:family="text">
      <style:text-properties style:font-name="Century Schoolbook L" fo:font-size="12pt" fo:font-style="normal" fo:font-weight="bold" officeooo:rsid="000bda2f" style:font-size-asian="12pt" style:font-style-asian="normal" style:font-weight-asian="bold" style:font-size-complex="12pt" style:font-style-complex="normal" style:font-weight-complex="bold"/>
    </style:style>
    <style:style style:name="T16" style:family="text">
      <style:text-properties fo:font-style="italic" fo:background-color="transparent" loext:char-shading-value="0"/>
    </style:style>
    <style:style style:name="T17" style:family="text">
      <style:text-properties fo:font-style="italic" style:font-style-asian="italic" style:font-style-complex="italic"/>
    </style:style>
    <style:style style:name="T18" style:family="text">
      <style:text-properties fo:font-variant="normal" fo:text-transform="none" fo:color="#000000" style:text-line-through-style="none" style:text-line-through-type="none" style:font-name="Century Schoolbook1" fo:font-size="14pt" fo:font-style="normal" style:text-underline-style="none" fo:font-weight="bold" officeooo:rsid="00072ca6" style:text-blinking="false" fo:background-color="transparent" loext:char-shading-value="0" style:font-size-asian="14pt" style:font-size-complex="14pt"/>
    </style:style>
    <style:style style:name="T19" style:family="text">
      <style:text-properties fo:font-variant="normal" fo:text-transform="none" fo:color="#000000" style:text-line-through-style="none" style:text-line-through-type="none" style:font-name="Century Schoolbook1" fo:font-size="14pt" fo:font-style="italic" style:text-underline-style="none" fo:font-weight="bold" officeooo:rsid="00072ca6" style:text-blinking="false" fo:background-color="transparent" loext:char-shading-value="0" style:font-size-asian="14pt" style:font-size-complex="14pt"/>
    </style:style>
    <style:style style:name="T20" style:family="text">
      <style:text-properties fo:font-variant="normal" fo:text-transform="none" fo:color="#000000" style:text-line-through-style="none" style:text-line-through-type="none" style:font-name="Century Schoolbook1" fo:font-size="12pt" fo:font-style="normal" style:text-underline-style="none" fo:font-weight="bold" officeooo:rsid="000bda2f" style:text-blinking="false" fo:background-color="transparent" loext:char-shading-value="0"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text-line-through-style="none" style:text-line-through-type="none" style:font-name="Times New Roman1" fo:font-size="10pt"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1" fo:font-size="10pt" fo:font-style="normal" style:text-underline-style="none" officeooo:rsid="0030bf6f"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1" fo:font-size="10pt" fo:font-style="normal" style:text-underline-style="none" officeooo:rsid="0037ef56"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1" fo:font-size="10pt" fo:font-style="normal" style:text-underline-style="none" officeooo:rsid="0007ca00"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1" fo:font-size="10pt" fo:font-style="normal" style:text-underline-style="none" officeooo:rsid="003ddb1d"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1" fo:font-size="10pt" fo:font-style="normal" style:text-underline-style="none" officeooo:rsid="003f9a03"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0pt" fo:font-style="normal" style:text-underline-style="none" officeooo:rsid="003fccbd"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0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Times New Roman1" fo:font-size="10pt" fo:font-style="normal" style:text-underline-style="none" fo:font-weight="normal" officeooo:rsid="00072ca6" style:text-blinking="false" fo:background-color="transparent" loext:char-shading-value="0" style:font-weight-asian="bold" style:font-weight-complex="bold"/>
    </style:style>
    <style:style style:name="T30" style:family="text">
      <style:text-properties fo:font-variant="normal" fo:text-transform="none" fo:color="#000000" style:text-line-through-style="none" style:text-line-through-type="none" style:font-name="Times New Roman1" fo:font-size="10pt" fo:font-style="normal" style:text-underline-style="none" fo:font-weight="normal" officeooo:rsid="003b584d" style:text-blinking="false" fo:background-color="transparent" loext:char-shading-value="0" style:font-weight-asian="bold" style:font-weight-complex="bold"/>
    </style:style>
    <style:style style:name="T31" style:family="text">
      <style:text-properties fo:font-variant="normal" fo:text-transform="none" fo:color="#000000" style:text-line-through-style="none" style:text-line-through-type="none" style:font-name="Times New Roman1" fo:font-size="10pt" fo:font-style="normal" style:text-underline-style="none" fo:font-weight="normal" officeooo:rsid="0008feb4" style:text-blinking="false" fo:background-color="transparent" loext:char-shading-value="0" style:font-size-asian="10.1000003814697pt" style:font-weight-asian="normal" style:font-size-complex="10.1000003814697pt" style:font-weight-complex="normal"/>
    </style:style>
    <style:style style:name="T32" style:family="text">
      <style:text-properties fo:font-variant="normal" fo:text-transform="none" fo:color="#000000" style:text-line-through-style="none" style:text-line-through-type="none" style:font-name="Times New Roman1" fo:font-size="10pt" fo:font-style="normal" style:text-underline-style="none" fo:font-weight="normal" officeooo:rsid="0030bf6f"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1" fo:font-size="10pt" fo:font-style="normal" style:text-underline-style="none" fo:font-weight="normal" officeooo:rsid="003b584d" style:text-blinking="false" fo:background-color="transparent" loext:char-shading-value="0" style:font-style-asian="normal" style:font-weight-asian="bold" style:font-style-complex="normal" style:font-weight-complex="bold"/>
    </style:style>
    <style:style style:name="T34" style:family="text">
      <style:text-properties fo:font-variant="normal" fo:text-transform="none" fo:color="#000000" style:text-line-through-style="none" style:text-line-through-type="none" style:font-name="Times New Roman1" fo:font-size="10pt" fo:font-style="normal" style:text-underline-style="none" fo:font-weight="normal" officeooo:rsid="00404fa9"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1" fo:font-size="10pt" fo:font-style="normal" style:text-underline-style="none" fo:font-weight="bold" officeooo:rsid="00072ca6"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Times New Roman1" fo:font-size="10pt" fo:font-style="italic"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1" fo:font-size="10pt" fo:font-style="italic" style:text-underline-style="none" fo:font-weight="normal" officeooo:rsid="00072ca6"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style:font-name="Times New Roman1" fo:font-size="10pt" fo:font-style="italic" style:text-underline-style="none" fo:font-weight="normal" officeooo:rsid="0008feb4" style:text-blinking="false" fo:background-color="transparent" loext:char-shading-value="0" style:font-size-asian="10.1000003814697pt" style:font-weight-asian="normal" style:font-size-complex="10.1000003814697pt" style:font-weight-complex="normal"/>
    </style:style>
    <style:style style:name="T39" style:family="text">
      <style:text-properties fo:font-variant="normal" fo:text-transform="none" fo:color="#000000" style:text-line-through-style="none" style:text-line-through-type="none" style:font-name="Times New Roman1" fo:font-size="10pt" fo:font-style="italic" style:text-underline-style="none" fo:font-weight="normal" officeooo:rsid="00072ca6" style:text-blinking="false" fo:background-color="transparent" loext:char-shading-value="0" style:font-style-asian="italic" style:font-weight-asian="bold" style:font-style-complex="italic" style:font-weight-complex="bold"/>
    </style:style>
    <style:style style:name="T40" style:family="text">
      <style:text-properties fo:font-variant="normal" fo:text-transform="none" fo:color="#000000" style:text-line-through-style="none" style:text-line-through-type="none" style:font-name="Times New Roman1" fo:font-size="10pt" fo:font-style="italic" style:text-underline-style="none" fo:font-weight="normal" officeooo:rsid="003b584d" style:text-blinking="false" fo:background-color="transparent" loext:char-shading-value="0" style:font-style-asian="italic" style:font-weight-asian="bold" style:font-style-complex="italic" style:font-weight-complex="bold"/>
    </style:style>
    <style:style style:name="T41" style:family="text">
      <style:text-properties fo:font-variant="normal" fo:text-transform="none" fo:color="#000000" style:text-line-through-style="none" style:text-line-through-type="none" style:font-name="Times New Roman1" fo:font-size="10pt" fo:font-style="italic" style:text-underline-style="none"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1" fo:font-size="10pt" fo:font-style="italic" style:text-underline-style="none" officeooo:rsid="0007ca00"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1" fo:font-size="10pt" fo:font-style="italic" style:text-underline-style="none" officeooo:rsid="003ddb1d" style:text-blinking="false" fo:background-color="transparent" loext:char-shading-value="0" style:font-style-asian="italic" style:font-style-complex="italic"/>
    </style:style>
    <style:style style:name="T44" style:family="text">
      <style:text-properties fo:font-variant="normal" fo:text-transform="none" fo:color="#000000" style:text-line-through-style="none" style:text-line-through-type="none" style:font-name="Times New Roman1" fo:font-size="6pt" fo:font-style="italic"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 fo:font-size="10.1000003814697pt" style:text-underline-style="none" fo:font-weight="normal" officeooo:rsid="0008feb4" style:text-blinking="false" fo:background-color="transparent" loext:char-shading-value="0" style:font-size-asian="10.1000003814697pt" style:font-weight-asian="normal" style:font-size-complex="10.1000003814697pt"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bold" officeooo:rsid="000b81c5" style:text-blinking="false" fo:background-color="transparent" loext:char-shading-value="0" style:font-size-asian="12pt" style:font-style-asian="normal" style:font-weight-asian="bold" style:font-size-complex="12pt" style:font-style-complex="normal" style:font-weight-complex="bold"/>
    </style:style>
    <style:style style:name="T49" style:family="text">
      <style:text-properties fo:font-variant="normal" fo:text-transform="none" fo:color="#1155cc" style:text-line-through-style="none" style:text-line-through-type="none" style:font-name="Times New Roman1" fo:font-size="10pt" fo:font-style="normal" style:text-underline-style="solid" style:text-underline-width="auto" style:text-underline-color="font-color" style:text-blinking="false" fo:background-color="transparent" loext:char-shading-value="0"/>
    </style:style>
    <style:style style:name="T50" style:family="text">
      <style:text-properties officeooo:rsid="002ec8a1"/>
    </style:style>
    <style:style style:name="T51" style:family="text">
      <style:text-properties fo:background-color="transparent" loext:char-shading-value="0"/>
    </style:style>
    <style:style style:name="T52" style:family="text">
      <style:text-properties officeooo:rsid="0010ffc7"/>
    </style:style>
    <style:style style:name="T53" style:family="text">
      <style:text-properties fo:font-size="12pt" fo:font-style="normal" fo:font-weight="bold" officeooo:rsid="000b81c5" style:font-size-asian="12pt" style:font-style-asian="normal" style:font-weight-asian="bold" style:font-size-complex="12pt" style:font-style-complex="normal" style:font-weight-complex="bold"/>
    </style:style>
    <style:style style:name="T54" style:family="text">
      <style:text-properties fo:font-size="12pt" fo:font-style="normal" fo:font-weight="bold" officeooo:rsid="0007ca00" style:font-size-asian="12pt" style:font-style-asian="normal" style:font-weight-asian="bold" style:font-size-complex="12pt" style:font-style-complex="normal" style:font-weight-complex="bold"/>
    </style:style>
    <style:style style:name="T55" style:family="text">
      <style:text-properties officeooo:rsid="0039863e"/>
    </style:style>
    <style:style style:name="T56" style:family="text">
      <style:text-properties fo:color="#000000" style:font-name="Arial1" fo:font-size="7.19999980926514pt" style:font-size-asian="7.19999980926514pt" style:font-name-complex="Arial1" style:font-size-complex="7.19999980926514pt"/>
    </style:style>
    <style:style style:name="T57" style:family="text">
      <style:text-properties fo:color="#000000" style:font-name="Arial1" fo:font-size="6.90000009536743pt" style:font-size-asian="6.90000009536743pt" style:font-name-complex="Arial1" style:font-size-complex="6.90000009536743pt"/>
    </style:style>
    <style:style style:name="T58" style:family="text">
      <style:text-properties fo:color="#000000" style:font-name="Arial1" fo:font-size="6.90000009536743pt" fo:font-style="normal" style:font-size-asian="6.90000009536743pt" style:font-style-asian="normal" style:font-name-complex="Arial1" style:font-size-complex="6.90000009536743pt" style:font-style-complex="normal"/>
    </style:style>
    <style:style style:name="T59" style:family="text">
      <style:text-properties fo:color="#000000" style:font-name="Arial1" fo:font-size="7.09999990463257pt" style:font-size-asian="7.09999990463257pt" style:font-name-complex="Arial1" style:font-size-complex="7.09999990463257pt"/>
    </style:style>
    <style:style style:name="T60" style:family="text">
      <style:text-properties fo:color="#000000" style:font-name="Arial1" fo:font-size="7.09999990463257pt" fo:font-style="italic" style:font-size-asian="7.09999990463257pt" style:font-style-asian="italic" style:font-name-complex="Arial1" style:font-size-complex="7.09999990463257pt" style:font-style-complex="italic"/>
    </style:style>
    <style:style style:name="T61" style:family="text">
      <style:text-properties fo:color="#000000" style:font-name="Arial1" fo:font-size="6.09999990463257pt" style:font-size-asian="6.09999990463257pt" style:font-name-complex="Arial1" style:font-size-complex="6.09999990463257pt"/>
    </style:style>
    <style:style style:name="T62" style:family="text">
      <style:text-properties fo:color="#000000" style:font-name="Times New Roman1" fo:font-size="11pt" fo:font-style="italic" style:font-size-asian="11pt" style:font-name-complex="Times New Roman1" style:font-size-complex="11pt" style:font-style-complex="italic"/>
    </style:style>
    <style:style style:name="T63"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64" style:family="text">
      <style:text-properties fo:color="#000000" style:font-name="OpenSymbol" fo:font-size="11pt" style:font-size-asian="11pt" style:font-name-complex="OpenSymbol" style:font-size-complex="11pt"/>
    </style:style>
    <style:style style:name="T65" style:family="text">
      <style:text-properties fo:color="#000000" style:font-name="OpenSymbol" fo:font-size="29.8999996185303pt" style:font-size-asian="29.8999996185303pt" style:font-name-complex="OpenSymbol" style:font-size-complex="29.8999996185303pt"/>
    </style:style>
    <style:style style:name="T66" style:family="text">
      <style:text-properties fo:color="#000000" style:font-name="Times New Roman1" fo:font-size="11pt" style:font-size-asian="11pt" style:font-name-complex="Times New Roman1" style:font-size-complex="11pt"/>
    </style:style>
    <style:style style:name="T67" style:family="text">
      <style:text-properties fo:color="#000000" style:font-name="OpenSymbol" fo:font-size="16pt" style:font-size-asian="16pt" style:font-name-complex="OpenSymbol" style:font-size-complex="16pt"/>
    </style:style>
    <style:style style:name="T68" style:family="text">
      <style:text-properties fo:color="#000000" style:font-name="OpenSymbol" fo:font-size="6.59999990463257pt" style:font-size-asian="6.59999990463257pt" style:font-name-complex="OpenSymbol" style:font-size-complex="6.59999990463257pt"/>
    </style:style>
    <style:style style:name="T69" style:family="text">
      <style:text-properties fo:color="#000000" style:font-name="Times New Roman1" fo:font-size="6.59999990463257pt" style:font-size-asian="6.59999990463257pt" style:font-name-complex="Times New Roman1" style:font-size-complex="6.59999990463257pt"/>
    </style:style>
    <style:style style:name="T70" style:family="text">
      <style:text-properties fo:color="#000000" style:font-name="OpenSymbol" fo:font-size="14.6000003814697pt" style:font-size-asian="14.6000003814697pt" style:font-name-complex="OpenSymbol" style:font-size-complex="14.6000003814697pt"/>
    </style:style>
    <style:style style:name="T71" style:family="text">
      <style:text-properties fo:color="#000000" style:font-name="Courier New" fo:font-size="8pt" style:font-size-asian="8pt" style:font-name-complex="Courier New" style:font-size-complex="8pt"/>
    </style:style>
    <style:style style:name="T72" style:family="text">
      <style:text-properties fo:color="#000000" style:font-name="Arial1" fo:font-size="7pt" style:font-size-asian="7pt" style:font-name-complex="Arial1" style:font-size-complex="7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618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470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from-top"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style:run-through="foreground" style:vertical-pos="middle" style:vertical-rel="baselin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34in" fo:min-width="0.4362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34in" fo:min-width="0.4602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134in" fo:min-width="0.4173in" fo:padding-top="0in" fo:padding-bottom="0in" fo:padding-left="0in" fo:padding-right="0in" style:run-through="foreground"/>
    </style:style>
    <style:style style:name="gr92" style:family="graphic">
      <style:graphic-properties draw:stroke="dash" svg:stroke-color="#000000" draw:marker-start="" draw:marker-end="" draw:fill="none"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4in" fo:min-width="0.3902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34in" fo:min-width="0.4984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134in" fo:min-width="0.6102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ext:span text:style-name="T12">itcoin: </text:span><text:bookmark text:name="docs-internal-guid-a5066c30-acd0-e87e-d4a6-2d1a303b497e"/><text:span text:style-name="T18">Sebuah Sistem Pertukaran Elektronik </text:span><text:span text:style-name="T19">Peer-to-Peer</text:span><text:span text:style-name="T12"> </text:span></text:h>
      <text:p text:style-name="P17">Satoshi Nakamoto</text:p>
      <text:p text:style-name="P17">satoshin@gmx.com</text:p>
      <text:p text:style-name="P17">www.bitcoin.org</text:p>
      <text:p text:style-name="P17"/>
      <text:p text:style-name="P16"><text:bookmark text:name="docs-internal-guid-fd882397-acd1-1954-8f8e-6291ba4ce319"/><text:span text:style-name="T21">Translated into Indonesian from </text:span><text:a xlink:type="simple" xlink:href="http://bitcoin.org/bitcoin.pdf" text:style-name="Internet_20_link" text:visited-style-name="Visited_20_Internet_20_Link"><text:span text:style-name="T49">bitcoin.org/bitcoin.pdf</text:span></text:a></text:p>
      <text:p text:style-name="P3">by</text:p>
      <text:p text:style-name="P4"><text:span text:style-name="T28">facebook.com/chris.tahi</text:span><text:span text:style-name="T32">r<text:line-break/>(@chris_tahir)</text:span></text:p>
      <text:p text:style-name="P18"/>
      <text:p text:style-name="P41"><text:bookmark text:name="docs-internal-guid-aab919c4-b726-07db-3629-b575f5742dbc"/><text:span text:style-name="T35">Abstrak.  </text:span><text:span text:style-name="T29">Sebuah sistem pembayaran elektronik yang murni </text:span><text:span text:style-name="T37">peer-to-peer</text:span><text:span text:style-name="T29"> yang membuat pembayaran secara </text:span><text:span text:style-name="T37">online</text:span><text:span text:style-name="T29"> dapat terjadi langsung dari satu pihak ke pihak lainnya tanpa melalui sebuah lembaga keuangan. Tanda tangan digital menjadi salah satu bagian dari solusi tersebut, namun keuntungan utamanya akan hilang </text:span><text:span text:style-name="T30">bila masih membutuhkan </text:span><text:span text:style-name="T29">pihak ketiga untuk menghindari terjadinya pembelanjaan ganda (</text:span><text:span text:style-name="T37">double-spending</text:span><text:span text:style-name="T29">). Kami </text:span><text:span text:style-name="T30">mengajukan </text:span><text:span text:style-name="T29">solusi terhadap permasalahan pembelanjaan ganda </text:span><text:span text:style-name="T30">dengan menggunakan </text:span><text:span text:style-name="T29">jaringan </text:span><text:span text:style-name="T37">peer-to-peer</text:span><text:span text:style-name="T29">. Jaringan ini akan mencatat waktu </text:span><text:span text:style-name="T30">(</text:span><text:span text:style-name="T40">timestamp</text:span><text:span text:style-name="T33">)</text:span><text:span text:style-name="T29"> transaksi dengan cara melakukan </text:span><text:span text:style-name="T37">hashing</text:span><text:span text:style-name="T29"> yang akan dimasukkan ke dalam rantai </text:span><text:span text:style-name="T37">hash-based proof-of-</text:span><text:span text:style-name="T39">work</text:span><text:span text:style-name="T29">, membentuk catatan yang tidak dapat diubah tanpa mengulang kegiatan </text:span><text:span text:style-name="T37">proof-of-work</text:span><text:span text:style-name="T29"> tersebut. Rantai terpanjang bukan hanya menjadi bukti dari serangkaian kejadian, namun merupakan bukti yang muncul dari kumpulan (</text:span><text:span text:style-name="T37">pool</text:span><text:span text:style-name="T29">) CPU power (tenaga komputasi) terbesar. Selama </text:span><text:span text:style-name="T37">pool</text:span><text:span text:style-name="T29"> ini tidak dikendalikan oleh titik komputasi (</text:span><text:span text:style-name="T37">node</text:span><text:span text:style-name="T29">) yang hendak menyerang jaringan ini, mereka akan menciptakan rantai terpanjang dan juga mengalahkan kecepatan penyerang. Jaringan ini sendiri membutuhkan struktur yang minim. Pesan disiarkan berdasarkan usaha terbaik </text:span><text:span text:style-name="T30">(</text:span><text:span text:style-name="T40">best effort basis</text:span><text:span text:style-name="T33">)</text:span><text:span text:style-name="T29">, dan </text:span><text:span text:style-name="T37">node</text:span><text:span text:style-name="T29"> dapat meninggalkan maupun kembali ke jaringan sesuka hati dengan menerima rantai </text:span><text:span text:style-name="T37">proof-of-work</text:span><text:span text:style-name="T29"> terpanjang sebagai bukti dari yang telah terjadi ketika mereka </text:span><text:span text:style-name="T30">tiada</text:span><text:span text:style-name="T29">.</text:span></text:p>
      <text:p text:style-name="P42"/>
      <text:h text:style-name="P49" text:outline-level="2">1.<text:tab/><text:span text:style-name="T55">Pengenalan</text:span></text:h>
      <text:p text:style-name="P2"><text:bookmark text:name="docs-internal-guid-7808063f-b727-ebac-173f-772c206ded38"/><text:span text:style-name="T21">Perdagangan di Internet telah secara eksklusif mengharapkan lembaga keuangan sebagai pihak ketiga yang dipercaya untuk memproses pembayaran elektronik. Di satu sisi, sistem ini bekerja dengan baik untuk hampir seluruh transaksi, namun masih memiliki kelemahan </text:span><text:span text:style-name="T26">tersembunyi</text:span><text:span text:style-name="T21"> dari model kepercayaan ini. Transaksi yang tidak dapat dikembalikan (</text:span><text:span text:style-name="T41">non-reversible</text:span><text:span text:style-name="T21">) masih tidak </text:span><text:span text:style-name="T27">mungkin</text:span><text:span text:style-name="T21"> dengan kondisi saat ini, terlebih lagi kegagalan lembaga keuangan sejauh ini masih tidak mampu menghindari perselisihan perantaraan. Biaya perantaraan meningkatkan biaya transaksi, membatasi ukuran transaksi minimum dan menghilangkan kemungkinan untuk transaksi kecil, dan juga  ada biaya lebih mahal untuk membuat pembayaran yang </text:span><text:span text:style-name="T41">non-reversible</text:span><text:span text:style-name="T21"> untuk layanan tersebut. Dengan kemungkinan pembalikan kembali transaksi, maka membutuhkan </text:span><text:span text:style-name="T27">pendistribusian</text:span><text:span text:style-name="T21"> kepercayaan. </text:span><text:span text:style-name="T27">Dengan alasan kewaspadaan, penjual terpaksa</text:span><text:span text:style-name="T21"> untuk meminta informasi lebih dari yang mereka butuhkan. Ada sebagian </text:span><text:span text:style-name="T27">kecurangan</text:span><text:span text:style-name="T21"> </text:span><text:span text:style-name="T27">memang tidak dapat dihindari </text:span><text:span text:style-name="T21">yang diterima. Biaya dan ketidakpastian pembayaran ini dapat dihindari melalui penggunaan uang fisik, namun tidak ada mekanisme untuk membuat pembayaran melalui </text:span><text:span text:style-name="T27">jalur</text:span><text:span text:style-name="T21"> komunikasi tanpa pihak yang dipercaya.</text:span></text:p>
      <text:p text:style-name="P9"><text:span text:style-name="T28">Yang dibutuhkan </text:span><text:span text:style-name="T34">saat ini</text:span><text:span text:style-name="T28"> adalah sistem pembayaran elektronik berdasarkan pembuktian kriptografi bukanlah kepercayaan, yang memampukan dua pihak untuk bertransaksi langsung sesama lain tanpa membutuhkan pihak ketiga. Transaksi yang secara komputasi tidak mudah </text:span><text:soft-page-break/><text:span text:style-name="T28">dibalikkan akan melindungi penjual dari penipuan dan mekanisme </text:span><text:span text:style-name="T36">routine escrow</text:span><text:span text:style-name="T45"> </text:span><text:span text:style-name="T28">dapat dengan mudah diterapkan untuk melindungi pembeli. Pada tulisan ini, kami menawarkan solusi untuk masalah pembelanjaan ganda menggunakan </text:span><text:span text:style-name="T36">timestamp server</text:span><text:span text:style-name="T45"> </text:span><text:span text:style-name="T28">yang terdistribusi untuk membuat bukti komputasi dari urutan kronologis dari transaksi. Sistem ini akan aman selama kumpulan </text:span><text:span text:style-name="T36">node</text:span><text:span text:style-name="T45"> </text:span><text:span text:style-name="T28">yang “jujur” yang mengendalikan tenaga komputasi yang lebih besar dari kumpulan tenaga komputasi </text:span><text:span text:style-name="T36">node</text:span><text:span text:style-name="T45"> </text:span><text:span text:style-name="T28">penyerang jaringan.</text:span> </text:p>
      <text:h text:style-name="Heading_20_2" text:outline-level="2">2.<text:tab/>Transa<text:span text:style-name="T50">ksi</text:span></text:h>
      <text:p text:style-name="P32"><text:bookmark text:name="docs-internal-guid-fe22446e-b728-af55-cb3d-5262f7e29ca3"/><text:span text:style-name="T24">Kami mendefinisikan koin elektronik adalah rangkaian dari tanda tangan digital. Setiap pemilik mengirimkan koin ke yang lainnya dengan menandatangani secara digital </text:span><text:span text:style-name="T42">hash</text:span><text:span text:style-name="T24"> dari transaksi sebelumnya dan </text:span><text:span text:style-name="T42">public key</text:span><text:span text:style-name="T24"> dari pemilik berikutnya dan menandakannya ke akhir dari koin tersebut. Penerima pembayaran dapat memverifikasikan tanda tangan untuk memverifikasikan rantai dari kepemilikan.</text:span></text:p>
      <text:p text:style-name="P31"><draw:g text:anchor-type="as-char" svg:y="-1.5138in" draw:z-index="13" draw:style-name="gr46"><draw:polygon draw:style-name="gr4" draw:text-style-name="P54" svg:width="0.8508in" svg:height="1.5484in" svg:x="0.2319in" svg:y="0in" svg:viewBox="0 0 2162 3934" draw:points="1083,3934 0,3934 0,0 2162,0 2162,3934"><text:p/></draw:polygon><draw:polygon draw:style-name="gr4" draw:text-style-name="P54" svg:width="0.6957in" svg:height="0.3094in" svg:x="0.3094in" svg:y="0.2311in" svg:viewBox="0 0 1768 787" draw:points="886,787 0,787 0,0 1768,0 1768,787"><text:p/></draw:polygon><draw:frame draw:style-name="gr88" draw:text-style-name="P56" svg:width="0.5059in" svg:height="0.1134in" svg:x="0.3055in" svg:y="0.0555in"><draw:text-box><text:p text:style-name="P55"><text:span text:style-name="T72">Transaksi</text:span></text:p></draw:text-box></draw:frame><draw:frame draw:style-name="gr89" draw:text-style-name="P56" svg:width="0.4362in" svg:height="0.1134in" svg:x="0.4402in" svg:y="0.2902in"><draw:text-box><text:p text:style-name="P55"><text:span text:style-name="T72">Pemilik 1</text:span></text:p></draw:text-box></draw:frame><draw:polygon draw:style-name="gr4" draw:text-style-name="P54" svg:width="0.5413in" svg:height="0.3091in" svg:x="0.3874in" svg:y="1.1602in" svg:viewBox="0 0 1376 786" draw:points="688,786 0,786 0,0 1376,0 1376,786"><text:p/></draw:polygon><draw:frame draw:style-name="gr90" draw:text-style-name="P56" svg:width="0.4606in" svg:height="0.1134in" svg:x="0.428in" svg:y="0.3972in"><draw:text-box><text:p text:style-name="P55"><text:span text:style-name="T72">Public Key</text:span></text:p></draw:text-box></draw:frame><draw:frame draw:style-name="gr89" draw:text-style-name="P56" svg:width="0.4362in" svg:height="0.1134in" svg:x="0.4429in" svg:y="1.2165in"><draw:text-box><text:p text:style-name="P55"><text:span text:style-name="T72">Pemilik 0</text:span></text:p></draw:text-box></draw:frame><draw:polygon draw:style-name="gr5" draw:text-style-name="P54" svg:width="0.3091in" svg:height="0.1551in" svg:x="0.4638in" svg:y="0.7736in" svg:viewBox="0 0 786 395" draw:points="395,395 0,395 0,0 786,0 786,395"><text:p/></draw:polygon><draw:polygon draw:style-name="gr6" draw:text-style-name="P53" svg:width="0.3091in" svg:height="0.1551in" svg:x="0.4638in" svg:y="0.7736in" svg:viewBox="0 0 786 395" draw:points="395,395 0,395 0,0 786,0 786,395"><text:p/></draw:polygon><draw:frame draw:style-name="gr91" draw:text-style-name="P56" svg:width="0.4177in" svg:height="0.1134in" svg:x="0.4516in" svg:y="1.3236in"><draw:text-box><text:p text:style-name="P55"><text:span text:style-name="T72">Signature</text:span></text:p></draw:text-box></draw:frame><draw:polygon draw:style-name="gr2" draw:text-style-name="P52" svg:width="0.0622in" svg:height="0.0913in" svg:x="0.665in" svg:y="0.6811in" svg:viewBox="0 0 159 233" draw:points="78,233 0,0 159,0"><text:p/></draw:polygon><draw:line draw:style-name="gr3" draw:text-style-name="P53" svg:x1="0.6953in" svg:y1="0.5429in" svg:x2="0.6953in" svg:y2="0.7012in"><text:p/></draw:line><draw:polygon draw:style-name="gr2" draw:text-style-name="P52" svg:width="0.0606in" svg:height="0.0929in" svg:x="0.5886in" svg:y="1.0693in" svg:viewBox="0 0 155 237" draw:points="78,237 0,0 155,0"><text:p/></draw:polygon><draw:line draw:style-name="gr3" draw:text-style-name="P53" svg:x1="0.6189in" svg:y1="0.9283in" svg:x2="0.6189in" svg:y2="1.087in"><text:p/></draw:line><draw:line draw:style-name="gr92" draw:text-style-name="P53" svg:x1="0.9291in" svg:y1="0.5429in" svg:x2="0.9291in" svg:y2="0.9303in"><text:p/></draw:line><draw:polygon draw:style-name="gr4" draw:text-style-name="P54" svg:width="0.8512in" svg:height="1.5484in" svg:x="1.4705in" svg:y="0in" svg:viewBox="0 0 2163 3934" draw:points="1080,3934 0,3934 0,0 2163,0 2163,3934"><text:p/></draw:polygon><draw:frame draw:style-name="gr93" draw:text-style-name="P56" svg:width="0.2287in" svg:height="0.1134in" svg:x="0.5083in" svg:y="0.8055in"><draw:text-box><text:p text:style-name="P55"><text:span text:style-name="T72">Hash</text:span></text:p></draw:text-box></draw:frame><draw:polygon draw:style-name="gr4" draw:text-style-name="P54" svg:width="0.6969in" svg:height="0.3094in" svg:x="1.5469in" svg:y="0.2311in" svg:viewBox="0 0 1771 787" draw:points="886,787 0,787 0,0 1771,0 1771,787"><text:p/></draw:polygon><draw:frame draw:style-name="gr88" draw:text-style-name="P56" svg:width="0.5059in" svg:height="0.1134in" svg:x="1.5472in" svg:y="0.0555in"><draw:text-box><text:p text:style-name="P55"><text:span text:style-name="T72">Transaksi</text:span></text:p></draw:text-box></draw:frame><draw:frame draw:style-name="gr89" draw:text-style-name="P56" svg:width="0.4362in" svg:height="0.1134in" svg:x="1.6819in" svg:y="0.2902in"><draw:text-box><text:p text:style-name="P55"><text:span text:style-name="T72">Pemilik 2</text:span></text:p></draw:text-box></draw:frame><draw:polygon draw:style-name="gr4" draw:text-style-name="P54" svg:width="0.5413in" svg:height="0.3091in" svg:x="1.6248in" svg:y="1.1602in" svg:viewBox="0 0 1376 786" draw:points="688,786 0,786 0,0 1376,0 1376,786"><text:p/></draw:polygon><draw:frame draw:style-name="gr90" draw:text-style-name="P56" svg:width="0.4606in" svg:height="0.1134in" svg:x="1.6681in" svg:y="0.3972in"><draw:text-box><text:p text:style-name="P55"><text:span text:style-name="T72">Public Key</text:span></text:p></draw:text-box></draw:frame><draw:frame draw:style-name="gr89" draw:text-style-name="P56" svg:width="0.4362in" svg:height="0.1134in" svg:x="1.6764in" svg:y="1.2165in"><draw:text-box><text:p text:style-name="P55"><text:span text:style-name="T72">Pemilik 1</text:span></text:p></draw:text-box></draw:frame><draw:polygon draw:style-name="gr5" draw:text-style-name="P54" svg:width="0.3094in" svg:height="0.1551in" svg:x="1.7024in" svg:y="0.7736in" svg:viewBox="0 0 787 395" draw:points="392,395 0,395 0,0 787,0 787,395"><text:p/></draw:polygon><draw:polygon draw:style-name="gr6" draw:text-style-name="P53" svg:width="0.3094in" svg:height="0.1551in" svg:x="1.7024in" svg:y="0.7736in" svg:viewBox="0 0 787 395" draw:points="392,395 0,395 0,0 787,0 787,395"><text:p/></draw:polygon><draw:frame draw:style-name="gr91" draw:text-style-name="P56" svg:width="0.4177in" svg:height="0.1134in" svg:x="1.6846in" svg:y="1.3236in"><draw:text-box><text:p text:style-name="P55"><text:span text:style-name="T72">Signature</text:span></text:p></draw:text-box></draw:frame><draw:polygon draw:style-name="gr2" draw:text-style-name="P52" svg:width="0.0606in" svg:height="0.0913in" svg:x="1.9039in" svg:y="0.6811in" svg:viewBox="0 0 155 233" draw:points="78,233 0,0 155,0"><text:p/></draw:polygon><draw:line draw:style-name="gr3" draw:text-style-name="P53" svg:x1="1.9346in" svg:y1="0.5429in" svg:x2="1.9346in" svg:y2="0.7012in"><text:p/></draw:line><draw:polygon draw:style-name="gr2" draw:text-style-name="P52" svg:width="0.0622in" svg:height="0.0929in" svg:x="1.826in" svg:y="1.0693in" svg:viewBox="0 0 159 237" draw:points="78,237 0,0 159,0"><text:p/></draw:polygon><draw:line draw:style-name="gr3" draw:text-style-name="P53" svg:x1="1.8567in" svg:y1="0.9283in" svg:x2="1.8567in" svg:y2="1.087in"><text:p/></draw:line><draw:polygon draw:style-name="gr2" draw:text-style-name="P52" svg:width="0.0969in" svg:height="0.065in" svg:x="1.5276in" svg:y="1.1736in" svg:viewBox="0 0 247 166" draw:points="247,166 0,141 63,0"><text:p/></draw:polygon><draw:line draw:style-name="gr3" draw:text-style-name="P53" svg:x1="0.9291in" svg:y1="0.9283in" svg:x2="0.9429in" svg:y2="0.9354in"><text:p/></draw:line><draw:line draw:style-name="gr3" draw:text-style-name="P53" svg:x1="0.9567in" svg:y1="0.9429in" svg:x2="0.9705in" svg:y2="0.95in"><text:p/></draw:line><draw:line draw:style-name="gr3" draw:text-style-name="P53" svg:x1="0.9846in" svg:y1="0.9547in" svg:x2="0.9996in" svg:y2="0.9618in"><text:p/></draw:line><draw:line draw:style-name="gr3" draw:text-style-name="P53" svg:x1="1.0138in" svg:y1="0.9665in" svg:x2="1.0276in" svg:y2="0.9732in"><text:p/></draw:line><draw:line draw:style-name="gr3" draw:text-style-name="P53" svg:x1="1.0413in" svg:y1="0.9783in" svg:x2="1.0567in" svg:y2="0.9854in"><text:p/></draw:line><draw:line draw:style-name="gr3" draw:text-style-name="P53" svg:x1="1.0705in" svg:y1="0.9929in" svg:x2="1.0846in" svg:y2="1in"><text:p/></draw:line><draw:line draw:style-name="gr3" draw:text-style-name="P53" svg:x1="1.098in" svg:y1="1.0047in" svg:x2="1.1134in" svg:y2="1.0106in"><text:p/></draw:line><draw:line draw:style-name="gr3" draw:text-style-name="P53" svg:x1="1.1276in" svg:y1="1.0193in" svg:x2="1.1413in" svg:y2="1.0248in"><text:p/></draw:line><draw:line draw:style-name="gr3" draw:text-style-name="P53" svg:x1="1.1555in" svg:y1="1.0311in" svg:x2="1.1693in" svg:y2="1.0366in"><text:p/></draw:line><draw:line draw:style-name="gr3" draw:text-style-name="P53" svg:x1="1.1846in" svg:y1="1.0429in" svg:x2="1.1984in" svg:y2="1.0484in"><text:p/></draw:line><draw:line draw:style-name="gr3" draw:text-style-name="P53" svg:x1="1.2122in" svg:y1="1.0547in" svg:x2="1.226in" svg:y2="1.0606in"><text:p/></draw:line><draw:line draw:style-name="gr3" draw:text-style-name="P53" svg:x1="1.2398in" svg:y1="1.0693in" svg:x2="1.2551in" svg:y2="1.0748in"><text:p/></draw:line><draw:line draw:style-name="gr3" draw:text-style-name="P53" svg:x1="1.2689in" svg:y1="1.0811in" svg:x2="1.2827in" svg:y2="1.0882in"><text:p/></draw:line><draw:line draw:style-name="gr3" draw:text-style-name="P53" svg:x1="1.2969in" svg:y1="1.0929in" svg:x2="1.3122in" svg:y2="1.0996in"><text:p/></draw:line><draw:line draw:style-name="gr3" draw:text-style-name="P53" svg:x1="1.326in" svg:y1="1.1047in" svg:x2="1.3402in" svg:y2="1.1118in"><text:p/></draw:line><draw:line draw:style-name="gr3" draw:text-style-name="P53" svg:x1="1.3539in" svg:y1="1.1193in" svg:x2="1.3693in" svg:y2="1.1264in"><text:p/></draw:line><draw:line draw:style-name="gr3" draw:text-style-name="P53" svg:x1="1.3831in" svg:y1="1.1311in" svg:x2="1.3969in" svg:y2="1.1382in"><text:p/></draw:line><draw:line draw:style-name="gr3" draw:text-style-name="P53" svg:x1="1.411in" svg:y1="1.1429in" svg:x2="1.4248in" svg:y2="1.1496in"><text:p/></draw:line><draw:line draw:style-name="gr3" draw:text-style-name="P53" svg:x1="1.4398in" svg:y1="1.1575in" svg:x2="1.4535in" svg:y2="1.163in"><text:p/></draw:line><draw:line draw:style-name="gr3" draw:text-style-name="P53" svg:x1="1.4677in" svg:y1="1.1693in" svg:x2="1.4819in" svg:y2="1.1748in"><text:p/></draw:line><draw:line draw:style-name="gr3" draw:text-style-name="P53" svg:x1="1.4969in" svg:y1="1.1811in" svg:x2="1.511in" svg:y2="1.187in"><text:p/></draw:line><draw:line draw:style-name="gr3" draw:text-style-name="P53" svg:x1="1.5248in" svg:y1="1.1957in" svg:x2="1.5386in" svg:y2="1.2012in"><text:p/></draw:line><draw:line draw:style-name="gr3" draw:text-style-name="P53" svg:x1="1.5539in" svg:y1="1.2075in" svg:x2="1.5567in" svg:y2="1.2091in"><text:p/></draw:line><draw:frame draw:style-name="gr93" draw:text-style-name="P56" svg:width="0.2287in" svg:height="0.1134in" svg:x="1.7417in" svg:y="0.8055in"><draw:text-box><text:p text:style-name="P55"><text:span text:style-name="T72">Hash</text:span></text:p></draw:text-box></draw:frame><draw:frame draw:style-name="gr94" draw:text-style-name="P56" svg:width="0.0287in" svg:height="0.1134in" draw:transform="rotate (-0.404916386462684) translate (1.17222222222222in 0.9769739720035in)"><draw:text-box><text:p text:style-name="P55"><text:span text:style-name="T72"><text:s/></text:span></text:p></draw:text-box></draw:frame><draw:line draw:style-name="gr92" draw:text-style-name="P53" svg:x1="2.1661in" svg:y1="0.5429in" svg:x2="2.1661in" svg:y2="0.9303in"><text:p/></draw:line><draw:polygon draw:style-name="gr4" draw:text-style-name="P54" svg:width="0.8508in" svg:height="1.5484in" svg:x="2.7083in" svg:y="0in" svg:viewBox="0 0 2162 3934" draw:points="1083,3934 0,3934 0,0 2162,0 2162,3934"><text:p/></draw:polygon><draw:polygon draw:style-name="gr4" draw:text-style-name="P54" svg:width="0.6957in" svg:height="0.3094in" svg:x="2.7858in" svg:y="0.2311in" svg:viewBox="0 0 1768 787" draw:points="886,787 0,787 0,0 1768,0 1768,787"><text:p/></draw:polygon><draw:frame draw:style-name="gr88" draw:text-style-name="P56" svg:width="0.5059in" svg:height="0.1134in" svg:x="2.7807in" svg:y="0.0555in"><draw:text-box><text:p text:style-name="P55"><text:span text:style-name="T72">Transaksi</text:span></text:p></draw:text-box></draw:frame><draw:frame draw:style-name="gr89" draw:text-style-name="P56" svg:width="0.4362in" svg:height="0.1134in" svg:x="2.9154in" svg:y="0.2902in"><draw:text-box><text:p text:style-name="P55"><text:span text:style-name="T72">Pemilik 3</text:span></text:p></draw:text-box></draw:frame><draw:polygon draw:style-name="gr4" draw:text-style-name="P54" svg:width="0.5413in" svg:height="0.3091in" svg:x="2.8638in" svg:y="1.1602in" svg:viewBox="0 0 1376 786" draw:points="688,786 0,786 0,0 1376,0 1376,786"><text:p/></draw:polygon><draw:frame draw:style-name="gr90" draw:text-style-name="P56" svg:width="0.4606in" svg:height="0.1134in" svg:x="2.9016in" svg:y="0.3972in"><draw:text-box><text:p text:style-name="P55"><text:span text:style-name="T72">Public Key</text:span></text:p></draw:text-box></draw:frame><draw:frame draw:style-name="gr89" draw:text-style-name="P56" svg:width="0.4362in" svg:height="0.1134in" svg:x="2.9181in" svg:y="1.2165in"><draw:text-box><text:p text:style-name="P55"><text:span text:style-name="T72">Pemilik 2</text:span></text:p></draw:text-box></draw:frame><draw:polygon draw:style-name="gr5" draw:text-style-name="P54" svg:width="0.3091in" svg:height="0.1551in" svg:x="2.9398in" svg:y="0.7736in" svg:viewBox="0 0 786 395" draw:points="395,395 0,395 0,0 786,0 786,395"><text:p/></draw:polygon><draw:polygon draw:style-name="gr6" draw:text-style-name="P53" svg:width="0.3091in" svg:height="0.1551in" svg:x="2.9398in" svg:y="0.7736in" svg:viewBox="0 0 786 395" draw:points="395,395 0,395 0,0 786,0 786,395"><text:p/></draw:polygon><draw:frame draw:style-name="gr91" draw:text-style-name="P56" svg:width="0.4177in" svg:height="0.1134in" svg:x="2.9264in" svg:y="1.3236in"><draw:text-box><text:p text:style-name="P55"><text:span text:style-name="T72">Signature</text:span></text:p></draw:text-box></draw:frame><draw:polygon draw:style-name="gr2" draw:text-style-name="P52" svg:width="0.0622in" svg:height="0.0913in" svg:x="3.1413in" svg:y="0.6811in" svg:viewBox="0 0 159 233" draw:points="78,233 0,0 159,0"><text:p/></draw:polygon><draw:line draw:style-name="gr3" draw:text-style-name="P53" svg:x1="3.1717in" svg:y1="0.5429in" svg:x2="3.1717in" svg:y2="0.7012in"><text:p/></draw:line><draw:polygon draw:style-name="gr2" draw:text-style-name="P52" svg:width="0.0606in" svg:height="0.0929in" svg:x="3.065in" svg:y="1.0693in" svg:viewBox="0 0 155 237" draw:points="78,237 0,0 155,0"><text:p/></draw:polygon><draw:line draw:style-name="gr3" draw:text-style-name="P53" svg:x1="3.0953in" svg:y1="0.9283in" svg:x2="3.0953in" svg:y2="1.087in"><text:p/></draw:line><draw:polygon draw:style-name="gr2" draw:text-style-name="P52" svg:width="0.0606in" svg:height="0.0913in" svg:x="2.9874in" svg:y="0.6811in" svg:viewBox="0 0 155 233" draw:points="77,233 0,0 155,0"><text:p/></draw:polygon><draw:line draw:style-name="gr3" draw:text-style-name="P53" svg:x1="3.0177in" svg:y1="0.6193in" svg:x2="3.0177in" svg:y2="0.6996in"><text:p/></draw:line><draw:polygon draw:style-name="gr2" draw:text-style-name="P52" svg:width="0.0969in" svg:height="0.065in" svg:x="2.7661in" svg:y="1.1736in" svg:viewBox="0 0 247 166" draw:points="247,166 0,141 63,0"><text:p/></draw:polygon><draw:line draw:style-name="gr3" draw:text-style-name="P53" svg:x1="2.1661in" svg:y1="0.9283in" svg:x2="2.1799in" svg:y2="0.9354in"><text:p/></draw:line><draw:line draw:style-name="gr3" draw:text-style-name="P53" svg:x1="2.1941in" svg:y1="0.9429in" svg:x2="2.2094in" svg:y2="0.95in"><text:p/></draw:line><draw:line draw:style-name="gr3" draw:text-style-name="P53" svg:x1="2.2232in" svg:y1="0.9547in" svg:x2="2.2374in" svg:y2="0.9618in"><text:p/></draw:line><draw:line draw:style-name="gr3" draw:text-style-name="P53" svg:x1="2.2524in" svg:y1="0.9665in" svg:x2="2.2665in" svg:y2="0.9732in"><text:p/></draw:line><draw:line draw:style-name="gr3" draw:text-style-name="P53" svg:x1="2.2803in" svg:y1="0.9783in" svg:x2="2.2941in" svg:y2="0.9854in"><text:p/></draw:line><draw:line draw:style-name="gr3" draw:text-style-name="P53" svg:x1="2.3083in" svg:y1="0.9929in" svg:x2="2.3232in" svg:y2="1in"><text:p/></draw:line><draw:line draw:style-name="gr3" draw:text-style-name="P53" svg:x1="2.3374in" svg:y1="1.0047in" svg:x2="2.3512in" svg:y2="1.0106in"><text:p/></draw:line><draw:line draw:style-name="gr3" draw:text-style-name="P53" svg:x1="2.365in" svg:y1="1.0193in" svg:x2="2.3791in" svg:y2="1.0248in"><text:p/></draw:line><draw:line draw:style-name="gr3" draw:text-style-name="P53" svg:x1="2.3941in" svg:y1="1.0311in" svg:x2="2.4083in" svg:y2="1.0366in"><text:p/></draw:line><draw:line draw:style-name="gr3" draw:text-style-name="P53" svg:x1="2.4217in" svg:y1="1.0429in" svg:x2="2.4354in" svg:y2="1.0484in"><text:p/></draw:line><draw:line draw:style-name="gr3" draw:text-style-name="P53" svg:x1="2.4512in" svg:y1="1.0547in" svg:x2="2.465in" svg:y2="1.0606in"><text:p/></draw:line><draw:line draw:style-name="gr3" draw:text-style-name="P53" svg:x1="2.4791in" svg:y1="1.0693in" svg:x2="2.4929in" svg:y2="1.0748in"><text:p/></draw:line><draw:line draw:style-name="gr3" draw:text-style-name="P53" svg:x1="2.5083in" svg:y1="1.0811in" svg:x2="2.522in" svg:y2="1.0882in"><text:p/></draw:line><draw:line draw:style-name="gr3" draw:text-style-name="P53" svg:x1="2.5358in" svg:y1="1.0929in" svg:x2="2.5496in" svg:y2="1.0996in"><text:p/></draw:line><draw:line draw:style-name="gr3" draw:text-style-name="P53" svg:x1="2.5638in" svg:y1="1.1047in" svg:x2="2.5791in" svg:y2="1.1118in"><text:p/></draw:line><draw:line draw:style-name="gr3" draw:text-style-name="P53" svg:x1="2.5925in" svg:y1="1.1193in" svg:x2="2.6063in" svg:y2="1.1264in"><text:p/></draw:line><draw:line draw:style-name="gr3" draw:text-style-name="P53" svg:x1="2.6205in" svg:y1="1.1311in" svg:x2="2.6346in" svg:y2="1.1382in"><text:p/></draw:line><draw:line draw:style-name="gr3" draw:text-style-name="P53" svg:x1="2.6496in" svg:y1="1.1429in" svg:x2="2.6638in" svg:y2="1.1496in"><text:p/></draw:line><draw:line draw:style-name="gr3" draw:text-style-name="P53" svg:x1="2.6776in" svg:y1="1.1575in" svg:x2="2.6913in" svg:y2="1.163in"><text:p/></draw:line><draw:line draw:style-name="gr3" draw:text-style-name="P53" svg:x1="2.7067in" svg:y1="1.1693in" svg:x2="2.7205in" svg:y2="1.1748in"><text:p/></draw:line><draw:line draw:style-name="gr3" draw:text-style-name="P53" svg:x1="2.7346in" svg:y1="1.1811in" svg:x2="2.7484in" svg:y2="1.187in"><text:p/></draw:line><draw:line draw:style-name="gr3" draw:text-style-name="P53" svg:x1="2.7622in" svg:y1="1.1957in" svg:x2="2.7776in" svg:y2="1.2012in"><text:p/></draw:line><draw:line draw:style-name="gr3" draw:text-style-name="P53" svg:x1="2.7913in" svg:y1="1.2075in" svg:x2="2.7957in" svg:y2="1.2091in"><text:p/></draw:line><draw:frame draw:style-name="gr93" draw:text-style-name="P56" svg:width="0.2287in" svg:height="0.1134in" svg:x="2.9835in" svg:y="0.8055in"><draw:text-box><text:p text:style-name="P55"><text:span text:style-name="T72">Hash</text:span></text:p></draw:text-box></draw:frame><draw:frame draw:style-name="gr94" draw:text-style-name="P56" svg:width="0.0287in" svg:height="0.1134in" draw:transform="rotate (-0.404916386462684) translate (2.41041666666667in 0.9769739720035in)"><draw:text-box><text:p text:style-name="P55"><text:span text:style-name="T72"><text:s/></text:span></text:p></draw:text-box></draw:frame><draw:frame draw:style-name="gr95" draw:text-style-name="P56" svg:width="0.3906in" svg:height="0.1134in" draw:transform="rotate (-0.40927970959267) translate (2.43958333333333in 0.917251749781277in)"><draw:text-box><text:p text:style-name="P55"><text:span text:style-name="T72">Verifikasi</text:span></text:p></draw:text-box></draw:frame><draw:polygon draw:style-name="gr4" draw:text-style-name="P54" svg:width="0.6969in" svg:height="0.3094in" svg:x="1.5469in" svg:y="1.7811in" svg:viewBox="0 0 1771 787" draw:points="886,787 0,787 0,0 1771,0 1771,787"><text:p/></draw:polygon><draw:frame draw:style-name="gr89" draw:text-style-name="P56" svg:width="0.4362in" svg:height="0.1134in" svg:x="1.6764in" svg:y="1.8374in"><draw:text-box><text:p text:style-name="P55"><text:span text:style-name="T72">Pemilik 2</text:span></text:p></draw:text-box></draw:frame><draw:polygon draw:style-name="gr4" draw:text-style-name="P54" svg:width="0.6957in" svg:height="0.3094in" svg:x="0.3094in" svg:y="1.7811in" svg:viewBox="0 0 1768 787" draw:points="886,787 0,787 0,0 1768,0 1768,787"><text:p/></draw:polygon><draw:frame draw:style-name="gr96" draw:text-style-name="P56" svg:width="0.4988in" svg:height="0.1134in" svg:x="1.6445in" svg:y="1.9457in"><draw:text-box><text:p text:style-name="P55"><text:span text:style-name="T72">Private Key</text:span></text:p></draw:text-box></draw:frame><draw:frame draw:style-name="gr89" draw:text-style-name="P56" svg:width="0.4362in" svg:height="0.1134in" svg:x="0.4429in" svg:y="1.8374in"><draw:text-box><text:p text:style-name="P55"><text:span text:style-name="T72">Pemilik 1</text:span></text:p></draw:text-box></draw:frame><draw:polygon draw:style-name="gr2" draw:text-style-name="P52" svg:width="0.0929in" svg:height="0.0799in" svg:x="2.7705in" svg:y="1.3929in" svg:viewBox="0 0 237 204" draw:points="237,0 92,204 0,81"><text:p/></draw:polygon><draw:line draw:style-name="gr3" draw:text-style-name="P53" svg:x1="2.2441in" svg:y1="1.8583in" svg:x2="2.2567in" svg:y2="1.8484in"><text:p/></draw:line><draw:line draw:style-name="gr3" draw:text-style-name="P53" svg:x1="2.2689in" svg:y1="1.8394in" svg:x2="2.2815in" svg:y2="1.8311in"><text:p/></draw:line><draw:line draw:style-name="gr3" draw:text-style-name="P53" svg:x1="2.2941in" svg:y1="1.8197in" svg:x2="2.3067in" svg:y2="1.8102in"><text:p/></draw:line><draw:line draw:style-name="gr3" draw:text-style-name="P53" svg:x1="2.3189in" svg:y1="1.8012in" svg:x2="2.3315in" svg:y2="1.7929in"><text:p/></draw:line><draw:line draw:style-name="gr3" draw:text-style-name="P53" svg:x1="2.3425in" svg:y1="1.7835in" svg:x2="2.3551in" svg:y2="1.7736in"><text:p/></draw:line><draw:line draw:style-name="gr3" draw:text-style-name="P53" svg:x1="2.3677in" svg:y1="1.7646in" svg:x2="2.3803in" svg:y2="1.7547in"><text:p/></draw:line><draw:line draw:style-name="gr3" draw:text-style-name="P53" svg:x1="2.3925in" svg:y1="1.7449in" svg:x2="2.4051in" svg:y2="1.7366in"><text:p/></draw:line><draw:line draw:style-name="gr3" draw:text-style-name="P53" svg:x1="2.4177in" svg:y1="1.7291in" svg:x2="2.4303in" svg:y2="1.7193in"><text:p/></draw:line><draw:line draw:style-name="gr3" draw:text-style-name="P53" svg:x1="2.4425in" svg:y1="1.7087in" svg:x2="2.4551in" svg:y2="1.7in"><text:p/></draw:line><draw:line draw:style-name="gr3" draw:text-style-name="P53" svg:x1="2.4677in" svg:y1="1.6909in" svg:x2="2.4803in" svg:y2="1.6811in"><text:p/></draw:line><draw:line draw:style-name="gr3" draw:text-style-name="P53" svg:x1="2.4925in" svg:y1="1.6736in" svg:x2="2.5051in" svg:y2="1.6638in"><text:p/></draw:line><draw:line draw:style-name="gr3" draw:text-style-name="P53" svg:x1="2.5177in" svg:y1="1.6524in" svg:x2="2.5303in" svg:y2="1.6429in"><text:p/></draw:line><draw:line draw:style-name="gr3" draw:text-style-name="P53" svg:x1="2.5425in" svg:y1="1.6354in" svg:x2="2.5551in" svg:y2="1.6256in"><text:p/></draw:line><draw:line draw:style-name="gr3" draw:text-style-name="P53" svg:x1="2.5677in" svg:y1="1.6157in" svg:x2="2.5803in" svg:y2="1.6075in"><text:p/></draw:line><draw:line draw:style-name="gr3" draw:text-style-name="P53" svg:x1="2.5913in" svg:y1="1.5961in" svg:x2="2.6039in" svg:y2="1.5866in"><text:p/></draw:line><draw:line draw:style-name="gr3" draw:text-style-name="P53" svg:x1="2.6161in" svg:y1="1.5776in" svg:x2="2.6287in" svg:y2="1.5693in"><text:p/></draw:line><draw:line draw:style-name="gr3" draw:text-style-name="P53" svg:x1="2.6413in" svg:y1="1.5598in" svg:x2="2.6539in" svg:y2="1.55in"><text:p/></draw:line><draw:line draw:style-name="gr3" draw:text-style-name="P53" svg:x1="2.6661in" svg:y1="1.5409in" svg:x2="2.6787in" svg:y2="1.5311in"><text:p/></draw:line><draw:line draw:style-name="gr3" draw:text-style-name="P53" svg:x1="2.6913in" svg:y1="1.5236in" svg:x2="2.7039in" svg:y2="1.5138in"><text:p/></draw:line><draw:line draw:style-name="gr3" draw:text-style-name="P53" svg:x1="2.7161in" svg:y1="1.5055in" svg:x2="2.7287in" svg:y2="1.4957in"><text:p/></draw:line><draw:line draw:style-name="gr3" draw:text-style-name="P53" svg:x1="2.7413in" svg:y1="1.4854in" svg:x2="2.7539in" svg:y2="1.4756in"><text:p/></draw:line><draw:line draw:style-name="gr3" draw:text-style-name="P53" svg:x1="2.7661in" svg:y1="1.4673in" svg:x2="2.7787in" svg:y2="1.4575in"><text:p/></draw:line><draw:line draw:style-name="gr3" draw:text-style-name="P53" svg:x1="2.7913in" svg:y1="1.4484in" svg:x2="2.8039in" svg:y2="1.4402in"><text:p/></draw:line><draw:frame draw:style-name="gr96" draw:text-style-name="P56" svg:width="0.4988in" svg:height="0.1134in" svg:x="0.411in" svg:y="1.9457in"><draw:text-box><text:p text:style-name="P55"><text:span text:style-name="T72">Private Key</text:span></text:p></draw:text-box></draw:frame><draw:frame draw:style-name="gr94" draw:text-style-name="P56" svg:width="0.0287in" svg:height="0.1134in" draw:transform="rotate (0.647866218340295) translate (2.58333333333333in 1.5336176727909in)"><draw:text-box><text:p text:style-name="P55"><text:span text:style-name="T72"><text:s/></text:span></text:p></draw:text-box></draw:frame><draw:polygon draw:style-name="gr2" draw:text-style-name="P52" svg:width="0.0925in" svg:height="0.0799in" svg:x="1.5319in" svg:y="1.3929in" svg:viewBox="0 0 236 204" draw:points="236,0 95,204 0,81"><text:p/></draw:polygon><draw:line draw:style-name="gr3" draw:text-style-name="P53" svg:x1="1.0055in" svg:y1="1.8583in" svg:x2="1.0177in" svg:y2="1.8484in"><text:p/></draw:line><draw:line draw:style-name="gr3" draw:text-style-name="P53" svg:x1="1.0303in" svg:y1="1.8394in" svg:x2="1.0429in" svg:y2="1.8311in"><text:p/></draw:line><draw:line draw:style-name="gr3" draw:text-style-name="P53" svg:x1="1.0555in" svg:y1="1.8197in" svg:x2="1.0677in" svg:y2="1.8102in"><text:p/></draw:line><draw:line draw:style-name="gr3" draw:text-style-name="P53" svg:x1="1.0803in" svg:y1="1.8012in" svg:x2="1.0929in" svg:y2="1.7929in"><text:p/></draw:line><draw:line draw:style-name="gr3" draw:text-style-name="P53" svg:x1="1.1055in" svg:y1="1.7835in" svg:x2="1.1177in" svg:y2="1.7736in"><text:p/></draw:line><draw:line draw:style-name="gr3" draw:text-style-name="P53" svg:x1="1.1303in" svg:y1="1.7646in" svg:x2="1.1429in" svg:y2="1.7547in"><text:p/></draw:line><draw:line draw:style-name="gr3" draw:text-style-name="P53" svg:x1="1.1555in" svg:y1="1.7449in" svg:x2="1.1677in" svg:y2="1.7366in"><text:p/></draw:line><draw:line draw:style-name="gr3" draw:text-style-name="P53" svg:x1="1.1803in" svg:y1="1.7291in" svg:x2="1.1929in" svg:y2="1.7193in"><text:p/></draw:line><draw:line draw:style-name="gr3" draw:text-style-name="P53" svg:x1="1.2055in" svg:y1="1.7087in" svg:x2="1.2177in" svg:y2="1.7in"><text:p/></draw:line><draw:line draw:style-name="gr3" draw:text-style-name="P53" svg:x1="1.2291in" svg:y1="1.6909in" svg:x2="1.2413in" svg:y2="1.6811in"><text:p/></draw:line><draw:line draw:style-name="gr3" draw:text-style-name="P53" svg:x1="1.2539in" svg:y1="1.6736in" svg:x2="1.2665in" svg:y2="1.6638in"><text:p/></draw:line><draw:line draw:style-name="gr3" draw:text-style-name="P53" svg:x1="1.2791in" svg:y1="1.6524in" svg:x2="1.2913in" svg:y2="1.6429in"><text:p/></draw:line><draw:line draw:style-name="gr3" draw:text-style-name="P53" svg:x1="1.3039in" svg:y1="1.6354in" svg:x2="1.3165in" svg:y2="1.6256in"><text:p/></draw:line><draw:line draw:style-name="gr3" draw:text-style-name="P53" svg:x1="1.3291in" svg:y1="1.6157in" svg:x2="1.3413in" svg:y2="1.6075in"><text:p/></draw:line><draw:line draw:style-name="gr3" draw:text-style-name="P53" svg:x1="1.3539in" svg:y1="1.5961in" svg:x2="1.3665in" svg:y2="1.5866in"><text:p/></draw:line><draw:line draw:style-name="gr3" draw:text-style-name="P53" svg:x1="1.3791in" svg:y1="1.5776in" svg:x2="1.3913in" svg:y2="1.5693in"><text:p/></draw:line><draw:line draw:style-name="gr3" draw:text-style-name="P53" svg:x1="1.4039in" svg:y1="1.5598in" svg:x2="1.4165in" svg:y2="1.55in"><text:p/></draw:line><draw:line draw:style-name="gr3" draw:text-style-name="P53" svg:x1="1.4291in" svg:y1="1.5409in" svg:x2="1.4413in" svg:y2="1.5311in"><text:p/></draw:line><draw:line draw:style-name="gr3" draw:text-style-name="P53" svg:x1="1.4539in" svg:y1="1.5236in" svg:x2="1.4665in" svg:y2="1.5138in"><text:p/></draw:line><draw:line draw:style-name="gr3" draw:text-style-name="P53" svg:x1="1.4776in" svg:y1="1.5055in" svg:x2="1.4902in" svg:y2="1.4957in"><text:p/></draw:line><draw:line draw:style-name="gr3" draw:text-style-name="P53" svg:x1="1.5024in" svg:y1="1.4854in" svg:x2="1.515in" svg:y2="1.4756in"><text:p/></draw:line><draw:line draw:style-name="gr3" draw:text-style-name="P53" svg:x1="1.5276in" svg:y1="1.4673in" svg:x2="1.5402in" svg:y2="1.4575in"><text:p/></draw:line><draw:line draw:style-name="gr3" draw:text-style-name="P53" svg:x1="1.5524in" svg:y1="1.4484in" svg:x2="1.565in" svg:y2="1.4402in"><text:p/></draw:line><draw:frame draw:style-name="gr94" draw:text-style-name="P56" svg:width="0.0287in" svg:height="0.1134in" draw:transform="rotate (0.647866218340295) translate (2.60416666666667in 1.51725174978128in)"><draw:text-box><text:p text:style-name="P55"><text:span text:style-name="T72"><text:s/></text:span></text:p></draw:text-box></draw:frame><draw:frame draw:style-name="gr97" draw:text-style-name="P56" svg:width="0.6106in" svg:height="0.1134in" draw:transform="rotate (0.636870644052731) translate (1.13680555555556in 1.59294619422572in)"><draw:text-box><text:p text:style-name="P55"><text:span text:style-name="T72">Tanda Tangan</text:span></text:p></draw:text-box></draw:frame><draw:frame draw:style-name="gr94" draw:text-style-name="P56" svg:width="0.0287in" svg:height="0.1134in" draw:transform="rotate (0.630412925820352) translate (1.34236111111111in 1.53391841644794in)"><draw:text-box><text:p text:style-name="P55"><text:span text:style-name="T72"><text:s/></text:span></text:p></draw:text-box></draw:frame><draw:polygon draw:style-name="gr4" draw:text-style-name="P54" svg:width="0.6957in" svg:height="0.3094in" svg:x="2.7858in" svg:y="1.7811in" svg:viewBox="0 0 1768 787" draw:points="886,787 0,787 0,0 1768,0 1768,787"><text:p/></draw:polygon><draw:frame draw:style-name="gr94" draw:text-style-name="P56" svg:width="0.0287in" svg:height="0.1134in" draw:transform="rotate (0.647866218340295) translate (1.36527777777778in 1.51725174978128in)"><draw:text-box><text:p text:style-name="P55"><text:span text:style-name="T72"><text:s/></text:span></text:p></draw:text-box></draw:frame><draw:frame draw:style-name="gr89" draw:text-style-name="P56" svg:width="0.4362in" svg:height="0.1134in" svg:x="2.9181in" svg:y="1.8374in"><draw:text-box><text:p text:style-name="P55"><text:span text:style-name="T72">Pemilik 3</text:span></text:p></draw:text-box></draw:frame><draw:line draw:style-name="gr6" draw:text-style-name="P53" svg:x1="2.3217in" svg:y1="0.6193in" svg:x2="3.0173in" svg:y2="0.6193in"><text:p/></draw:line><draw:polygon draw:style-name="gr2" draw:text-style-name="P52" svg:width="0.0622in" svg:height="0.0913in" svg:x="1.748in" svg:y="0.6811in" svg:viewBox="0 0 159 233" draw:points="81,233 0,0 159,0"><text:p/></draw:polygon><draw:line draw:style-name="gr3" draw:text-style-name="P53" svg:x1="1.7803in" svg:y1="0.6193in" svg:x2="1.7803in" svg:y2="0.6996in"><text:p/></draw:line><draw:line draw:style-name="gr6" draw:text-style-name="P53" svg:x1="1.0831in" svg:y1="0.6193in" svg:x2="1.7803in" svg:y2="0.6193in"><text:p/></draw:line><draw:polygon draw:style-name="gr2" draw:text-style-name="P52" svg:width="0.0606in" svg:height="0.0913in" svg:x="0.511in" svg:y="0.6811in" svg:viewBox="0 0 155 233" draw:points="77,233 0,0 155,0"><text:p/></draw:polygon><draw:line draw:style-name="gr3" draw:text-style-name="P53" svg:x1="0.5413in" svg:y1="0.6193in" svg:x2="0.5413in" svg:y2="0.6996in"><text:p/></draw:line><draw:line draw:style-name="gr6" draw:text-style-name="P53" svg:x1="-0.0004in" svg:y1="0.6193in" svg:x2="0.5413in" svg:y2="0.6193in"><text:p/></draw:line><draw:frame draw:style-name="gr96" draw:text-style-name="P56" svg:width="0.4988in" svg:height="0.1134in" svg:x="2.8862in" svg:y="1.9457in"><draw:text-box><text:p text:style-name="P55"><text:span text:style-name="T72">Private Key</text:span></text:p></draw:text-box></draw:frame><draw:frame draw:style-name="gr95" draw:text-style-name="P56" svg:width="0.3906in" svg:height="0.1134in" draw:transform="rotate (-0.40927970959267) translate (1.20138888888889in 0.917946194225722in)"><draw:text-box><text:p text:style-name="P55"><text:span text:style-name="T72">Verifikasi</text:span></text:p></draw:text-box></draw:frame><draw:frame draw:style-name="gr97" draw:text-style-name="P56" svg:width="0.6106in" svg:height="0.1134in" draw:transform="rotate (0.636870644052731) translate (2.36597222222222in 1.59403433945757in)"><draw:text-box><text:p text:style-name="P55"><text:span text:style-name="T72">Tanda Tangan</text:span></text:p></draw:text-box></draw:frame></draw:g></text:p>
      <text:p text:style-name="P32"/>
      <text:p text:style-name="P13"><text:bookmark text:name="docs-internal-guid-0eddfae7-b728-fd81-4b0d-a55309fb6a27"/>Masalahnya adalah apabila penerima pembayaran tidak dapat memverifikasi bahwa salah seorang pemilik koin tidak melakukan pembelanjaan ganda pada koin tersebut. Solusi yang umum adalah dengan memperkenalkan otoritas pusat yang dipercaya atau percetakan uang yang memeriksa setiap transaksi untuk pembelanjaan ganda. Setelah setiap transaksi, koin harus dikembalikan ke percetakan uang untuk dicetak koin baru dan koin yang dicetak langsung oleh percetakan adalah yang dipercaya dan tidak dibelanjakan secara berganda. Masalah dari solusi ini adalah masa depan dari seluruh sistem keuangan bergantung kepada perusahaan yang menjalankan percetakan uang, dengan setiap transaksi harus melewati mereka, sama halnya dengan bank.</text:p>
      <text:p text:style-name="P9"><text:span text:style-name="T28">Kita membutuhkan sebuah cara agar penerima pembayaran mengetahui bahwa pemilik sebelumnya tidak melakukan transaksi sebelumnya. Untuk tujuan itu, transaksi yang paling awal adalah yang diperhitungkan, sehingga kita tidak perlu khawatir terhadap upaya pembelanjaan ganda nantinya. Satu-satunya cara untuk mengkonfirmasi ketiadaan dari sebuah transaksi adalah dengan mengetahui seluruh transaksi. Pada model pencetakan uang tadi, percetakan mengetahui seluruh transaksi dan juga menentukan mana yang terlebih dahulu terjadi. Untuk mencapai tujuan ini tanpa harus mempercayai suatu pihak, transaksi harus diumumkan secara publik [1], dan kita membutuhkan sebuah sistem untuk peserta untuk menyetujui catatan tunggal dari urutan transaksi yang diterima. Penerima pembayaran membutuhkan bukti bahwa pada waktu setiap transaksi terjadi, mayoritas dari </text:span><text:span text:style-name="T36">node</text:span><text:span text:style-name="T45"> </text:span><text:span text:style-name="T28">menyetujui bahwa itulah yang pertama kali diterima.</text:span> <text:s/></text:p>
      <text:h text:style-name="Heading_20_2" text:outline-level="2"><text:span text:style-name="T3">3</text:span><text:span text:style-name="T4">.<text:tab/></text:span><text:span text:style-name="T3">Timestamp Server</text:span></text:h>
      <text:p text:style-name="P23"><text:bookmark text:name="docs-internal-guid-ac8578c9-b72a-55c3-e935-9ae159be678c"/><text:span text:style-name="T21">Solusi yang kami tawarkan dimulai dari </text:span><text:span text:style-name="T41">timestamp server</text:span><text:span text:style-name="T21">. Server ini bekerja dengan mengambil </text:span><text:span text:style-name="T41">hash</text:span><text:span text:style-name="T46"> </text:span><text:span text:style-name="T21">dari satu blok transaksi yang hendak ditandai waktunya dan mempublikasikan </text:span><text:span text:style-name="T41">hash</text:span><text:span text:style-name="T21">-nya secara luas, seperti di koran atau postingan Usenet [2-5]. Tanda waktu ini membuktikan bahwa data harus berada pada suatu waktu agar bisa masuk ke dalam </text:span><text:span text:style-name="T41">hash</text:span><text:span text:style-name="T21">-nya. Setiap tanda waktu ini terdiri dari tanda waktu sebelumnya di dalam </text:span><text:span text:style-name="T41">hash</text:span><text:span text:style-name="T21">-nya, membentuk suatu rangkaian rantai, dengan setiap tambahan tanda waktu yang baru akan menguatkan tanda waktu sebelumnya.</text:span> </text:p>
      <text:p text:style-name="P24"><text:soft-page-break/></text:p>
      <text:p text:style-name="P24"><draw:g text:anchor-type="as-char" draw:z-index="0" draw:style-name="gr1"><draw:polygon draw:style-name="gr2" draw:text-style-name="P52" svg:width="0.0941in" svg:height="0.0634in" svg:x="0.4571in" svg:y="0.048in" svg:viewBox="0 0 240 162" draw:points="240,81 0,162 0,0"><text:p/></draw:polygon><draw:line draw:style-name="gr3" draw:text-style-name="P53" svg:x1="0in" svg:y1="0.0799in" svg:x2="0.4752in" svg:y2="0.0799in"><text:p/></draw:line><draw:polygon draw:style-name="gr2" draw:text-style-name="P52" svg:width="0.0941in" svg:height="0.0634in" svg:x="1.9528in" svg:y="0.1272in" svg:viewBox="0 0 240 162" draw:points="240,81 0,162 0,0"><text:p/></draw:polygon><draw:line draw:style-name="gr3" draw:text-style-name="P53" svg:x1="1.811in" svg:y1="0.1591in" svg:x2="1.9724in" svg:y2="0.1591in"><text:p/></draw:line><draw:polygon draw:style-name="gr2" draw:text-style-name="P52" svg:width="0.0941in" svg:height="0.0634in" svg:x="3.1346in" svg:y="0.048in" svg:viewBox="0 0 240 162" draw:points="240,81 0,162 0,0"><text:p/></draw:polygon><draw:line draw:style-name="gr3" draw:text-style-name="P53" svg:x1="2.2835in" svg:y1="0.0799in" svg:x2="3.1528in" svg:y2="0.0799in"><text:p/></draw:line><draw:polygon draw:style-name="gr4" draw:text-style-name="P54" svg:width="1.2594in" svg:height="0.4803in" svg:x="0.2362in" svg:y="0.3189in" svg:viewBox="0 0 3200 1221" draw:points="1602,1221 0,1221 0,0 3200,0 3200,1221"><text:p/></draw:polygon><draw:polygon draw:style-name="gr5" draw:text-style-name="P54" svg:width="0.315in" svg:height="0.1594in" svg:x="0.3154in" svg:y="0.5591in" svg:viewBox="0 0 801 406" draw:points="399,406 0,406 0,0 801,0 801,406"><text:p/></draw:polygon><draw:polygon draw:style-name="gr6" draw:text-style-name="P53" svg:width="0.315in" svg:height="0.1594in" svg:x="0.3154in" svg:y="0.5591in" svg:viewBox="0 0 801 406" draw:points="399,406 0,406 0,0 801,0 801,406"><text:p/></draw:polygon><draw:frame draw:style-name="gr7" draw:text-style-name="P56" svg:width="0.2461in" svg:height="0.1161in" svg:x="0.311in" svg:y="0.3728in"><draw:text-box><text:p text:style-name="P55"><text:span text:style-name="T56">Blok</text:span></text:p></draw:text-box></draw:frame><draw:polygon draw:style-name="gr5" draw:text-style-name="P54" svg:width="0.315in" svg:height="0.1594in" svg:x="0.7083in" svg:y="0.5591in" svg:viewBox="0 0 801 406" draw:points="403,406 0,406 0,0 801,0 801,406"><text:p/></draw:polygon><draw:polygon draw:style-name="gr6" draw:text-style-name="P53" svg:width="0.315in" svg:height="0.1594in" svg:x="0.7083in" svg:y="0.5591in" svg:viewBox="0 0 801 406" draw:points="403,406 0,406 0,0 801,0 801,406"><text:p/></draw:polygon><draw:frame draw:style-name="gr8" draw:text-style-name="P56" svg:width="0.1961in" svg:height="0.1161in" svg:x="0.378in" svg:y="0.5898in"><draw:text-box><text:p text:style-name="P55"><text:span text:style-name="T56">Item</text:span></text:p></draw:text-box></draw:frame><draw:polygon draw:style-name="gr5" draw:text-style-name="P54" svg:width="0.315in" svg:height="0.1594in" svg:x="1.1028in" svg:y="0.5591in" svg:viewBox="0 0 801 406" draw:points="399,406 0,406 0,0 801,0 801,406"><text:p/></draw:polygon><draw:polygon draw:style-name="gr6" draw:text-style-name="P53" svg:width="0.315in" svg:height="0.1594in" svg:x="1.1028in" svg:y="0.5591in" svg:viewBox="0 0 801 406" draw:points="399,406 0,406 0,0 801,0 801,406"><text:p/></draw:polygon><draw:frame draw:style-name="gr8" draw:text-style-name="P56" svg:width="0.1961in" svg:height="0.1161in" svg:x="0.7709in" svg:y="0.5898in"><draw:text-box><text:p text:style-name="P55"><text:span text:style-name="T56">Item</text:span></text:p></draw:text-box></draw:frame><draw:polygon draw:style-name="gr4" draw:text-style-name="P54" svg:width="0.315in" svg:height="0.2398in" svg:x="2.0472in" svg:y="-0.0004in" svg:viewBox="0 0 801 610" draw:points="402,610 0,610 0,0 801,0 801,610"><text:p/></draw:polygon><draw:frame draw:style-name="gr9" draw:text-style-name="P56" svg:width="0.085in" svg:height="0.1161in" svg:x="1.222in" svg:y="0.5898in"><draw:text-box><text:p text:style-name="P55"><text:span text:style-name="T56">...</text:span></text:p></draw:text-box></draw:frame><draw:polygon draw:style-name="gr4" draw:text-style-name="P54" svg:width="1.261in" svg:height="0.4803in" svg:x="1.7319in" svg:y="0.3189in" svg:viewBox="0 0 3204 1221" draw:points="1602,1221 0,1221 0,0 3204,0 3204,1221"><text:p/></draw:polygon><draw:frame draw:style-name="gr10" draw:text-style-name="P56" svg:width="0.235in" svg:height="0.1161in" svg:x="2.0917in" svg:y="0.0728in"><draw:text-box><text:p text:style-name="P55"><text:span text:style-name="T56">Hash</text:span></text:p></draw:text-box></draw:frame><draw:polygon draw:style-name="gr5" draw:text-style-name="P54" svg:width="0.315in" svg:height="0.1594in" svg:x="1.811in" svg:y="0.5591in" svg:viewBox="0 0 801 406" draw:points="403,406 0,406 0,0 801,0 801,406"><text:p/></draw:polygon><draw:polygon draw:style-name="gr6" draw:text-style-name="P53" svg:width="0.315in" svg:height="0.1594in" svg:x="1.811in" svg:y="0.5591in" svg:viewBox="0 0 801 406" draw:points="403,406 0,406 0,0 801,0 801,406"><text:p/></draw:polygon><draw:frame draw:style-name="gr7" draw:text-style-name="P56" svg:width="0.2461in" svg:height="0.1161in" svg:x="1.8126in" svg:y="0.3728in"><draw:text-box><text:p text:style-name="P55"><text:span text:style-name="T56">Blok</text:span></text:p></draw:text-box></draw:frame><draw:polygon draw:style-name="gr5" draw:text-style-name="P54" svg:width="0.315in" svg:height="0.1594in" svg:x="2.2055in" svg:y="0.5591in" svg:viewBox="0 0 801 406" draw:points="399,406 0,406 0,0 801,0 801,406"><text:p/></draw:polygon><draw:polygon draw:style-name="gr6" draw:text-style-name="P53" svg:width="0.315in" svg:height="0.1594in" svg:x="2.2055in" svg:y="0.5591in" svg:viewBox="0 0 801 406" draw:points="399,406 0,406 0,0 801,0 801,406"><text:p/></draw:polygon><draw:frame draw:style-name="gr8" draw:text-style-name="P56" svg:width="0.1961in" svg:height="0.1161in" svg:x="1.8709in" svg:y="0.5898in"><draw:text-box><text:p text:style-name="P55"><text:span text:style-name="T56">Item</text:span></text:p></draw:text-box></draw:frame><draw:polygon draw:style-name="gr5" draw:text-style-name="P54" svg:width="0.315in" svg:height="0.1594in" svg:x="2.5984in" svg:y="0.5591in" svg:viewBox="0 0 801 406" draw:points="402,406 0,406 0,0 801,0 801,406"><text:p/></draw:polygon><draw:polygon draw:style-name="gr6" draw:text-style-name="P53" svg:width="0.315in" svg:height="0.1594in" svg:x="2.5984in" svg:y="0.5591in" svg:viewBox="0 0 801 406" draw:points="402,406 0,406 0,0 801,0 801,406"><text:p/></draw:polygon><draw:frame draw:style-name="gr8" draw:text-style-name="P56" svg:width="0.1961in" svg:height="0.1161in" svg:x="2.2646in" svg:y="0.5898in"><draw:text-box><text:p text:style-name="P55"><text:span text:style-name="T56">Item</text:span></text:p></draw:text-box></draw:frame><draw:line draw:style-name="gr6" draw:text-style-name="P53" svg:x1="1.811in" svg:y1="0.3189in" svg:x2="1.811in" svg:y2="0.1591in"><text:p/></draw:line><draw:polygon draw:style-name="gr2" draw:text-style-name="P52" svg:width="0.0941in" svg:height="0.0634in" svg:x="0.4571in" svg:y="0.1272in" svg:viewBox="0 0 240 162" draw:points="240,81 0,162 0,0"><text:p/></draw:polygon><draw:line draw:style-name="gr3" draw:text-style-name="P53" svg:x1="0.3154in" svg:y1="0.1591in" svg:x2="0.4752in" svg:y2="0.1591in"><text:p/></draw:line><draw:polygon draw:style-name="gr2" draw:text-style-name="P52" svg:width="0.0941in" svg:height="0.0634in" svg:x="1.9528in" svg:y="0.048in" svg:viewBox="0 0 240 162" draw:points="240,81 0,162 0,0"><text:p/></draw:polygon><draw:line draw:style-name="gr3" draw:text-style-name="P53" svg:x1="0.8669in" svg:y1="0.0799in" svg:x2="1.9724in" svg:y2="0.0799in"><text:p/></draw:line><draw:polygon draw:style-name="gr4" draw:text-style-name="P54" svg:width="0.315in" svg:height="0.2398in" svg:x="0.5516in" svg:y="-0.0004in" svg:viewBox="0 0 801 610" draw:points="398,610 0,610 0,0 801,0 801,610"><text:p/></draw:polygon><draw:frame draw:style-name="gr9" draw:text-style-name="P56" svg:width="0.085in" svg:height="0.1161in" svg:x="2.7154in" svg:y="0.5898in"><draw:text-box><text:p text:style-name="P55"><text:span text:style-name="T56">...</text:span></text:p></draw:text-box></draw:frame><draw:line draw:style-name="gr6" draw:text-style-name="P53" svg:x1="0.3154in" svg:y1="0.3189in" svg:x2="0.3154in" svg:y2="0.1591in"><text:p/></draw:line><draw:frame draw:style-name="gr10" draw:text-style-name="P56" svg:width="0.235in" svg:height="0.1161in" svg:x="0.5909in" svg:y="0.0728in"><draw:text-box><text:p text:style-name="P55"><text:span text:style-name="T56">Hash</text:span></text:p></draw:text-box></draw:frame></draw:g></text:p>
      <text:p text:style-name="P23"/>
      <text:h text:style-name="Heading_20_2" text:outline-level="2"><text:span text:style-name="T3">4</text:span><text:span text:style-name="T4">.<text:tab/></text:span><text:span text:style-name="T13">Proof-of-Work</text:span></text:h>
      <text:p text:style-name="P19"><text:bookmark text:name="docs-internal-guid-62be9a03-b72a-bfa8-d8cf-23df5d21534b"/><text:span text:style-name="T21">Untuk menerapkan sebuah </text:span><text:span text:style-name="T41">timestamp server</text:span><text:span text:style-name="T46"> </text:span><text:span text:style-name="T21">secara </text:span><text:span text:style-name="T41">peer-to-peer</text:span><text:span text:style-name="T21">, kita perlu menggunakan sistem </text:span><text:span text:style-name="T41">proof-of-work</text:span><text:span text:style-name="T46"> </text:span><text:span text:style-name="T21">yang serupa dengan </text:span><text:span text:style-name="T41">Adam Back’s Hashcash</text:span><text:span text:style-name="T46"> </text:span><text:span text:style-name="T21">[6], daripada dicetak di koran atau diposting di Usenet. </text:span><text:span text:style-name="T41">Proof-of-work</text:span><text:span text:style-name="T46"> </text:span><text:span text:style-name="T21">ini berperan dalam memindai nilai ketika di-</text:span><text:span text:style-name="T41">hash</text:span><text:span text:style-name="T21">, yaitu SHA-256, </text:span><text:span text:style-name="T41">hash</text:span><text:span text:style-name="T46"> </text:span><text:span text:style-name="T21">yang dimulai dengan angka bit nol. Usaha yang dibutuhkan akan bertumbuh secara eksponensial dalam jumlah bit nol yang diperlukan dan dapat diverifikasi dengan mengeksekusi satu </text:span><text:span text:style-name="T41">hash</text:span><text:span text:style-name="T21">.</text:span></text:p>
      <text:p text:style-name="P10"><text:span text:style-name="T28">Untuk jaringan </text:span><text:span text:style-name="T36">timestamp</text:span><text:span text:style-name="T45"> </text:span><text:span text:style-name="T28">kami, kami mengimplementasikan </text:span><text:span text:style-name="T36">proof-of-work</text:span><text:span text:style-name="T45"> </text:span><text:span text:style-name="T28">dengan menaikkan nilai dalam blok hingga sebuah nilai ditemukan yang memberikan blok </text:span><text:span text:style-name="T36">hash</text:span><text:span text:style-name="T45"> </text:span><text:span text:style-name="T28">bit nol yang dibutuhkan. Begitu blok terselesaikan menggunakan metode </text:span><text:span text:style-name="T36">proof-of-work</text:span><text:span text:style-name="T28">, blok tersebut tidak dapat diubah tanpa diulang pekerjaannya. Kemudian setelah blok dirangkai ke dalam rantainya, untuk mengubahnya maka harus diubah pula blok yang terbentuk setelah blok yang akan diubah tersebut.</text:span> </text:p>
      <text:p text:style-name="P24"><draw:g text:anchor-type="as-char" draw:z-index="1" draw:style-name="gr1"><draw:polygon draw:style-name="gr4" draw:text-style-name="P54" svg:width="1.3594in" svg:height="0.7205in" svg:x="0.3193in" svg:y="0in" svg:viewBox="0 0 3454 1831" draw:points="1729,1831 0,1831 0,0 3454,0 3454,1831"><text:p/></draw:polygon><draw:polygon draw:style-name="gr5" draw:text-style-name="P54" svg:width="0.6398in" svg:height="0.1591in" svg:x="0.4791in" svg:y="0.2406in" svg:viewBox="0 0 1626 405" draw:points="815,405 0,405 0,0 1626,0 1626,405"><text:p/></draw:polygon><draw:polygon draw:style-name="gr6" draw:text-style-name="P53" svg:width="0.6398in" svg:height="0.1591in" svg:x="0.4791in" svg:y="0.2406in" svg:viewBox="0 0 1626 405" draw:points="815,405 0,405 0,0 1626,0 1626,405"><text:p/></draw:polygon><draw:frame draw:style-name="gr7" draw:text-style-name="P56" svg:width="0.2461in" svg:height="0.1161in" svg:x="0.4in" svg:y="0.0583in"><draw:text-box><text:p text:style-name="P55"><text:span text:style-name="T56">Blok</text:span></text:p></draw:text-box></draw:frame><draw:polygon draw:style-name="gr5" draw:text-style-name="P54" svg:width="0.3996in" svg:height="0.1591in" svg:x="1.2in" svg:y="0.2406in" svg:viewBox="0 0 1016 405" draw:points="508,405 0,405 0,0 1016,0 1016,405"><text:p/></draw:polygon><draw:polygon draw:style-name="gr6" draw:text-style-name="P53" svg:width="0.3996in" svg:height="0.1591in" svg:x="1.2in" svg:y="0.2406in" svg:viewBox="0 0 1016 405" draw:points="508,405 0,405 0,0 1016,0 1016,405"><text:p/></draw:polygon><draw:frame draw:style-name="gr11" draw:text-style-name="P56" svg:width="0.4689in" svg:height="0.1161in" svg:x="0.5665in" svg:y="0.2752in"><draw:text-box><text:p text:style-name="P55"><text:span text:style-name="T56">Prev Hash</text:span></text:p></draw:text-box></draw:frame><draw:polygon draw:style-name="gr5" draw:text-style-name="P54" svg:width="0.3205in" svg:height="0.1594in" svg:x="0.4791in" svg:y="0.4811in" svg:viewBox="0 0 815 406" draw:points="409,406 0,406 0,0 815,0 815,406"><text:p/></draw:polygon><draw:polygon draw:style-name="gr6" draw:text-style-name="P53" svg:width="0.3205in" svg:height="0.1594in" svg:x="0.4791in" svg:y="0.4811in" svg:viewBox="0 0 815 406" draw:points="409,406 0,406 0,0 815,0 815,406"><text:p/></draw:polygon><draw:frame draw:style-name="gr12" draw:text-style-name="P56" svg:width="0.2913in" svg:height="0.1161in" svg:x="1.2583in" svg:y="0.2752in"><draw:text-box><text:p text:style-name="P55"><text:span text:style-name="T56">Nonce</text:span></text:p></draw:text-box></draw:frame><draw:polygon draw:style-name="gr5" draw:text-style-name="P54" svg:width="0.3205in" svg:height="0.1594in" svg:x="0.8791in" svg:y="0.4811in" svg:viewBox="0 0 815 406" draw:points="409,406 0,406 0,0 815,0 815,406"><text:p/></draw:polygon><draw:polygon draw:style-name="gr6" draw:text-style-name="P53" svg:width="0.3205in" svg:height="0.1594in" svg:x="0.8791in" svg:y="0.4811in" svg:viewBox="0 0 815 406" draw:points="409,406 0,406 0,0 815,0 815,406"><text:p/></draw:polygon><draw:frame draw:style-name="gr13" draw:text-style-name="P56" svg:width="0.113in" svg:height="0.1161in" svg:x="0.5835in" svg:y="0.5165in"><draw:text-box><text:p text:style-name="P55"><text:span text:style-name="T56">Tx</text:span></text:p></draw:text-box></draw:frame><draw:polygon draw:style-name="gr5" draw:text-style-name="P54" svg:width="0.3205in" svg:height="0.1594in" svg:x="1.2791in" svg:y="0.4811in" svg:viewBox="0 0 815 406" draw:points="406,406 0,406 0,0 815,0 815,406"><text:p/></draw:polygon><draw:polygon draw:style-name="gr6" draw:text-style-name="P53" svg:width="0.3205in" svg:height="0.1594in" svg:x="1.2791in" svg:y="0.4811in" svg:viewBox="0 0 815 406" draw:points="406,406 0,406 0,0 815,0 815,406"><text:p/></draw:polygon><draw:frame draw:style-name="gr13" draw:text-style-name="P56" svg:width="0.113in" svg:height="0.1161in" svg:x="0.9835in" svg:y="0.5165in"><draw:text-box><text:p text:style-name="P55"><text:span text:style-name="T56">Tx</text:span></text:p></draw:text-box></draw:frame><draw:polygon draw:style-name="gr2" draw:text-style-name="P52" svg:width="0.0941in" svg:height="0.0634in" svg:x="0.3846in" svg:y="0.2902in" svg:viewBox="0 0 240 162" draw:points="240,81 0,162 0,0"><text:p/></draw:polygon><draw:line draw:style-name="gr3" draw:text-style-name="P53" svg:x1="0in" svg:y1="0.322in" svg:x2="0.4028in" svg:y2="0.322in"><text:p/></draw:line><draw:polygon draw:style-name="gr4" draw:text-style-name="P54" svg:width="1.3594in" svg:height="0.7205in" svg:x="1.9193in" svg:y="0in" svg:viewBox="0 0 3454 1831" draw:points="1725,1831 0,1831 0,0 3454,0 3454,1831"><text:p/></draw:polygon><draw:frame draw:style-name="gr9" draw:text-style-name="P56" svg:width="0.085in" svg:height="0.1161in" svg:x="1.4in" svg:y="0.5165in"><draw:text-box><text:p text:style-name="P55"><text:span text:style-name="T56">...</text:span></text:p></draw:text-box></draw:frame><draw:polygon draw:style-name="gr5" draw:text-style-name="P54" svg:width="0.6398in" svg:height="0.1591in" svg:x="2.0791in" svg:y="0.2406in" svg:viewBox="0 0 1626 405" draw:points="811,405 0,405 0,0 1626,0 1626,405"><text:p/></draw:polygon><draw:polygon draw:style-name="gr6" draw:text-style-name="P53" svg:width="0.6398in" svg:height="0.1591in" svg:x="2.0791in" svg:y="0.2406in" svg:viewBox="0 0 1626 405" draw:points="811,405 0,405 0,0 1626,0 1626,405"><text:p/></draw:polygon><draw:frame draw:style-name="gr7" draw:text-style-name="P56" svg:width="0.2461in" svg:height="0.1161in" svg:x="2in" svg:y="0.0583in"><draw:text-box><text:p text:style-name="P55"><text:span text:style-name="T56">Blok</text:span></text:p></draw:text-box></draw:frame><draw:polygon draw:style-name="gr5" draw:text-style-name="P54" svg:width="0.3996in" svg:height="0.1591in" svg:x="2.7984in" svg:y="0.2406in" svg:viewBox="0 0 1016 405" draw:points="508,405 0,405 0,0 1016,0 1016,405"><text:p/></draw:polygon><draw:polygon draw:style-name="gr6" draw:text-style-name="P53" svg:width="0.3996in" svg:height="0.1591in" svg:x="2.7984in" svg:y="0.2406in" svg:viewBox="0 0 1016 405" draw:points="508,405 0,405 0,0 1016,0 1016,405"><text:p/></draw:polygon><draw:frame draw:style-name="gr11" draw:text-style-name="P56" svg:width="0.4689in" svg:height="0.1161in" svg:x="2.1654in" svg:y="0.2752in"><draw:text-box><text:p text:style-name="P55"><text:span text:style-name="T56">Prev Hash</text:span></text:p></draw:text-box></draw:frame><draw:polygon draw:style-name="gr5" draw:text-style-name="P54" svg:width="0.3189in" svg:height="0.1594in" svg:x="2.0791in" svg:y="0.4811in" svg:viewBox="0 0 811 406" draw:points="406,406 0,406 0,0 811,0 811,406"><text:p/></draw:polygon><draw:polygon draw:style-name="gr6" draw:text-style-name="P53" svg:width="0.3189in" svg:height="0.1594in" svg:x="2.0791in" svg:y="0.4811in" svg:viewBox="0 0 811 406" draw:points="406,406 0,406 0,0 811,0 811,406"><text:p/></draw:polygon><draw:frame draw:style-name="gr12" draw:text-style-name="P56" svg:width="0.2913in" svg:height="0.1161in" svg:x="2.8571in" svg:y="0.2752in"><draw:text-box><text:p text:style-name="P55"><text:span text:style-name="T56">Nonce</text:span></text:p></draw:text-box></draw:frame><draw:polygon draw:style-name="gr5" draw:text-style-name="P54" svg:width="0.3189in" svg:height="0.1594in" svg:x="2.4791in" svg:y="0.4811in" svg:viewBox="0 0 811 406" draw:points="406,406 0,406 0,0 811,0 811,406"><text:p/></draw:polygon><draw:polygon draw:style-name="gr6" draw:text-style-name="P53" svg:width="0.3189in" svg:height="0.1594in" svg:x="2.4791in" svg:y="0.4811in" svg:viewBox="0 0 811 406" draw:points="406,406 0,406 0,0 811,0 811,406"><text:p/></draw:polygon><draw:frame draw:style-name="gr13" draw:text-style-name="P56" svg:width="0.113in" svg:height="0.1161in" svg:x="2.1819in" svg:y="0.5165in"><draw:text-box><text:p text:style-name="P55"><text:span text:style-name="T56">Tx</text:span></text:p></draw:text-box></draw:frame><draw:polygon draw:style-name="gr5" draw:text-style-name="P54" svg:width="0.3189in" svg:height="0.1594in" svg:x="2.8791in" svg:y="0.4811in" svg:viewBox="0 0 811 406" draw:points="406,406 0,406 0,0 811,0 811,406"><text:p/></draw:polygon><draw:polygon draw:style-name="gr6" draw:text-style-name="P53" svg:width="0.3189in" svg:height="0.1594in" svg:x="2.8791in" svg:y="0.4811in" svg:viewBox="0 0 811 406" draw:points="406,406 0,406 0,0 811,0 811,406"><text:p/></draw:polygon><draw:frame draw:style-name="gr13" draw:text-style-name="P56" svg:width="0.113in" svg:height="0.1161in" svg:x="2.5819in" svg:y="0.5165in"><draw:text-box><text:p text:style-name="P55"><text:span text:style-name="T56">Tx</text:span></text:p></draw:text-box></draw:frame><draw:polygon draw:style-name="gr2" draw:text-style-name="P52" svg:width="0.0957in" svg:height="0.0634in" svg:x="1.9831in" svg:y="0.2902in" svg:viewBox="0 0 244 162" draw:points="244,81 0,162 0,0"><text:p/></draw:polygon><draw:line draw:style-name="gr3" draw:text-style-name="P53" svg:x1="1.6791in" svg:y1="0.322in" svg:x2="2.0028in" svg:y2="0.322in"><text:p/></draw:line><draw:frame draw:style-name="gr9" draw:text-style-name="P56" svg:width="0.085in" svg:height="0.1161in" svg:x="2.9984in" svg:y="0.5165in"><draw:text-box><text:p text:style-name="P55"><text:span text:style-name="T56">...</text:span></text:p></draw:text-box></draw:frame></draw:g></text:p>
      <text:p text:style-name="P23"/>
      <text:p text:style-name="P14"><text:bookmark text:name="docs-internal-guid-07b792e7-b72b-3ac4-9bc3-4a2be9d0566f"/><text:span text:style-name="T38">Proof-of-work</text:span><text:span text:style-name="T47"> </text:span><text:span text:style-name="T31">juga menyelesaikan masalah penentuan perwakilan dari pembuatan keputusan mayoritas. Jika mayoritasnya berdasarkan satu-IP-satu-suara, maka ini akan dimanfaatkan oleh orang yang memiliki IP banyak untuk menguasai suara. Pada intinya, </text:span><text:span text:style-name="T38">proof-of-work</text:span><text:span text:style-name="T47"> </text:span><text:span text:style-name="T31">adalah satu-CPU-satu-suara. Keputusan mayoritas yang kemudian tercermin dalam bentuk rantai terpanjang, yang merupakan hasil usaha </text:span><text:span text:style-name="T38">proof-of-work</text:span><text:span text:style-name="T47"> </text:span><text:span text:style-name="T31">terbesar yang telah dilakukan. Jika mayoritas keputusan dikendalikan oleh </text:span><text:span text:style-name="T38">node</text:span><text:span text:style-name="T47"> </text:span><text:span text:style-name="T31">yang jujur, maka rantai ini akan bertumbuh paling cepat dan mengalahkan rantai lainnya. Untuk mengubah blok sebelumnya, si penyerang harus mengulang pekerjaan </text:span><text:span text:style-name="T38">proof-of-work</text:span><text:span text:style-name="T47"> </text:span><text:span text:style-name="T31">dari suatu blok dan juga blok yang terbentuk setelah blok tersebut kemudian harus bisa menyusul blok yang sedang terbentuk dan melewati pekerjaan yang telah dilakukan oleh rantai yang “jujur” tadi. Kami akan tunjukkan nanti bahwa kemungkinan seorang penyerang yang lebih lambat akan berkurang secara eksponensial seiring dengan bertambahnya blok.</text:span></text:p>
      <text:p text:style-name="P12"><text:span text:style-name="T28">Untuk mengkompensasi kenaikan kecepatan dari perangkat keras dan memvariasikan ketertarikan untuk menjalankan </text:span><text:span text:style-name="T36">node</text:span><text:span text:style-name="T45"> </text:span><text:span text:style-name="T28">seiring dengan waktu, tingkat kesulitan </text:span><text:span text:style-name="T36">proof-of-work</text:span><text:span text:style-name="T45"> </text:span><text:span text:style-name="T28">ditentukan oleh rata-rata bergerak dari rata-rata penyelesaian blok setiap jam. Jika terbentuk terlalu cepat, maka tingkat kesulitan akan meningkat.</text:span> </text:p>
      <text:h text:style-name="Heading_20_2" text:outline-level="2"><text:span text:style-name="T5">5</text:span><text:span text:style-name="T4">.<text:tab/></text:span><text:span text:style-name="T9">Jaringan</text:span></text:h>
      <text:list xml:id="list3667922738" text:style-name="Numbering_20_1">
        <text:list-header>
          <text:p text:style-name="P46"><text:bookmark text:name="docs-internal-guid-433a03b4-b72c-3997-3d3a-821c0e0898d0"/>Berikut adalah langkah-langkah untuk menjalankan jaringannya:</text:p>
        </text:list-header>
        <text:list-item text:style-override="L1">
          <text:p text:style-name="P47"><text:span text:style-name="T51">Transaksi baru akan disiarkan ke seluruh </text:span><text:span text:style-name="T16">node</text:span></text:p>
        </text:list-item>
        <text:list-item text:style-override="L1">
          <text:p text:style-name="P47"><text:span text:style-name="T51">Setiap </text:span><text:span text:style-name="T16">node</text:span><text:span text:style-name="T51"> mengumpulkan transaksi ke dalam sebuah blok</text:span></text:p>
        </text:list-item>
        <text:list-item text:style-override="L1">
          <text:p text:style-name="P47"><text:span text:style-name="T51">Setiap </text:span><text:span text:style-name="T16">node</text:span><text:span text:style-name="T51"> bekerja untuk mencari </text:span><text:span text:style-name="T16">proof-of-work</text:span><text:span text:style-name="T51"> yang sulit untuk bloknya</text:span></text:p>
        </text:list-item>
        <text:list-item text:style-override="L1">
          <text:p text:style-name="P47"><text:span text:style-name="T51">Ketika sebuah </text:span><text:span text:style-name="T16">node</text:span><text:span text:style-name="T51"> menemukan sebuah </text:span><text:span text:style-name="T16">proof-of-work</text:span><text:span text:style-name="T51">, </text:span><text:span text:style-name="T16">node</text:span><text:span text:style-name="T51"> itu akan menyiarkan blok tersebut ke seluruh </text:span><text:span text:style-name="T16">node</text:span></text:p>
        </text:list-item>
        <text:list-item text:style-override="L1">
          <text:p text:style-name="P48"><text:span text:style-name="T36">Node</text:span><text:span text:style-name="T28"> hanya menerima blok tersebut bila seluruh transaksi di dalamnya </text:span><text:span text:style-name="T36">valid</text:span><text:span text:style-name="T28"> dan belum </text:span><text:soft-page-break/><text:span text:style-name="T28">terbelanjakan</text:span></text:p>
        </text:list-item>
        <text:list-item text:style-override="L1">
          <text:p text:style-name="P48"><text:span text:style-name="T36">Node</text:span><text:span text:style-name="T45"> </text:span><text:span text:style-name="T28">akan menunjukkan penerimaan sebuah blok dengan membuat blok berikutnya di dalam rangkaian rantainya menggunakan </text:span><text:span text:style-name="T36">hash</text:span><text:span text:style-name="T45"> </text:span><text:span text:style-name="T28">dari blok sebelumnya yang telah diterima</text:span> <text:span text:style-name="T52"><text:s text:c="2"/></text:span></text:p>
        </text:list-item>
      </text:list>
      <text:p text:style-name="P15"/>
      <text:p text:style-name="P11"><text:span text:style-name="T41">Node </text:span><text:span text:style-name="T21">selalu akan menganggap rantai terpanjang adalah rantai yang benar dan akan terus bekerja untuk memperpanjangnya. Jika ada dua </text:span><text:span text:style-name="T41">node</text:span><text:span text:style-name="T46"> </text:span><text:span text:style-name="T21">yang menyiarkan dua versi yang berbeda dari blok berikutnya secara bersamaan, maka beberapa </text:span><text:span text:style-name="T41">node</text:span><text:span text:style-name="T46"> </text:span><text:span text:style-name="T21">bisa saja menerima yang satu atau yang lainnya terlebih dahulu. Dalam kasus itu, mereka berlomba untuk menjadi yang pertama diterima, namun tetap menyimpan cabang lainnya jika itu menjadi lebih panjang. Ikatan ini akan putus ketika </text:span><text:span text:style-name="T41">proof-of-work</text:span><text:span text:style-name="T46"> </text:span><text:span text:style-name="T21">berikutnya ditemukan dan salah satu cabang menjadi lebih panjang; </text:span><text:span text:style-name="T41">node</text:span><text:span text:style-name="T46"> </text:span><text:span text:style-name="T21">yang tadinya bekerja untuk cabang lainnya akan berpindah bekerja ke cabang yang lebih panjang nantinya.</text:span></text:p>
      <text:p text:style-name="P11"><text:span text:style-name="T21">Penyiaran transaksi baru tidak harus melingkupi seluruh </text:span><text:span text:style-name="T41">node</text:span><text:span text:style-name="T21">. Selama tercapai ke mayoritas </text:span><text:span text:style-name="T41">node</text:span><text:span text:style-name="T21">, maka transaksi ini akan masuk ke dalam blok sebelum memanjang. Penyiaran blok juga toleran dari </text:span><text:span text:style-name="T41">dropped messages</text:span><text:span text:style-name="T21">. Jika sebuah </text:span><text:span text:style-name="T41">node </text:span><text:span text:style-name="T21">tidak menerima sebuah blok, dia akan memintanya ketika ia menerima blok berikutnya dan menyadari bahwa ada blok yang tertinggal.</text:span> </text:p>
      <text:h text:style-name="Heading_20_2" text:outline-level="2"><text:span text:style-name="T6">6</text:span><text:span text:style-name="T4">.<text:tab/></text:span><text:span text:style-name="T9">Insentif</text:span></text:h>
      <text:p text:style-name="P20"><text:bookmark text:name="docs-internal-guid-11accdfe-b72e-0fdf-6313-f6fa5a8d5018"/><text:span text:style-name="T21">Secara ketentuan, transaksi pertama di dalam sebuah blok adalah transaksi spesial yang memulai sebuah koin yang dimiliki oleh pencipta dari blok tersebut. Ini menambahkan insentif bagi </text:span><text:span text:style-name="T41">node</text:span><text:span text:style-name="T46"> </text:span><text:span text:style-name="T21">yang menunjang jaringan dan menyediakan cara untuk mendistribusikan koin ke dalam sirkulasinya, dikarenakan tidak ada otoritas pusat yang mencetaknya. Penambahan jumlah koin baru secara konstan ini mirip dengan penambang emas yang memanfaatkan sumber daya mereka untuk menambahkan emas ke sirkulasi. Dalam hal ini, waktu penggunaan tenaga komputasi dan listrik adalah sumber daya yang digunakan.</text:span></text:p>
      <text:p text:style-name="P40">Insentif bisa juga diberikan melalui biaya transaksi. Jika nilai keluaran dari sebuah transaksi lebih kecil dibandingkan dengan nilai masukan, perbedaan tersebut adalah biaya transaksi yang ditambahkan ke dalam nilai insentif dari blok yang berisi transaksi. Begitu sejumlah koin yang telah ditentukan sebelumnya beredar di pasar, insentif dapat beralih sepenuhnya menjadi biaya transaksi dan sepenuhnya bebas inflasi.</text:p>
      <text:p text:style-name="P40"><text:span text:style-name="T28">Insentif dapat membuat </text:span><text:span text:style-name="T36">node</text:span><text:span text:style-name="T45"> </text:span><text:span text:style-name="T28">untuk tetap jujur. Jika penyerang serakah mampu untuk memiliki kekuatan komputasi lebih besar dari seluruh </text:span><text:span text:style-name="T36">node</text:span><text:span text:style-name="T45"> </text:span><text:span text:style-name="T28">yang jujur, dia akan harus memilih untuk menipu orang lain dengan cara mengambil kembali pembayaran yang telah dilakukan atau membuat koin baru. Dia pasti akan merasa akan lebih menguntungkan dengan mengikuti aturan main, dikarenakan aturan seperti ini akan menghasilkannya lebih banyak koin baru dibandingkan orang lain secara keseluruhan, daripada harus melemahkan sistem dan keabsahan kepemilikan kekayaannya.</text:span></text:p>
      <text:h text:style-name="P49" text:outline-level="2"><text:span text:style-name="T53">7</text:span><text:span text:style-name="T54">.<text:tab/></text:span><text:span text:style-name="T48">Mengembalikan Ruang Penyimpanan</text:span><text:span text:style-name="T53"> </text:span></text:h>
      <text:p text:style-name="P25"><text:bookmark text:name="docs-internal-guid-dbfc04af-b72e-ce48-a15a-5e211494ce28"/><text:span text:style-name="T21">Begitu transaksi terakhir dalam sebuah koin “terkubur” oleh sejumlah blok tertentu, transaksi yang telah terbelanjakan akan dibuang untuk menghemat ruang penyimpanan. Untuk memfasilitasi ini tanpa merusak </text:span><text:span text:style-name="T41">hash</text:span><text:span text:style-name="T46"> </text:span><text:span text:style-name="T21">dari blok tersebut, maka transaksi akan di-</text:span><text:span text:style-name="T41">hash</text:span><text:span text:style-name="T46"> </text:span><text:span text:style-name="T21">dalam sebuah </text:span><text:span text:style-name="T41">Merkle Tree</text:span><text:span text:style-name="T46"> </text:span><text:span text:style-name="T21">[7][2][5], dengan hanya akarnya yang tersimpan di dalam </text:span><text:span text:style-name="T41">hash</text:span><text:span text:style-name="T46"> </text:span><text:span text:style-name="T21">blok tersebut. Blok lama kemudian bisa dipadatkan dengan menghilangkan cabang dari pohon tersebut. Interior dari </text:span><text:span text:style-name="T41">hash</text:span><text:span text:style-name="T46"> </text:span><text:span text:style-name="T21">ini tidak perlu disimpan nantinya.</text:span> </text:p>
      <text:p text:style-name="P25"/>
      <text:p text:style-name="P27"><text:soft-page-break/><draw:g text:anchor-type="as-char" draw:z-index="2" draw:style-name="gr1"><draw:polygon draw:style-name="gr4" draw:text-style-name="P54" svg:width="1.8996in" svg:height="2.0606in" svg:x="2.2209in" svg:y="0.0004in" svg:viewBox="0 0 4826 5235" draw:points="2413,5235 0,5235 0,0 4826,0 4826,5235"><text:p/></draw:polygon><draw:polygon draw:style-name="gr4" draw:text-style-name="P54" svg:width="1.9134in" svg:height="2.0606in" svg:x="0in" svg:y="0.0004in" svg:viewBox="0 0 4861 5235" draw:points="2430,5235 0,5235 0,0 4861,0 4861,5235"><text:p/></draw:polygon><draw:frame draw:style-name="gr14" draw:text-style-name="P56" svg:width="0.2362in" svg:height="0.1114in" svg:x="2.2972in" svg:y="0.0465in"><draw:text-box><text:p text:style-name="P55"><text:span text:style-name="T57">Blok</text:span></text:p></draw:text-box></draw:frame><draw:polygon draw:style-name="gr4" draw:text-style-name="P54" svg:width="1.3776in" svg:height="0.687in" svg:x="0.3831in" svg:y="0.0768in" svg:viewBox="0 0 3500 1746" draw:points="1750,1746 0,1746 0,0 3500,0 3500,1746"><text:p/></draw:polygon><draw:frame draw:style-name="gr14" draw:text-style-name="P56" svg:width="0.2362in" svg:height="0.1114in" svg:x="0.0717in" svg:y="0.0465in"><draw:text-box><text:p text:style-name="P55"><text:span text:style-name="T57">Blok</text:span></text:p></draw:text-box></draw:frame><draw:polygon draw:style-name="gr5" draw:text-style-name="P54" svg:width="0.6118in" svg:height="0.1524in" svg:x="0.5362in" svg:y="0.3055in" svg:viewBox="0 0 1555 388" draw:points="776,388 0,388 0,0 1555,0 1555,388"><text:p/></draw:polygon><draw:polygon draw:style-name="gr6" draw:text-style-name="P53" svg:width="0.6118in" svg:height="0.1524in" svg:x="0.5362in" svg:y="0.3055in" svg:viewBox="0 0 1555 388" draw:points="776,388 0,388 0,0 1555,0 1555,388"><text:p/></draw:polygon><draw:frame draw:style-name="gr15" draw:text-style-name="P56" svg:width="1.1524in" svg:height="0.1114in" svg:x="0.4535in" svg:y="0.1256in"><draw:text-box><text:p text:style-name="P55"><text:span text:style-name="T57">Header Blok (Block Hash)</text:span></text:p></draw:text-box></draw:frame><draw:polygon draw:style-name="gr5" draw:text-style-name="P54" svg:width="0.4594in" svg:height="0.1524in" svg:x="1.2248in" svg:y="0.3055in" svg:viewBox="0 0 1168 388" draw:points="582,388 0,388 0,0 1168,0 1168,388"><text:p/></draw:polygon><draw:polygon draw:style-name="gr6" draw:text-style-name="P53" svg:width="0.4594in" svg:height="0.1524in" svg:x="1.2248in" svg:y="0.3055in" svg:viewBox="0 0 1168 388" draw:points="582,388 0,388 0,0 1168,0 1168,388"><text:p/></draw:polygon><draw:frame draw:style-name="gr16" draw:text-style-name="P56" svg:width="0.4496in" svg:height="0.1114in" svg:x="0.6217in" svg:y="0.3335in"><draw:text-box><text:p text:style-name="P55"><text:span text:style-name="T57">Prev Hash</text:span></text:p></draw:text-box></draw:frame><draw:polygon draw:style-name="gr5" draw:text-style-name="P54" svg:width="0.4583in" svg:height="0.1524in" svg:x="0.3067in" svg:y="0.9937in" svg:viewBox="0 0 1165 388" draw:points="583,388 0,388 0,0 1165,0 1165,388"><text:p/></draw:polygon><draw:polygon draw:style-name="gr17" draw:text-style-name="P53" svg:width="0.4583in" svg:height="0.1524in" svg:x="0.3067in" svg:y="0.9937in" svg:viewBox="0 0 1165 388" draw:points="583,388 0,388 0,0 1165,0 1165,388"><text:p/></draw:polygon><draw:frame draw:style-name="gr18" draw:text-style-name="P56" svg:width="0.2787in" svg:height="0.1114in" svg:x="1.3161in" svg:y="0.3335in"><draw:text-box><text:p text:style-name="P55"><text:span text:style-name="T57">Nonce</text:span></text:p></draw:text-box></draw:frame><draw:polygon draw:style-name="gr19" draw:text-style-name="P54" svg:width="0.3067in" svg:height="0.1524in" svg:x="0.1528in" svg:y="1.4504in" svg:viewBox="0 0 780 388" draw:points="391,388 0,388 0,0 780,0 780,388"><text:p/></draw:polygon><draw:polygon draw:style-name="gr17" draw:text-style-name="P53" svg:width="0.3067in" svg:height="0.1524in" svg:x="0.1528in" svg:y="1.4504in" svg:viewBox="0 0 780 388" draw:points="391,388 0,388 0,0 780,0 780,388"><text:p/></draw:polygon><draw:frame draw:style-name="gr20" draw:text-style-name="P56" svg:width="0.3323in" svg:height="0.1114in" svg:x="0.3661in" svg:y="1.0252in"><draw:text-box><text:p text:style-name="P55"><text:span text:style-name="T57">Hash01</text:span></text:p></draw:text-box></draw:frame><draw:polygon draw:style-name="gr19" draw:text-style-name="P54" svg:width="0.3063in" svg:height="0.1524in" svg:x="0.6126in" svg:y="1.4504in" svg:viewBox="0 0 779 388" draw:points="388,388 0,388 0,0 779,0 779,388"><text:p/></draw:polygon><draw:polygon draw:style-name="gr17" draw:text-style-name="P53" svg:width="0.3063in" svg:height="0.1524in" svg:x="0.6126in" svg:y="1.4504in" svg:viewBox="0 0 779 388" draw:points="388,388 0,388 0,0 779,0 779,388"><text:p/></draw:polygon><draw:frame draw:style-name="gr18" draw:text-style-name="P56" svg:width="0.2787in" svg:height="0.1114in" svg:x="0.1681in" svg:y="1.478in"><draw:text-box><text:p text:style-name="P55"><text:span text:style-name="T57">Hash0</text:span></text:p></draw:text-box></draw:frame><draw:polygon draw:style-name="gr19" draw:text-style-name="P54" svg:width="0.3051in" svg:height="0.1524in" svg:x="1.072in" svg:y="1.4504in" svg:viewBox="0 0 776 388" draw:points="388,388 0,388 0,0 776,0 776,388"><text:p/></draw:polygon><draw:polygon draw:style-name="gr17" draw:text-style-name="P53" svg:width="0.3051in" svg:height="0.1524in" svg:x="1.072in" svg:y="1.4504in" svg:viewBox="0 0 776 388" draw:points="388,388 0,388 0,0 776,0 776,388"><text:p/></draw:polygon><draw:frame draw:style-name="gr18" draw:text-style-name="P56" svg:width="0.2787in" svg:height="0.1114in" svg:x="0.6299in" svg:y="1.478in"><draw:text-box><text:p text:style-name="P55"><text:span text:style-name="T57">Hash1</text:span></text:p></draw:text-box></draw:frame><draw:polygon draw:style-name="gr19" draw:text-style-name="P54" svg:width="0.3051in" svg:height="0.1524in" svg:x="1.5315in" svg:y="1.4504in" svg:viewBox="0 0 776 388" draw:points="388,388 0,388 0,0 776,0 776,388"><text:p/></draw:polygon><draw:polygon draw:style-name="gr17" draw:text-style-name="P53" svg:width="0.3051in" svg:height="0.1524in" svg:x="1.5315in" svg:y="1.4504in" svg:viewBox="0 0 776 388" draw:points="388,388 0,388 0,0 776,0 776,388"><text:p/></draw:polygon><draw:frame draw:style-name="gr18" draw:text-style-name="P56" svg:width="0.2787in" svg:height="0.1114in" svg:x="1.0839in" svg:y="1.478in"><draw:text-box><text:p text:style-name="P55"><text:span text:style-name="T57">Hash2</text:span></text:p></draw:text-box></draw:frame><draw:polygon draw:style-name="gr19" draw:text-style-name="P54" svg:width="0.4594in" svg:height="0.1524in" svg:x="1.2248in" svg:y="0.9937in" svg:viewBox="0 0 1168 388" draw:points="582,388 0,388 0,0 1168,0 1168,388"><text:p/></draw:polygon><draw:polygon draw:style-name="gr17" draw:text-style-name="P53" svg:width="0.4594in" svg:height="0.1524in" svg:x="1.2248in" svg:y="0.9937in" svg:viewBox="0 0 1168 388" draw:points="582,388 0,388 0,0 1168,0 1168,388"><text:p/></draw:polygon><draw:frame draw:style-name="gr18" draw:text-style-name="P56" svg:width="0.2787in" svg:height="0.1114in" svg:x="1.5472in" svg:y="1.478in"><draw:text-box><text:p text:style-name="P55"><text:span text:style-name="T57">Hash3</text:span></text:p></draw:text-box></draw:frame><draw:polygon draw:style-name="gr21" draw:text-style-name="P52" svg:width="0.0677in" svg:height="0.0941in" svg:x="0.3917in" svg:y="1.1465in" svg:viewBox="0 0 173 240" draw:points="173,0 137,240 0,173"><text:p/></draw:polygon><draw:line draw:style-name="gr3" draw:text-style-name="P53" svg:x1="0.3067in" svg:y1="1.45in" svg:x2="0.4264in" svg:y2="1.211in"><text:p/></draw:line><draw:polygon draw:style-name="gr2" draw:text-style-name="P52" svg:width="0.0673in" svg:height="0.0941in" svg:x="0.6126in" svg:y="1.1465in" svg:viewBox="0 0 172 240" draw:points="0,0 172,173 35,240"><text:p/></draw:polygon><draw:line draw:style-name="gr3" draw:text-style-name="P53" svg:x1="0.7654in" svg:y1="1.45in" svg:x2="0.6457in" svg:y2="1.211in"><text:p/></draw:line><draw:polygon draw:style-name="gr2" draw:text-style-name="P52" svg:width="0.0673in" svg:height="0.0941in" svg:x="1.3098in" svg:y="1.1465in" svg:viewBox="0 0 172 240" draw:points="172,0 141,240 0,173"><text:p/></draw:polygon><draw:line draw:style-name="gr3" draw:text-style-name="P53" svg:x1="1.2248in" svg:y1="1.45in" svg:x2="1.3457in" svg:y2="1.211in"><text:p/></draw:line><draw:polygon draw:style-name="gr22" draw:text-style-name="P52" svg:width="0.0677in" svg:height="0.0941in" svg:x="1.5315in" svg:y="1.1465in" svg:viewBox="0 0 173 240" draw:points="0,0 173,173 32,240"><text:p/></draw:polygon><draw:polygon draw:style-name="gr3" draw:text-style-name="P53" svg:width="0.0677in" svg:height="0.0941in" svg:x="1.5315in" svg:y="1.1465in" svg:viewBox="0 0 173 240" draw:points="0,0 173,173 32,240"><text:p/></draw:polygon><draw:line draw:style-name="gr3" draw:text-style-name="P53" svg:x1="1.6846in" svg:y1="1.45in" svg:x2="1.5638in" svg:y2="1.211in"><text:p/></draw:line><draw:polygon draw:style-name="gr5" draw:text-style-name="P54" svg:width="0.6118in" svg:height="0.1524in" svg:x="0.689in" svg:y="0.5346in" svg:viewBox="0 0 1555 388" draw:points="779,388 0,388 0,0 1555,0 1555,388"><text:p/></draw:polygon><draw:polygon draw:style-name="gr6" draw:text-style-name="P53" svg:width="0.6118in" svg:height="0.1524in" svg:x="0.689in" svg:y="0.5346in" svg:viewBox="0 0 1555 388" draw:points="779,388 0,388 0,0 1555,0 1555,388"><text:p/></draw:polygon><draw:frame draw:style-name="gr20" draw:text-style-name="P56" svg:width="0.3323in" svg:height="0.1114in" svg:x="1.2917in" svg:y="1.0252in"><draw:text-box><text:p text:style-name="P55"><text:span text:style-name="T57">Hash23</text:span></text:p></draw:text-box></draw:frame><draw:polygon draw:style-name="gr2" draw:text-style-name="P52" svg:width="0.0787in" svg:height="0.0913in" svg:x="0.7626in" svg:y="0.6874in" svg:viewBox="0 0 201 233" draw:points="201,0 127,233 0,138"><text:p/></draw:polygon><draw:line draw:style-name="gr3" draw:text-style-name="P53" svg:x1="0.6126in" svg:y1="0.9937in" svg:x2="0.7984in" svg:y2="0.7465in"><text:p/></draw:line><draw:polygon draw:style-name="gr2" draw:text-style-name="P52" svg:width="0.0787in" svg:height="0.0913in" svg:x="1.1484in" svg:y="0.6874in" svg:viewBox="0 0 201 233" draw:points="0,0 201,138 78,233"><text:p/></draw:polygon><draw:line draw:style-name="gr3" draw:text-style-name="P53" svg:x1="1.3776in" svg:y1="0.9937in" svg:x2="1.1929in" svg:y2="0.7465in"><text:p/></draw:line><draw:polygon draw:style-name="gr5" draw:text-style-name="P54" svg:width="0.4591in" svg:height="0.1524in" svg:x="2.5126in" svg:y="0.9937in" svg:viewBox="0 0 1167 388" draw:points="585,388 0,388 0,0 1167,0 1167,388"><text:p/></draw:polygon><draw:polygon draw:style-name="gr6" draw:text-style-name="P53" svg:width="0.4591in" svg:height="0.1524in" svg:x="2.5126in" svg:y="0.9937in" svg:viewBox="0 0 1167 388" draw:points="585,388 0,388 0,0 1167,0 1167,388"><text:p/></draw:polygon><draw:frame draw:style-name="gr23" draw:text-style-name="P56" svg:width="0.4543in" svg:height="0.1114in" svg:x="0.7654in" svg:y="0.5638in"><draw:text-box><text:p text:style-name="P55"><text:span text:style-name="T57">Root Hash</text:span></text:p></draw:text-box></draw:frame><draw:polygon draw:style-name="gr5" draw:text-style-name="P54" svg:width="0.3051in" svg:height="0.1524in" svg:x="3.2929in" svg:y="1.4504in" svg:viewBox="0 0 776 388" draw:points="388,388 0,388 0,0 776,0 776,388"><text:p/></draw:polygon><draw:polygon draw:style-name="gr6" draw:text-style-name="P53" svg:width="0.3051in" svg:height="0.1524in" svg:x="3.2929in" svg:y="1.4504in" svg:viewBox="0 0 776 388" draw:points="388,388 0,388 0,0 776,0 776,388"><text:p/></draw:polygon><draw:frame draw:style-name="gr20" draw:text-style-name="P56" svg:width="0.3323in" svg:height="0.1114in" svg:x="2.5764in" svg:y="1.0252in"><draw:text-box><text:p text:style-name="P55"><text:span text:style-name="T57">Hash01</text:span></text:p></draw:text-box></draw:frame><draw:polygon draw:style-name="gr5" draw:text-style-name="P54" svg:width="0.3067in" svg:height="0.1524in" svg:x="3.7512in" svg:y="1.8319in" svg:viewBox="0 0 780 388" draw:points="392,388 0,388 0,0 780,0 780,388"><text:p/></draw:polygon><draw:polygon draw:style-name="gr6" draw:text-style-name="P53" svg:width="0.3067in" svg:height="0.1524in" svg:x="3.7512in" svg:y="1.8319in" svg:viewBox="0 0 780 388" draw:points="392,388 0,388 0,0 780,0 780,388"><text:p/></draw:polygon><draw:frame draw:style-name="gr18" draw:text-style-name="P56" svg:width="0.2787in" svg:height="0.1114in" svg:x="3.3098in" svg:y="1.478in"><draw:text-box><text:p text:style-name="P55"><text:span text:style-name="T57">Hash2</text:span></text:p></draw:text-box></draw:frame><draw:polygon draw:style-name="gr5" draw:text-style-name="P54" svg:width="0.4594in" svg:height="0.1524in" svg:x="3.4315in" svg:y="0.9937in" svg:viewBox="0 0 1168 388" draw:points="582,388 0,388 0,0 1168,0 1168,388"><text:p/></draw:polygon><draw:polygon draw:style-name="gr17" draw:text-style-name="P53" svg:width="0.4594in" svg:height="0.1524in" svg:x="3.4315in" svg:y="0.9937in" svg:viewBox="0 0 1168 388" draw:points="582,388 0,388 0,0 1168,0 1168,388"><text:p/></draw:polygon><draw:frame draw:style-name="gr24" draw:text-style-name="P56" svg:width="0.1614in" svg:height="0.1114in" svg:x="3.8272in" svg:y="1.8598in"><draw:text-box><text:p text:style-name="P55"><text:span text:style-name="T57">Tx3</text:span></text:p></draw:text-box></draw:frame><draw:polygon draw:style-name="gr21" draw:text-style-name="P52" svg:width="0.0677in" svg:height="0.0941in" svg:x="3.5165in" svg:y="1.1465in" svg:viewBox="0 0 173 240" draw:points="173,0 138,240 0,173"><text:p/></draw:polygon><draw:line draw:style-name="gr3" draw:text-style-name="P53" svg:x1="3.4315in" svg:y1="1.45in" svg:x2="3.5508in" svg:y2="1.211in"><text:p/></draw:line><draw:polygon draw:style-name="gr2" draw:text-style-name="P52" svg:width="0.0689in" svg:height="0.0941in" svg:x="3.737in" svg:y="1.1465in" svg:viewBox="0 0 176 240" draw:points="0,0 176,173 35,240"><text:p/></draw:polygon><draw:line draw:style-name="gr3" draw:text-style-name="P53" svg:x1="3.8917in" svg:y1="1.45in" svg:x2="3.7709in" svg:y2="1.211in"><text:p/></draw:line><draw:polygon draw:style-name="gr4" draw:text-style-name="P54" svg:width="1.3787in" svg:height="0.687in" svg:x="2.6028in" svg:y="0.0768in" svg:viewBox="0 0 3503 1746" draw:points="1753,1746 0,1746 0,0 3503,0 3503,1746"><text:p/></draw:polygon><draw:frame draw:style-name="gr20" draw:text-style-name="P56" svg:width="0.3323in" svg:height="0.1114in" svg:x="3.4925in" svg:y="1.0252in"><draw:text-box><text:p text:style-name="P55"><text:span text:style-name="T57">Hash23</text:span></text:p></draw:text-box></draw:frame><draw:polygon draw:style-name="gr5" draw:text-style-name="P54" svg:width="0.6118in" svg:height="0.1524in" svg:x="2.9098in" svg:y="0.5346in" svg:viewBox="0 0 1555 388" draw:points="776,388 0,388 0,0 1555,0 1555,388"><text:p/></draw:polygon><draw:polygon draw:style-name="gr6" draw:text-style-name="P53" svg:width="0.6118in" svg:height="0.1524in" svg:x="2.9098in" svg:y="0.5346in" svg:viewBox="0 0 1555 388" draw:points="776,388 0,388 0,0 1555,0 1555,388"><text:p/></draw:polygon><draw:frame draw:style-name="gr15" draw:text-style-name="P56" svg:width="1.1524in" svg:height="0.1114in" svg:x="2.6799in" svg:y="0.1256in"><draw:text-box><text:p text:style-name="P55"><text:span text:style-name="T57">Header Blok (Block Hash)</text:span></text:p></draw:text-box></draw:frame><draw:polygon draw:style-name="gr2" draw:text-style-name="P52" svg:width="0.0787in" svg:height="0.0913in" svg:x="2.9693in" svg:y="0.6874in" svg:viewBox="0 0 201 233" draw:points="201,0 124,233 0,138"><text:p/></draw:polygon><draw:line draw:style-name="gr3" draw:text-style-name="P53" svg:x1="2.8193in" svg:y1="0.9937in" svg:x2="3.0055in" svg:y2="0.7465in"><text:p/></draw:line><draw:polygon draw:style-name="gr2" draw:text-style-name="P52" svg:width="0.0787in" svg:height="0.0913in" svg:x="3.3551in" svg:y="0.6874in" svg:viewBox="0 0 201 233" draw:points="0,0 201,138 78,233"><text:p/></draw:polygon><draw:line draw:style-name="gr3" draw:text-style-name="P53" svg:x1="3.5846in" svg:y1="0.9937in" svg:x2="3.3984in" svg:y2="0.7465in"><text:p/></draw:line><draw:frame draw:style-name="gr23" draw:text-style-name="P56" svg:width="0.4543in" svg:height="0.1114in" svg:x="2.9917in" svg:y="0.5638in"><draw:text-box><text:p text:style-name="P55"><text:span text:style-name="T57">Root Hash</text:span></text:p></draw:text-box></draw:frame><draw:frame draw:style-name="gr25" draw:text-style-name="P56" svg:width="1.6217in" svg:height="0.1114in" svg:x="0.1508in" svg:y="2.1465in"><draw:text-box><text:p text:style-name="P55"><text:span text:style-name="T57">Transaksi yang di-</text:span><text:span text:style-name="T58">hash di Merkle</text:span><text:span text:style-name="T57"> Tree</text:span></text:p></draw:text-box></draw:frame><draw:polygon draw:style-name="gr5" draw:text-style-name="P54" svg:width="0.6122in" svg:height="0.1524in" svg:x="2.7567in" svg:y="0.3055in" svg:viewBox="0 0 1556 388" draw:points="777,388 0,388 0,0 1556,0 1556,388"><text:p/></draw:polygon><draw:polygon draw:style-name="gr6" draw:text-style-name="P53" svg:width="0.6122in" svg:height="0.1524in" svg:x="2.7567in" svg:y="0.3055in" svg:viewBox="0 0 1556 388" draw:points="777,388 0,388 0,0 1556,0 1556,388"><text:p/></draw:polygon><draw:frame draw:style-name="gr26" draw:text-style-name="P56" svg:width="1.4705in" svg:height="0.1114in" svg:x="2.4563in" svg:y="2.1465in"><draw:text-box><text:p text:style-name="P55"><text:span text:style-name="T57">Setelah Meringkas Tx0-2 dari Blok</text:span></text:p></draw:text-box></draw:frame><draw:polygon draw:style-name="gr5" draw:text-style-name="P54" svg:width="0.4594in" svg:height="0.1524in" svg:x="3.4457in" svg:y="0.3055in" svg:viewBox="0 0 1168 388" draw:points="582,388 0,388 0,0 1168,0 1168,388"><text:p/></draw:polygon><draw:polygon draw:style-name="gr6" draw:text-style-name="P53" svg:width="0.4594in" svg:height="0.1524in" svg:x="3.4457in" svg:y="0.3055in" svg:viewBox="0 0 1168 388" draw:points="582,388 0,388 0,0 1168,0 1168,388"><text:p/></draw:polygon><draw:frame draw:style-name="gr16" draw:text-style-name="P56" svg:width="0.4496in" svg:height="0.1114in" svg:x="2.839in" svg:y="0.3335in"><draw:text-box><text:p text:style-name="P55"><text:span text:style-name="T57">Prev Hash</text:span></text:p></draw:text-box></draw:frame><draw:polygon draw:style-name="gr5" draw:text-style-name="P54" svg:width="0.2929in" svg:height="0.1524in" svg:x="3.7512in" svg:y="1.4504in" svg:viewBox="0 0 745 388" draw:points="374,388 0,388 0,0 745,0 745,388"><text:p/></draw:polygon><draw:polygon draw:style-name="gr17" draw:text-style-name="P53" svg:width="0.2929in" svg:height="0.1524in" svg:x="3.7512in" svg:y="1.4504in" svg:viewBox="0 0 745 388" draw:points="374,388 0,388 0,0 745,0 745,388"><text:p/></draw:polygon><draw:frame draw:style-name="gr18" draw:text-style-name="P56" svg:width="0.2787in" svg:height="0.1114in" svg:x="3.5327in" svg:y="0.3335in"><draw:text-box><text:p text:style-name="P55"><text:span text:style-name="T57">Nonce</text:span></text:p></draw:text-box></draw:frame><draw:polygon draw:style-name="gr19" draw:text-style-name="P54" svg:width="0.3067in" svg:height="0.1524in" svg:x="0.1528in" svg:y="1.8319in" svg:viewBox="0 0 780 388" draw:points="391,388 0,388 0,0 780,0 780,388"><text:p/></draw:polygon><draw:polygon draw:style-name="gr6" draw:text-style-name="P53" svg:width="0.3067in" svg:height="0.1524in" svg:x="0.1528in" svg:y="1.8319in" svg:viewBox="0 0 780 388" draw:points="391,388 0,388 0,0 780,0 780,388"><text:p/></draw:polygon><draw:frame draw:style-name="gr18" draw:text-style-name="P56" svg:width="0.2787in" svg:height="0.1114in" svg:x="3.7563in" svg:y="1.478in"><draw:text-box><text:p text:style-name="P55"><text:span text:style-name="T57">Hash3</text:span></text:p></draw:text-box></draw:frame><draw:polygon draw:style-name="gr5" draw:text-style-name="P54" svg:width="0.3063in" svg:height="0.1524in" svg:x="0.6126in" svg:y="1.8319in" svg:viewBox="0 0 779 388" draw:points="388,388 0,388 0,0 779,0 779,388"><text:p/></draw:polygon><draw:polygon draw:style-name="gr6" draw:text-style-name="P53" svg:width="0.3063in" svg:height="0.1524in" svg:x="0.6126in" svg:y="1.8319in" svg:viewBox="0 0 779 388" draw:points="388,388 0,388 0,0 779,0 779,388"><text:p/></draw:polygon><draw:frame draw:style-name="gr24" draw:text-style-name="P56" svg:width="0.1614in" svg:height="0.1114in" svg:x="0.2311in" svg:y="1.8598in"><draw:text-box><text:p text:style-name="P55"><text:span text:style-name="T57">Tx0</text:span></text:p></draw:text-box></draw:frame><draw:polygon draw:style-name="gr5" draw:text-style-name="P54" svg:width="0.3051in" svg:height="0.1524in" svg:x="1.072in" svg:y="1.8319in" svg:viewBox="0 0 776 388" draw:points="388,388 0,388 0,0 776,0 776,388"><text:p/></draw:polygon><draw:polygon draw:style-name="gr6" draw:text-style-name="P53" svg:width="0.3051in" svg:height="0.1524in" svg:x="1.072in" svg:y="1.8319in" svg:viewBox="0 0 776 388" draw:points="388,388 0,388 0,0 776,0 776,388"><text:p/></draw:polygon><draw:frame draw:style-name="gr24" draw:text-style-name="P56" svg:width="0.1614in" svg:height="0.1114in" svg:x="0.6862in" svg:y="1.8598in"><draw:text-box><text:p text:style-name="P55"><text:span text:style-name="T57">Tx1</text:span></text:p></draw:text-box></draw:frame><draw:polygon draw:style-name="gr5" draw:text-style-name="P54" svg:width="0.3051in" svg:height="0.1524in" svg:x="1.5315in" svg:y="1.8319in" svg:viewBox="0 0 776 388" draw:points="388,388 0,388 0,0 776,0 776,388"><text:p/></draw:polygon><draw:polygon draw:style-name="gr6" draw:text-style-name="P53" svg:width="0.3051in" svg:height="0.1524in" svg:x="1.5315in" svg:y="1.8319in" svg:viewBox="0 0 776 388" draw:points="388,388 0,388 0,0 776,0 776,388"><text:p/></draw:polygon><draw:frame draw:style-name="gr24" draw:text-style-name="P56" svg:width="0.1614in" svg:height="0.1114in" svg:x="1.148in" svg:y="1.8598in"><draw:text-box><text:p text:style-name="P55"><text:span text:style-name="T57">Tx2</text:span></text:p></draw:text-box></draw:frame><draw:polygon draw:style-name="gr2" draw:text-style-name="P52" svg:width="0.0606in" svg:height="0.0913in" svg:x="0.2764in" svg:y="1.6031in" svg:viewBox="0 0 155 233" draw:points="77,0 155,233 0,233"><text:p/></draw:polygon><draw:line draw:style-name="gr3" draw:text-style-name="P53" svg:x1="0.3067in" svg:y1="1.8323in" svg:x2="0.3067in" svg:y2="1.6768in"><text:p/></draw:line><draw:polygon draw:style-name="gr2" draw:text-style-name="P52" svg:width="0.0606in" svg:height="0.0913in" svg:x="0.7343in" svg:y="1.6031in" svg:viewBox="0 0 155 233" draw:points="78,0 155,233 0,233"><text:p/></draw:polygon><draw:line draw:style-name="gr3" draw:text-style-name="P53" svg:x1="0.7654in" svg:y1="1.8323in" svg:x2="0.7654in" svg:y2="1.6768in"><text:p/></draw:line><draw:polygon draw:style-name="gr2" draw:text-style-name="P52" svg:width="0.0606in" svg:height="0.0913in" svg:x="1.1945in" svg:y="1.6031in" svg:viewBox="0 0 155 233" draw:points="77,0 155,233 0,233"><text:p/></draw:polygon><draw:line draw:style-name="gr3" draw:text-style-name="P53" svg:x1="1.2248in" svg:y1="1.8323in" svg:x2="1.2248in" svg:y2="1.6768in"><text:p/></draw:line><draw:polygon draw:style-name="gr2" draw:text-style-name="P52" svg:width="0.061in" svg:height="0.0913in" svg:x="1.6539in" svg:y="1.6031in" svg:viewBox="0 0 156 233" draw:points="78,0 156,233 0,233"><text:p/></draw:polygon><draw:line draw:style-name="gr3" draw:text-style-name="P53" svg:x1="1.6843in" svg:y1="1.8323in" svg:x2="1.6843in" svg:y2="1.6768in"><text:p/></draw:line><draw:polygon draw:style-name="gr2" draw:text-style-name="P52" svg:width="0.061in" svg:height="0.0913in" svg:x="3.8748in" svg:y="1.6031in" svg:viewBox="0 0 156 233" draw:points="78,0 156,233 0,233"><text:p/></draw:polygon><draw:line draw:style-name="gr3" draw:text-style-name="P53" svg:x1="3.9051in" svg:y1="1.8323in" svg:x2="3.9051in" svg:y2="1.6768in"><text:p/></draw:line><draw:frame draw:style-name="gr24" draw:text-style-name="P56" svg:width="0.1614in" svg:height="0.1114in" svg:x="1.6028in" svg:y="1.8598in"><draw:text-box><text:p text:style-name="P55"><text:span text:style-name="T57">Tx3</text:span></text:p></draw:text-box></draw:frame></draw:g></text:p>
      <text:p text:style-name="P25"/>
      <text:p text:style-name="P37"><text:bookmark text:name="docs-internal-guid-c4e230cf-b72f-093b-8d80-49dc4d8c214a"/><text:span text:style-name="T41">Header</text:span><text:span text:style-name="T46"> </text:span><text:span text:style-name="T21">dari blok tanpa transaksi memakan sekitar 80 bytes. Jika sebuah blok terbentuk setiap 10 menit, 80 bytes * 6 * 24 * 365 = 4.2MB per tahun. Dengan sistem komputer yang saat ini dijual dengan rata-rata RAM sebesar 2GB per tahun 2008, dan hukum Moore memprediksikan pertumbuhan sebesar 1.2GB per tahun, kapasitas penyimpanan dianggap tidak menjadi masalah walaupun </text:span><text:span text:style-name="T41">header</text:span><text:span text:style-name="T46"> </text:span><text:span text:style-name="T21">dari blok disimpan di dalam memori.</text:span> </text:p>
      <text:h text:style-name="P49" text:outline-level="2"><text:span text:style-name="T15">8</text:span><text:span text:style-name="T14">.<text:tab/></text:span><text:span text:style-name="T20">Penyederhanaan Verifikasi Pembayaran</text:span><text:span text:style-name="T15"> </text:span></text:h>
      <text:p text:style-name="P28"><text:bookmark text:name="docs-internal-guid-7aab5e25-b72f-80ca-c31b-677b61e521ce"/><text:span text:style-name="T21">Sangat dimungkinkan untuk memverifikasikan pembayaran tanpa harus menjalankan jaringan </text:span><text:span text:style-name="T41">node </text:span><text:span text:style-name="T21">secara penuh. Seorang pengguna hanya perlu untuk memiliki salinan dari </text:span><text:span text:style-name="T41">header</text:span><text:span text:style-name="T46"> </text:span><text:span text:style-name="T21">blok dari rantai </text:span><text:span text:style-name="T41">proof-of-work</text:span><text:span text:style-name="T46"> </text:span><text:span text:style-name="T21">terpanjang, dan mendapatkan cabang dari Merkle yang menghubungkan transaksi ke blok yang waktunya tercatat di dalamnya. Dia tidak bisa melihat transaksinya untuk dirinya sendiri, namun dengan menghubungkannya ke suatu tempat di dalam rantai, dia dapat melihat bahwa sebuah </text:span><text:span text:style-name="T41">node</text:span><text:span text:style-name="T46"> </text:span><text:span text:style-name="T21">telah menerima transaksinya, dan blok yang ditambahkan setelah itu mengkonfirmasikan bahwa jaringan telah menerima transaksinya.</text:span> </text:p>
      <text:p text:style-name="P27"><draw:g text:anchor-type="as-char" draw:z-index="3" draw:style-name="gr1"><draw:polygon draw:style-name="gr5" draw:text-style-name="P54" svg:width="0.4732in" svg:height="0.1579in" svg:x="1.7417in" svg:y="1.1433in" svg:viewBox="0 0 1203 402" draw:points="603,402 0,402 0,0 1203,0 1203,402"><text:p/></draw:polygon><draw:polygon draw:style-name="gr6" draw:text-style-name="P53" svg:width="0.4732in" svg:height="0.1579in" svg:x="1.7417in" svg:y="1.1433in" svg:viewBox="0 0 1203 402" draw:points="603,402 0,402 0,0 1203,0 1203,402"><text:p/></draw:polygon><draw:polygon draw:style-name="gr5" draw:text-style-name="P54" svg:width="0.3941in" svg:height="0.1579in" svg:x="2.4528in" svg:y="1.6169in" svg:viewBox="0 0 1002 402" draw:points="501,402 0,402 0,0 1002,0 1002,402"><text:p/></draw:polygon><draw:polygon draw:style-name="gr6" draw:text-style-name="P53" svg:width="0.3941in" svg:height="0.1579in" svg:x="2.4528in" svg:y="1.6169in" svg:viewBox="0 0 1002 402" draw:points="501,402 0,402 0,0 1002,0 1002,402"><text:p/></draw:polygon><draw:frame draw:style-name="gr27" draw:text-style-name="P56" svg:width="0.3421in" svg:height="0.115in" svg:x="1.8098in" svg:y="1.1752in"><draw:text-box><text:p text:style-name="P55"><text:span text:style-name="T59">Hash01</text:span></text:p></draw:text-box></draw:frame><draw:polygon draw:style-name="gr5" draw:text-style-name="P54" svg:width="0.3957in" svg:height="0.1579in" svg:x="3.0039in" svg:y="1.6169in" svg:viewBox="0 0 1006 402" draw:points="505,402 0,402 0,0 1006,0 1006,402"><text:p/></draw:polygon><draw:polygon draw:style-name="gr17" draw:text-style-name="P53" svg:width="0.3957in" svg:height="0.1579in" svg:x="3.0039in" svg:y="1.6169in" svg:viewBox="0 0 1006 402" draw:points="505,402 0,402 0,0 1006,0 1006,402"><text:p/></draw:polygon><draw:frame draw:style-name="gr28" draw:text-style-name="P56" svg:width="0.287in" svg:height="0.115in" svg:x="2.5083in" svg:y="1.6528in"><draw:text-box><text:p text:style-name="P55"><text:span text:style-name="T59">Hash2</text:span></text:p></draw:text-box></draw:frame><draw:polygon draw:style-name="gr19" draw:text-style-name="P54" svg:width="0.4732in" svg:height="0.1579in" svg:x="2.689in" svg:y="1.1433in" svg:viewBox="0 0 1203 402" draw:points="603,402 0,402 0,0 1203,0 1203,402"><text:p/></draw:polygon><draw:polygon draw:style-name="gr17" draw:text-style-name="P53" svg:width="0.4732in" svg:height="0.1579in" svg:x="2.689in" svg:y="1.1433in" svg:viewBox="0 0 1203 402" draw:points="603,402 0,402 0,0 1203,0 1203,402"><text:p/></draw:polygon><draw:frame draw:style-name="gr28" draw:text-style-name="P56" svg:width="0.287in" svg:height="0.115in" svg:x="3.0598in" svg:y="1.6528in"><draw:text-box><text:p text:style-name="P55"><text:span text:style-name="T59">Hash3</text:span></text:p></draw:text-box></draw:frame><draw:polygon draw:style-name="gr21" draw:text-style-name="P52" svg:width="0.0705in" svg:height="0.0984in" svg:x="2.7764in" svg:y="1.302in" svg:viewBox="0 0 180 251" draw:points="180,0 145,251 0,180"><text:p/></draw:polygon><draw:line draw:style-name="gr3" draw:text-style-name="P53" svg:x1="2.689in" svg:y1="1.6169in" svg:x2="2.8126in" svg:y2="1.3697in"><text:p/></draw:line><draw:polygon draw:style-name="gr2" draw:text-style-name="P52" svg:width="0.0705in" svg:height="0.0984in" svg:x="3.0039in" svg:y="1.302in" svg:viewBox="0 0 180 251" draw:points="0,0 180,180 39,251"><text:p/></draw:polygon><draw:line draw:style-name="gr3" draw:text-style-name="P53" svg:x1="3.1626in" svg:y1="1.6169in" svg:x2="3.039in" svg:y2="1.3697in"><text:p/></draw:line><draw:polygon draw:style-name="gr4" draw:text-style-name="P54" svg:width="1.4205in" svg:height="0.7106in" svg:x="1.8209in" svg:y="0.1961in" svg:viewBox="0 0 3609 1806" draw:points="1803,1806 0,1806 0,0 3609,0 3609,1806"><text:p/></draw:polygon><draw:frame draw:style-name="gr27" draw:text-style-name="P56" svg:width="0.3421in" svg:height="0.115in" svg:x="2.7555in" svg:y="1.1752in"><draw:text-box><text:p text:style-name="P55"><text:span text:style-name="T59">Hash23</text:span></text:p></draw:text-box></draw:frame><draw:polygon draw:style-name="gr5" draw:text-style-name="P54" svg:width="0.6315in" svg:height="0.1579in" svg:x="2.122in" svg:y="0.6697in" svg:viewBox="0 0 1605 402" draw:points="801,402 0,402 0,0 1605,0 1605,402"><text:p/></draw:polygon><draw:polygon draw:style-name="gr6" draw:text-style-name="P53" svg:width="0.6315in" svg:height="0.1579in" svg:x="2.122in" svg:y="0.6697in" svg:viewBox="0 0 1605 402" draw:points="801,402 0,402 0,0 1605,0 1605,402"><text:p/></draw:polygon><draw:frame draw:style-name="gr29" draw:text-style-name="P56" svg:width="0.5941in" svg:height="0.115in" svg:x="1.9in" svg:y="0.2555in"><draw:text-box><text:p text:style-name="P55"><text:span text:style-name="T59">Header Blok</text:span></text:p></draw:text-box></draw:frame><draw:polygon draw:style-name="gr2" draw:text-style-name="P52" svg:width="0.0815in" svg:height="0.0941in" svg:x="2.2126in" svg:y="0.8283in" svg:viewBox="0 0 208 240" draw:points="208,0 127,240 0,145"><text:p/></draw:polygon><draw:line draw:style-name="gr3" draw:text-style-name="P53" svg:x1="2.0571in" svg:y1="1.1433in" svg:x2="2.2484in" svg:y2="0.889in"><text:p/></draw:line><draw:polygon draw:style-name="gr2" draw:text-style-name="P52" svg:width="0.0815in" svg:height="0.0941in" svg:x="2.6098in" svg:y="0.8283in" svg:viewBox="0 0 208 240" draw:points="0,0 208,145 81,240"><text:p/></draw:polygon><draw:line draw:style-name="gr3" draw:text-style-name="P53" svg:x1="2.8472in" svg:y1="1.1433in" svg:x2="2.6555in" svg:y2="0.889in"><text:p/></draw:line><draw:polygon draw:style-name="gr5" draw:text-style-name="P54" svg:width="0.6303in" svg:height="0.1567in" svg:x="1.9791in" svg:y="0.4339in" svg:viewBox="0 0 1602 399" draw:points="801,399 0,399 0,0 1602,0 1602,399"><text:p/></draw:polygon><draw:polygon draw:style-name="gr6" draw:text-style-name="P53" svg:width="0.6303in" svg:height="0.1567in" svg:x="1.9791in" svg:y="0.4339in" svg:viewBox="0 0 1602 399" draw:points="801,399 0,399 0,0 1602,0 1602,399"><text:p/></draw:polygon><draw:frame draw:style-name="gr30" draw:text-style-name="P56" svg:width="0.5335in" svg:height="0.115in" svg:x="2.1709in" svg:y="0.6984in"><draw:text-box><text:p text:style-name="P55"><text:span text:style-name="T59">Merkle Root</text:span></text:p></draw:text-box></draw:frame><draw:polygon draw:style-name="gr5" draw:text-style-name="P54" svg:width="0.4732in" svg:height="0.1567in" svg:x="2.689in" svg:y="0.4339in" svg:viewBox="0 0 1203 399" draw:points="603,399 0,399 0,0 1203,0 1203,399"><text:p/></draw:polygon><draw:polygon draw:style-name="gr6" draw:text-style-name="P53" svg:width="0.4732in" svg:height="0.1567in" svg:x="2.689in" svg:y="0.4339in" svg:viewBox="0 0 1203 399" draw:points="603,399 0,399 0,0 1203,0 1203,399"><text:p/></draw:polygon><draw:frame draw:style-name="gr31" draw:text-style-name="P56" svg:width="0.4622in" svg:height="0.115in" svg:x="2.0638in" svg:y="0.461in"><draw:text-box><text:p text:style-name="P55"><text:span text:style-name="T59">Prev Hash</text:span></text:p></draw:text-box></draw:frame><draw:polygon draw:style-name="gr4" draw:text-style-name="P54" svg:width="1.4205in" svg:height="0.7106in" svg:x="0.1626in" svg:y="0.1961in" svg:viewBox="0 0 3609 1806" draw:points="1806,1806 0,1806 0,0 3609,0 3609,1806"><text:p/></draw:polygon><draw:frame draw:style-name="gr28" draw:text-style-name="P56" svg:width="0.287in" svg:height="0.115in" svg:x="2.7791in" svg:y="0.461in"><draw:text-box><text:p text:style-name="P55"><text:span text:style-name="T59">Nonce</text:span></text:p></draw:text-box></draw:frame><draw:polygon draw:style-name="gr5" draw:text-style-name="P54" svg:width="0.6315in" svg:height="0.1579in" svg:x="0.45in" svg:y="0.6697in" svg:viewBox="0 0 1605 402" draw:points="804,402 0,402 0,0 1605,0 1605,402"><text:p/></draw:polygon><draw:polygon draw:style-name="gr6" draw:text-style-name="P53" svg:width="0.6315in" svg:height="0.1579in" svg:x="0.45in" svg:y="0.6697in" svg:viewBox="0 0 1605 402" draw:points="804,402 0,402 0,0 1605,0 1605,402"><text:p/></draw:polygon><draw:frame draw:style-name="gr29" draw:text-style-name="P56" svg:width="0.5941in" svg:height="0.115in" svg:x="0.239in" svg:y="0.2555in"><draw:text-box><text:p text:style-name="P55"><text:span text:style-name="T59">Header Blok</text:span></text:p></draw:text-box></draw:frame><draw:polygon draw:style-name="gr5" draw:text-style-name="P54" svg:width="0.6315in" svg:height="0.1567in" svg:x="0.3071in" svg:y="0.4339in" svg:viewBox="0 0 1605 399" draw:points="800,399 0,399 0,0 1605,0 1605,399"><text:p/></draw:polygon><draw:polygon draw:style-name="gr6" draw:text-style-name="P53" svg:width="0.6315in" svg:height="0.1567in" svg:x="0.3071in" svg:y="0.4339in" svg:viewBox="0 0 1605 399" draw:points="800,399 0,399 0,0 1605,0 1605,399"><text:p/></draw:polygon><draw:frame draw:style-name="gr30" draw:text-style-name="P56" svg:width="0.5335in" svg:height="0.115in" svg:x="0.5016in" svg:y="0.6984in"><draw:text-box><text:p text:style-name="P55"><text:span text:style-name="T59">Merkle Root</text:span></text:p></draw:text-box></draw:frame><draw:polygon draw:style-name="gr5" draw:text-style-name="P54" svg:width="0.4732in" svg:height="0.1567in" svg:x="1.0165in" svg:y="0.4339in" svg:viewBox="0 0 1203 399" draw:points="603,399 0,399 0,0 1203,0 1203,399"><text:p/></draw:polygon><draw:polygon draw:style-name="gr6" draw:text-style-name="P53" svg:width="0.4732in" svg:height="0.1567in" svg:x="1.0165in" svg:y="0.4339in" svg:viewBox="0 0 1203 399" draw:points="603,399 0,399 0,0 1203,0 1203,399"><text:p/></draw:polygon><draw:frame draw:style-name="gr31" draw:text-style-name="P56" svg:width="0.4622in" svg:height="0.115in" svg:x="0.3945in" svg:y="0.461in"><draw:text-box><text:p text:style-name="P55"><text:span text:style-name="T59">Prev Hash</text:span></text:p></draw:text-box></draw:frame><draw:polygon draw:style-name="gr4" draw:text-style-name="P54" svg:width="1.4205in" svg:height="0.7106in" svg:x="3.4776in" svg:y="0.1961in" svg:viewBox="0 0 3609 1806" draw:points="1807,1806 0,1806 0,0 3609,0 3609,1806"><text:p/></draw:polygon><draw:frame draw:style-name="gr28" draw:text-style-name="P56" svg:width="0.287in" svg:height="0.115in" svg:x="1.1098in" svg:y="0.461in"><draw:text-box><text:p text:style-name="P55"><text:span text:style-name="T59">Nonce</text:span></text:p></draw:text-box></draw:frame><draw:polygon draw:style-name="gr5" draw:text-style-name="P54" svg:width="0.6299in" svg:height="0.1579in" svg:x="3.7807in" svg:y="0.6697in" svg:viewBox="0 0 1601 402" draw:points="800,402 0,402 0,0 1601,0 1601,402"><text:p/></draw:polygon><draw:polygon draw:style-name="gr6" draw:text-style-name="P53" svg:width="0.6299in" svg:height="0.1579in" svg:x="3.7807in" svg:y="0.6697in" svg:viewBox="0 0 1601 402" draw:points="800,402 0,402 0,0 1601,0 1601,402"><text:p/></draw:polygon><draw:frame draw:style-name="gr29" draw:text-style-name="P56" svg:width="0.5941in" svg:height="0.115in" svg:x="3.5528in" svg:y="0.2555in"><draw:text-box><text:p text:style-name="P55"><text:span text:style-name="T59">Header Blok</text:span></text:p></draw:text-box></draw:frame><draw:polygon draw:style-name="gr5" draw:text-style-name="P54" svg:width="0.6315in" svg:height="0.1567in" svg:x="3.6362in" svg:y="0.4339in" svg:viewBox="0 0 1605 399" draw:points="800,399 0,399 0,0 1605,0 1605,399"><text:p/></draw:polygon><draw:polygon draw:style-name="gr6" draw:text-style-name="P53" svg:width="0.6315in" svg:height="0.1567in" svg:x="3.6362in" svg:y="0.4339in" svg:viewBox="0 0 1605 399" draw:points="800,399 0,399 0,0 1605,0 1605,399"><text:p/></draw:polygon><draw:frame draw:style-name="gr30" draw:text-style-name="P56" svg:width="0.5335in" svg:height="0.115in" svg:x="3.8319in" svg:y="0.6984in"><draw:text-box><text:p text:style-name="P55"><text:span text:style-name="T59">Merkle Root</text:span></text:p></draw:text-box></draw:frame><draw:polygon draw:style-name="gr5" draw:text-style-name="P54" svg:width="0.4732in" svg:height="0.1567in" svg:x="4.3472in" svg:y="0.4339in" svg:viewBox="0 0 1203 399" draw:points="600,399 0,399 0,0 1203,0 1203,399"><text:p/></draw:polygon><draw:polygon draw:style-name="gr6" draw:text-style-name="P53" svg:width="0.4732in" svg:height="0.1567in" svg:x="4.3472in" svg:y="0.4339in" svg:viewBox="0 0 1203 399" draw:points="600,399 0,399 0,0 1203,0 1203,399"><text:p/></draw:polygon><draw:frame draw:style-name="gr31" draw:text-style-name="P56" svg:width="0.4622in" svg:height="0.115in" svg:x="3.7252in" svg:y="0.461in"><draw:text-box><text:p text:style-name="P55"><text:span text:style-name="T59">Prev Hash</text:span></text:p></draw:text-box></draw:frame><draw:polygon draw:style-name="gr2" draw:text-style-name="P52" svg:width="0.0941in" svg:height="0.0622in" svg:x="3.5417in" svg:y="0.4811in" svg:viewBox="0 0 240 159" draw:points="240,81 0,159 0,0"><text:p/></draw:polygon><draw:line draw:style-name="gr3" draw:text-style-name="P53" svg:x1="3.2417in" svg:y1="0.5126in" svg:x2="3.561in" svg:y2="0.5126in"><text:p/></draw:line><draw:polygon draw:style-name="gr2" draw:text-style-name="P52" svg:width="0.0941in" svg:height="0.0622in" svg:x="1.8846in" svg:y="0.4811in" svg:viewBox="0 0 240 159" draw:points="240,81 0,159 0,0"><text:p/></draw:polygon><draw:line draw:style-name="gr3" draw:text-style-name="P53" svg:x1="1.5835in" svg:y1="0.5126in" svg:x2="1.9028in" svg:y2="0.5126in"><text:p/></draw:line><draw:polygon draw:style-name="gr2" draw:text-style-name="P52" svg:width="0.0941in" svg:height="0.0622in" svg:x="5.0417in" svg:y="0.4811in" svg:viewBox="0 0 240 159" draw:points="240,81 0,159 0,0"><text:p/></draw:polygon><draw:line draw:style-name="gr3" draw:text-style-name="P53" svg:x1="4.8984in" svg:y1="0.5126in" svg:x2="5.0598in" svg:y2="0.5126in"><text:p/></draw:line><draw:polygon draw:style-name="gr2" draw:text-style-name="P52" svg:width="0.0941in" svg:height="0.0622in" svg:x="0.2264in" svg:y="0.4811in" svg:viewBox="0 0 240 159" draw:points="240,81 0,159 0,0"><text:p/></draw:polygon><draw:line draw:style-name="gr3" draw:text-style-name="P53" svg:x1="0.0055in" svg:y1="0.5126in" svg:x2="0.2457in" svg:y2="0.5126in"><text:p/></draw:line><draw:frame draw:style-name="gr28" draw:text-style-name="P56" svg:width="0.287in" svg:height="0.115in" svg:x="4.4402in" svg:y="0.461in"><draw:text-box><text:p text:style-name="P55"><text:span text:style-name="T59">Nonce</text:span></text:p></draw:text-box></draw:frame><draw:frame draw:style-name="gr32" draw:text-style-name="P56" svg:width="1.1295in" svg:height="0.115in" svg:x="3.3138in" svg:y="1.389in"><draw:text-box><text:p text:style-name="P55"><text:span text:style-name="T59">Cabang Merkle untuk Tx3</text:span></text:p></draw:text-box></draw:frame><draw:polygon draw:style-name="gr5" draw:text-style-name="P54" svg:width="0.3161in" svg:height="0.1579in" svg:x="3.0835in" svg:y="2.0114in" svg:viewBox="0 0 804 402" draw:points="402,402 0,402 0,0 804,0 804,402"><text:p/></draw:polygon><draw:polygon draw:style-name="gr6" draw:text-style-name="P53" svg:width="0.3161in" svg:height="0.1579in" svg:x="3.0835in" svg:y="2.0114in" svg:viewBox="0 0 804 402" draw:points="402,402 0,402 0,0 804,0 804,402"><text:p/></draw:polygon><draw:frame draw:style-name="gr33" draw:text-style-name="P56" svg:width="1.4441in" svg:height="0.115in" svg:x="0in" svg:y="0in"><draw:text-box><text:p text:style-name="P55"><text:span text:style-name="T59">Rantai </text:span><text:span text:style-name="T60">Proof-of-Work </text:span><text:span text:style-name="T59">Terpanjang</text:span></text:p></draw:text-box></draw:frame><draw:polygon draw:style-name="gr2" draw:text-style-name="P52" svg:width="0.0634in" svg:height="0.0941in" svg:x="3.2098in" svg:y="1.7756in" svg:viewBox="0 0 162 240" draw:points="81,0 162,240 0,240"><text:p/></draw:polygon><draw:line draw:style-name="gr3" draw:text-style-name="P53" svg:x1="3.2417in" svg:y1="2.0114in" svg:x2="3.2417in" svg:y2="1.8504in"><text:p/></draw:line><draw:frame draw:style-name="gr34" draw:text-style-name="P56" svg:width="0.1661in" svg:height="0.115in" svg:x="3.1583in" svg:y="2.0472in"><draw:text-box><text:p text:style-name="P55"><text:span text:style-name="T59">Tx3</text:span></text:p></draw:text-box></draw:frame></draw:g></text:p>
      <text:p text:style-name="P25"/>
      <text:p text:style-name="P38"><text:bookmark text:name="docs-internal-guid-7cf34d8d-b72f-fff8-bc34-76aff426920b"/><text:span text:style-name="T21">Dengan demikian, verifikasi akan dapat diandalkan selama </text:span><text:span text:style-name="T41">node</text:span><text:span text:style-name="T46"> </text:span><text:span text:style-name="T21">yang “jujur” mengendalikan jaringan, namun akan rentan jika jaringan dikuasai oleh penyerang. Jika jaringan dapat memverifikasi transaksi sendirinya, metode sederhana ini bisa dimanipulasi oleh transaksi buatan yang dibuat oleh penyerang selama penyerang tersebut mampu melebihi kekuatan jaringan pada jaringan. Satu strategi untuk melindungi jaringan terhadap serangan ini yaitu dengan cara menerima sinyal dari jaringan </text:span><text:span text:style-name="T41">node</text:span><text:span text:style-name="T46"> </text:span><text:span text:style-name="T21">ketika terdeteksi sebuah blok yang tidak </text:span><text:span text:style-name="T41">valid</text:span><text:span text:style-name="T21">, meminta pengguna perangkat lunak untuk mengunduh blok penuhnya dan memberikan tanda transaksi untuk mengkonfirmasikan ketidak-konsistensinya. Bisnis yang sering menerima pembayaran </text:span><text:soft-page-break/><text:span text:style-name="T21">mungkin akan mau untuk menjalankan </text:span><text:span text:style-name="T41">node</text:span><text:span text:style-name="T46"> </text:span><text:span text:style-name="T21">mereka sendiri untuk keamanan yang lebih independen dan verifikasi lebih cepat.</text:span> </text:p>
      <text:h text:style-name="P49" text:outline-level="2"><text:span text:style-name="T15">9</text:span><text:span text:style-name="T14">.<text:tab/></text:span><text:span text:style-name="T20">Penggabungan dan Pemisahan Nilai</text:span><text:span text:style-name="T15"> </text:span></text:h>
      <text:p text:style-name="P28"><text:bookmark text:name="docs-internal-guid-372cd957-b730-5cd4-1152-d86e94a86aaa"/><text:span text:style-name="T21">Walaupun dimungkinkan untuk menangani koin secara individual, akan berat untuk memisahkan transaksi untuk setiap sen di dalam sebuah transfer. Supaya nilai dapat dipisah dan digabungkan, transaksi harus terdiri atas beberapa masukan dan keluaran. Pada umumnya, akan ada satu masukan dari transaksi lebih besar sebelumnya ataupun beberapa masukan yang terdiri dari jumlah yang lebih kecil, dengan paling banyak ada dua keluaran: satu untuk pembayaran dan satunya lagi adalah mengembalikan kembalian, jika ada, kembali ke pengirim.</text:span> </text:p>
      <text:p text:style-name="P27"><draw:g text:anchor-type="as-char" draw:z-index="4" draw:style-name="gr1"><draw:polygon draw:style-name="gr4" draw:text-style-name="P54" svg:width="0.8469in" svg:height="0.9205in" svg:x="0.3083in" svg:y="0in" svg:viewBox="0 0 2152 2339" draw:points="1076,2339 0,2339 0,0 2152,0 2152,2339"><text:p/></draw:polygon><draw:polygon draw:style-name="gr5" draw:text-style-name="P54" svg:width="0.2299in" svg:height="0.1535in" svg:x="0.4626in" svg:y="0.4602in" svg:viewBox="0 0 585 391" draw:points="293,391 0,391 0,0 585,0 585,391"><text:p/></draw:polygon><draw:polygon draw:style-name="gr6" draw:text-style-name="P53" svg:width="0.2299in" svg:height="0.1535in" svg:x="0.4626in" svg:y="0.4602in" svg:viewBox="0 0 585 391" draw:points="293,391 0,391 0,0 585,0 585,391"><text:p/></draw:polygon><draw:frame draw:style-name="gr35" draw:text-style-name="P56" svg:width="0.4988in" svg:height="0.1114in" svg:x="0.3846in" svg:y="0.039in"><draw:text-box><text:p text:style-name="P55"><text:span text:style-name="T57">Transaksi</text:span></text:p></draw:text-box></draw:frame><draw:polygon draw:style-name="gr5" draw:text-style-name="P54" svg:width="0.2299in" svg:height="0.1539in" svg:x="0.4626in" svg:y="0.6906in" svg:viewBox="0 0 585 392" draw:points="293,392 0,392 0,0 585,0 585,392"><text:p/></draw:polygon><draw:polygon draw:style-name="gr6" draw:text-style-name="P53" svg:width="0.2299in" svg:height="0.1539in" svg:x="0.4626in" svg:y="0.6906in" svg:viewBox="0 0 585 392" draw:points="293,392 0,392 0,0 585,0 585,392"><text:p/></draw:polygon><draw:frame draw:style-name="gr36" draw:text-style-name="P56" svg:width="0.0815in" svg:height="0.1114in" svg:x="0.5374in" svg:y="0.4874in"><draw:text-box><text:p text:style-name="P55"><text:span text:style-name="T57">In</text:span></text:p></draw:text-box></draw:frame><draw:polygon draw:style-name="gr5" draw:text-style-name="P54" svg:width="0.2299in" svg:height="0.1524in" svg:x="0.4626in" svg:y="0.2311in" svg:viewBox="0 0 585 388" draw:points="293,388 0,388 0,0 585,0 585,388"><text:p/></draw:polygon><draw:polygon draw:style-name="gr6" draw:text-style-name="P53" svg:width="0.2299in" svg:height="0.1524in" svg:x="0.4626in" svg:y="0.2311in" svg:viewBox="0 0 585 388" draw:points="293,388 0,388 0,0 585,0 585,388"><text:p/></draw:polygon><draw:frame draw:style-name="gr36" draw:text-style-name="P56" svg:width="0.0815in" svg:height="0.1114in" svg:x="0.5374in" svg:y="0.7181in"><draw:text-box><text:p text:style-name="P55"><text:span text:style-name="T57">...</text:span></text:p></draw:text-box></draw:frame><draw:polygon draw:style-name="gr5" draw:text-style-name="P54" svg:width="0.2315in" svg:height="0.1524in" svg:x="0.8472in" svg:y="0.2311in" svg:viewBox="0 0 589 388" draw:points="296,388 0,388 0,0 589,0 589,388"><text:p/></draw:polygon><draw:polygon draw:style-name="gr6" draw:text-style-name="P53" svg:width="0.2315in" svg:height="0.1524in" svg:x="0.8472in" svg:y="0.2311in" svg:viewBox="0 0 589 388" draw:points="296,388 0,388 0,0 589,0 589,388"><text:p/></draw:polygon><draw:frame draw:style-name="gr36" draw:text-style-name="P56" svg:width="0.0815in" svg:height="0.1114in" svg:x="0.5374in" svg:y="0.2555in"><draw:text-box><text:p text:style-name="P55"><text:span text:style-name="T57">In</text:span></text:p></draw:text-box></draw:frame><draw:polygon draw:style-name="gr5" draw:text-style-name="P54" svg:width="0.2315in" svg:height="0.1535in" svg:x="0.8472in" svg:y="0.4602in" svg:viewBox="0 0 589 391" draw:points="296,391 0,391 0,0 589,0 589,391"><text:p/></draw:polygon><draw:polygon draw:style-name="gr6" draw:text-style-name="P53" svg:width="0.2315in" svg:height="0.1535in" svg:x="0.8472in" svg:y="0.4602in" svg:viewBox="0 0 589 391" draw:points="296,391 0,391 0,0 589,0 589,391"><text:p/></draw:polygon><draw:frame draw:style-name="gr37" draw:text-style-name="P56" svg:width="0.1567in" svg:height="0.1114in" svg:x="0.8835in" svg:y="0.2555in"><draw:text-box><text:p text:style-name="P55"><text:span text:style-name="T57">Out</text:span></text:p></draw:text-box></draw:frame><draw:polygon draw:style-name="gr2" draw:text-style-name="P52" svg:width="0.0925in" svg:height="0.0606in" svg:x="0.3697in" svg:y="0.2764in" svg:viewBox="0 0 236 155" draw:points="236,78 0,155 0,0"><text:p/></draw:polygon><draw:line draw:style-name="gr3" draw:text-style-name="P53" svg:x1="0in" svg:y1="0.3075in" svg:x2="0.389in" svg:y2="0.3075in"><text:p/></draw:line><draw:polygon draw:style-name="gr2" draw:text-style-name="P52" svg:width="0.0925in" svg:height="0.0606in" svg:x="0.3697in" svg:y="0.5075in" svg:viewBox="0 0 236 155" draw:points="236,77 0,155 0,0"><text:p/></draw:polygon><draw:line draw:style-name="gr3" draw:text-style-name="P53" svg:x1="0in" svg:y1="0.5374in" svg:x2="0.389in" svg:y2="0.5374in"><text:p/></draw:line><draw:polygon draw:style-name="gr2" draw:text-style-name="P52" svg:width="0.0925in" svg:height="0.0606in" svg:x="0.3697in" svg:y="0.7366in" svg:viewBox="0 0 236 155" draw:points="236,77 0,155 0,0"><text:p/></draw:polygon><draw:line draw:style-name="gr3" draw:text-style-name="P53" svg:x1="0in" svg:y1="0.7669in" svg:x2="0.389in" svg:y2="0.7669in"><text:p/></draw:line><draw:polygon draw:style-name="gr2" draw:text-style-name="P52" svg:width="0.0925in" svg:height="0.0606in" svg:x="1.4488in" svg:y="0.2764in" svg:viewBox="0 0 236 155" draw:points="236,78 0,155 0,0"><text:p/></draw:polygon><draw:line draw:style-name="gr3" draw:text-style-name="P53" svg:x1="1.0791in" svg:y1="0.3075in" svg:x2="1.4665in" svg:y2="0.3075in"><text:p/></draw:line><draw:polygon draw:style-name="gr2" draw:text-style-name="P52" svg:width="0.0925in" svg:height="0.0606in" svg:x="1.4488in" svg:y="0.5075in" svg:viewBox="0 0 236 155" draw:points="236,77 0,155 0,0"><text:p/></draw:polygon><draw:line draw:style-name="gr3" draw:text-style-name="P53" svg:x1="1.0791in" svg:y1="0.5374in" svg:x2="1.4665in" svg:y2="0.5374in"><text:p/></draw:line><draw:frame draw:style-name="gr36" draw:text-style-name="P56" svg:width="0.0815in" svg:height="0.1114in" svg:x="0.9236in" svg:y="0.4874in"><draw:text-box><text:p text:style-name="P55"><text:span text:style-name="T57">...</text:span></text:p></draw:text-box></draw:frame></draw:g></text:p>
      <text:p text:style-name="P25"/>
      <text:p text:style-name="P39"><text:bookmark text:name="docs-internal-guid-f60c32f5-b730-9203-4d56-24daf2a5748d"/><text:span text:style-name="T21">Perlu dicatat bahwa </text:span><text:span text:style-name="T41">fan-out</text:span><text:span text:style-name="T21">, adalah dimana transaksi bergantung pada beberapa transaksi, dan transaksi tersebut bergantung kepada yang lebih banyak, adalah bukan masalah disini. Tidak ada kebutuhan untuk </text:span><text:span text:style-name="T23">membuat</text:span><text:span text:style-name="T21"> salinan sejarah transaksi secara berdiri sendiri.</text:span> </text:p>
      <text:h text:style-name="P49" text:outline-level="2"><text:span text:style-name="T7">10</text:span><text:span text:style-name="T4">.<text:tab/></text:span><text:span text:style-name="T7">Priva</text:span><text:span text:style-name="T11">si</text:span></text:h>
      <text:p text:style-name="P28"><text:bookmark text:name="docs-internal-guid-4fa43cd6-b730-bfeb-58b8-ee1861e9f43b"/><text:span text:style-name="T21">Model perbankan tradisional mencapai tingkat privasi dengan cara membatasi akses informasi ke pihak yang bersangkutan dan pihak ketiga yang dipercayai. Kebutuhan untuk mengabarkan seluruh transaksi ke publik menghalangi metode ini, namun privasi masih dapat dijaga dengan memutuskan arus informasi di suatu tempat: dengan menjaga </text:span><text:span text:style-name="T41">public key</text:span><text:span text:style-name="T46"> </text:span><text:span text:style-name="T21">tetap anonim. Publik dapat melihat ketika seseorang mengirimkan sejumlah uang ke seseorang lainnya, namun tanpa informasi yang menghubungkan transaksi itu kepada siapapun. Hal ini mirip dengan tingkat informasi yang dirilis oleh bursa saham, dimana waktu dan besaran perdagangan individual, transaksi dibuat terbuka, namun tanpa memberitahu siapa orang yang ada di belakangnya.</text:span> </text:p>
      <text:p text:style-name="P29"><draw:g text:anchor-type="as-char" draw:z-index="5" draw:style-name="gr1"><draw:polygon draw:style-name="gr4" draw:text-style-name="P54" svg:width="0.6134in" svg:height="0.2024in" svg:x="0.072in" svg:y="0.224in" svg:viewBox="0 0 1559 515" draw:points="780,515 0,515 0,0 1559,0 1559,515"><text:p/></draw:polygon><draw:polygon draw:style-name="gr4" draw:text-style-name="P54" svg:width="0.6138in" svg:height="0.2024in" svg:x="0.8913in" svg:y="0.224in" svg:viewBox="0 0 1560 515" draw:points="780,515 0,515 0,0 1560,0 1560,515"><text:p/></draw:polygon><draw:frame draw:style-name="gr38" draw:text-style-name="P56" svg:width="0.3406in" svg:height="0.0988in" svg:x="0.2055in" svg:y="0.2835in"><draw:text-box><text:p text:style-name="P55"><text:span text:style-name="T61">Identitas</text:span></text:p></draw:text-box></draw:frame><draw:polygon draw:style-name="gr4" draw:text-style-name="P54" svg:width="0.6134in" svg:height="0.3382in" svg:x="1.7776in" svg:y="0.1559in" svg:viewBox="0 0 1559 860" draw:points="780,860 0,860 0,0 1559,0 1559,860"><text:p/></draw:polygon><draw:frame draw:style-name="gr39" draw:text-style-name="P56" svg:width="0.4835in" svg:height="0.0988in" svg:x="0.9528in" svg:y="0.2835in"><draw:text-box><text:p text:style-name="P55"><text:span text:style-name="T61">Transaksi</text:span></text:p></draw:text-box></draw:frame><draw:frame draw:style-name="gr40" draw:text-style-name="P56" svg:width="0.2894in" svg:height="0.0988in" svg:x="1.9417in" svg:y="0.2417in"><draw:text-box><text:p text:style-name="P55"><text:span text:style-name="T61">Pihak-3</text:span></text:p></draw:text-box></draw:frame><draw:polygon draw:style-name="gr4" draw:text-style-name="P54" svg:width="0.6138in" svg:height="0.3382in" svg:x="2.665in" svg:y="0.1559in" svg:viewBox="0 0 1560 860" draw:points="780,860 0,860 0,0 1560,0 1560,860"><text:p/></draw:polygon><draw:frame draw:style-name="gr41" draw:text-style-name="P56" svg:width="0.5098in" svg:height="0.0988in" svg:x="1.8764in" svg:y="0.3346in"><draw:text-box><text:p text:style-name="P55"><text:span text:style-name="T61">Yg Dipercaya</text:span></text:p></draw:text-box></draw:frame><draw:polygon draw:style-name="gr4" draw:text-style-name="P54" svg:width="0.615in" svg:height="0.3382in" svg:x="3.5512in" svg:y="0.1559in" svg:viewBox="0 0 1563 860" draw:points="783,860 0,860 0,0 1563,0 1563,860"><text:p/></draw:polygon><draw:frame draw:style-name="gr42" draw:text-style-name="P56" svg:width="0.5335in" svg:height="0.0988in" svg:x="2.722in" svg:y="0.2835in"><draw:text-box><text:p text:style-name="P55"><text:span text:style-name="T61">Pihak Lainnya</text:span></text:p></draw:text-box></draw:frame><draw:line draw:style-name="gr6" draw:text-style-name="P53" svg:x1="3.415in" svg:y1="0.0862in" svg:x2="3.415in" svg:y2="0.561in"><text:p/></draw:line><draw:polygon draw:style-name="gr4" draw:text-style-name="P54" svg:width="0.6134in" svg:height="0.2039in" svg:x="0.072in" svg:y="0.9709in" svg:viewBox="0 0 1559 519" draw:points="780,519 0,519 0,0 1559,0 1559,519"><text:p/></draw:polygon><draw:frame draw:style-name="gr43" draw:text-style-name="P56" svg:width="0.2323in" svg:height="0.0988in" svg:x="3.7457in" svg:y="0.2835in"><draw:text-box><text:p text:style-name="P55"><text:span text:style-name="T61">Publik</text:span></text:p></draw:text-box></draw:frame><draw:polygon draw:style-name="gr4" draw:text-style-name="P54" svg:width="0.6134in" svg:height="0.2039in" svg:x="0.9594in" svg:y="0.9709in" svg:viewBox="0 0 1559 519" draw:points="780,519 0,519 0,0 1559,0 1559,519"><text:p/></draw:polygon><draw:frame draw:style-name="gr38" draw:text-style-name="P56" svg:width="0.3406in" svg:height="0.0988in" svg:x="0.2055in" svg:y="1.0335in"><draw:text-box><text:p text:style-name="P55"><text:span text:style-name="T61">Identitas</text:span></text:p></draw:text-box></draw:frame><draw:polygon draw:style-name="gr4" draw:text-style-name="P54" svg:width="0.615in" svg:height="0.3398in" svg:x="1.8457in" svg:y="0.9031in" svg:viewBox="0 0 1563 864" draw:points="780,864 0,864 0,0 1563,0 1563,864"><text:p/></draw:polygon><draw:frame draw:style-name="gr39" draw:text-style-name="P56" svg:width="0.4835in" svg:height="0.0988in" svg:x="1.0228in" svg:y="1.0335in"><draw:text-box><text:p text:style-name="P55"><text:span text:style-name="T61">Transaksi</text:span></text:p></draw:text-box></draw:frame><draw:line draw:style-name="gr6" draw:text-style-name="P53" svg:x1="0.8232in" svg:y1="0.9031in" svg:x2="0.8232in" svg:y2="1.2433in"><text:p/></draw:line><draw:polygon draw:style-name="gr2" draw:text-style-name="P52" svg:width="0.1012in" svg:height="0.0677in" svg:x="1.7441in" svg:y="1.039in" svg:viewBox="0 0 258 173" draw:points="258,85 0,173 0,0"><text:p/></draw:polygon><draw:line draw:style-name="gr3" draw:text-style-name="P53" svg:x1="1.5732in" svg:y1="1.0717in" svg:x2="1.7638in" svg:y2="1.0717in"><text:p/></draw:line><draw:frame draw:style-name="gr43" draw:text-style-name="P56" svg:width="0.2323in" svg:height="0.0988in" svg:x="2.0402in" svg:y="1.0335in"><draw:text-box><text:p text:style-name="P55"><text:span text:style-name="T61">Publik</text:span></text:p></draw:text-box></draw:frame><draw:frame draw:style-name="gr44" draw:text-style-name="P56" svg:width="0.7268in" svg:height="0.0988in" svg:x="0in" svg:y="0.7429in"><draw:text-box><text:p text:style-name="P55"><text:span text:style-name="T61">Model Privasi Baru</text:span></text:p></draw:text-box></draw:frame><draw:polygon draw:style-name="gr2" draw:text-style-name="P52" svg:width="0.1008in" svg:height="0.0677in" svg:x="1.6764in" svg:y="0.2917in" svg:viewBox="0 0 257 173" draw:points="257,85 0,173 0,0"><text:p/></draw:polygon><draw:line draw:style-name="gr3" draw:text-style-name="P53" svg:x1="1.5055in" svg:y1="0.3252in" svg:x2="1.6957in" svg:y2="0.3252in"><text:p/></draw:line><draw:polygon draw:style-name="gr2" draw:text-style-name="P52" svg:width="0.1024in" svg:height="0.0677in" svg:x="2.5622in" svg:y="0.2917in" svg:viewBox="0 0 261 173" draw:points="261,85 0,173 0,0"><text:p/></draw:polygon><draw:line draw:style-name="gr3" draw:text-style-name="P53" svg:x1="2.3913in" svg:y1="0.3252in" svg:x2="2.5831in" svg:y2="0.3252in"><text:p/></draw:line><draw:line draw:style-name="gr6" draw:text-style-name="P53" svg:x1="0.6858in" svg:y1="0.3252in" svg:x2="0.8913in" svg:y2="0.3252in"><text:p/></draw:line><draw:frame draw:style-name="gr45" draw:text-style-name="P56" svg:width="0.9496in" svg:height="0.0988in" svg:x="0.0071in" svg:y="0in"><draw:text-box><text:p text:style-name="P55"><text:span text:style-name="T61">Model Privasi Tradisional</text:span></text:p></draw:text-box></draw:frame></draw:g></text:p>
      <text:p text:style-name="P28"/>
      <text:p text:style-name="P38"><text:bookmark text:name="docs-internal-guid-25a4da8f-b730-f70e-ea57-aab382279123"/><text:span text:style-name="T21">Sebagai tambahan penjagaan keamanan, sebuah pasangan kunci yang baru harus digunakan untuk setiap transaksi agar tidak dihubungkan dengan pemilik yang sama. Beberapa hubungan tetap tidak dapat dielakkan dengan transaksi multi-input, yang mana diharuskan untuk memunculkan bahwa masukan yang dilakukan adalah dimiliki oleh pemilik yang sama. Risikonya adalah bilamana pemilik kunci diketahui, penghubungan ini dapat membuka transaksi lain yang dimiliki oleh pemilik yang sama.</text:span> </text:p>
      <text:h text:style-name="P49" text:outline-level="2"><text:span text:style-name="T7">11</text:span><text:span text:style-name="T4">.<text:tab/></text:span><text:span text:style-name="T11">Perhitungan</text:span></text:h>
      <text:p text:style-name="P21"><text:bookmark text:name="docs-internal-guid-b29f0f1b-b731-4a20-2ecd-be6a434ce58d"/><text:span text:style-name="T21">Kami mempertimbangkan skenario dari penyerang yang hendak menciptakan sebuah rantai alternatif lebih cepat dibandingkan dengan rantai yang “jujur”. Bahkan bila ini terjadi, hal ini tidak serta merta membuka sistem untuk dibuka sewenang-wenang, seperti menciptakan nilai dari “udara” atau mengambil uang yang tidak pernah dimiliki oleh penyerang. </text:span><text:span text:style-name="T41">Node</text:span><text:span text:style-name="T46"> </text:span><text:span text:style-name="T21">tidak akan menerima transaksi tidak </text:span><text:span text:style-name="T41">valid</text:span><text:span text:style-name="T46"> </text:span><text:span text:style-name="T21">sebagai pembayaran dan </text:span><text:span text:style-name="T41">node</text:span><text:span text:style-name="T46"> “jujur” </text:span><text:span text:style-name="T21">tidak akan pernah menerima sebuah blok yang mengandung transaksi tersebut. Penyerang hanya dapat mencoba untuk </text:span><text:soft-page-break/><text:span text:style-name="T21">mengubah satu dari transaksinya untuk mengambil kembali uang yang telah dibelanjakannya barusan.</text:span></text:p>
      <text:p text:style-name="P40">Balapan antara rantai “jujur” dengan rantai penyerang dapat dikarakteristik sebagai <text:span text:style-name="T17">Binomial Random Walk</text:span>. Tingkat keberhasilan dari rantai “jujur” bertambah di setiap blok, meningkatkan kepemimpinan sebanyak +1, dan kejadian yang gagal adalah rantai penyerang yang bertambah di setiap blok, mengurangi jarak sebanyak -1.</text:p>
      <text:p text:style-name="P40">Kemungkinan dari seorang penyerang mengejar defisit ini sama dengan permasalahan <text:span text:style-name="T17">Gambler’s Ruin</text:span>. Bayangkan bila ada seorang penjudi dengan dana tak terbatas, kemudian memulai dengan defisit dan bermain dengan jumlah percobaan tak terbatas untuk mencapai titik impas. Kita dapat menghitung kemungkinannya untuk mencapai titik impas, atau seorang penyerang akan dapat mengejar rantai jujur, seperti contoh berikut [8]:</text:p>
      <text:p text:style-name="P36"><text:span text:style-name="T41">p</text:span><text:span text:style-name="T46"> </text:span><text:span text:style-name="T21">= kemungkinan sebuah </text:span><text:span text:style-name="T41">node</text:span><text:span text:style-name="T46"> “jujur” </text:span><text:span text:style-name="T21">untuk menemukan blok berikutnya </text:span></text:p>
      <text:p text:style-name="P34"><text:span text:style-name="T41">q</text:span><text:span text:style-name="T46"> </text:span><text:span text:style-name="T21">= kemungkinan penyerang untuk menemukan blok berikutnya</text:span></text:p>
      <text:p text:style-name="P35"><text:span text:style-name="T36">q</text:span><text:span text:style-name="T44">z</text:span><text:span text:style-name="T45"> </text:span><text:span text:style-name="T28">= kemungkinan penyerang dapat mengejar dari z blok di belakang</text:span></text:p>
      <text:p text:style-name="P8"><text:tab/><draw:g text:anchor-type="as-char" svg:y="-0.3016in" draw:z-index="6" draw:style-name="gr46"><draw:frame draw:style-name="gr47" draw:text-style-name="P56" svg:width="0.078in" svg:height="0.1768in" svg:x="0in" svg:y="0.1693in"><draw:text-box><text:p text:style-name="P55"><text:span text:style-name="T62">q</text:span></text:p></draw:text-box></draw:frame><draw:frame draw:style-name="gr48" draw:text-style-name="P56" svg:width="0.037in" svg:height="0.1071in" svg:x="0.0945in" svg:y="0.2563in"><draw:text-box><text:p text:style-name="P55"><text:span text:style-name="T63">z</text:span></text:p></draw:text-box></draw:frame><draw:frame draw:style-name="gr49" draw:text-style-name="P56" svg:width="0.1232in" svg:height="0.1894in" svg:x="0.1362in" svg:y="0.1839in"><draw:text-box><text:p text:style-name="P55"><text:span text:style-name="T64">=</text:span></text:p></draw:text-box></draw:frame><draw:frame draw:style-name="gr50" draw:text-style-name="P56" svg:width="0.1598in" svg:height="0.5122in" svg:x="0.25in" svg:y="0in"><draw:text-box><text:p text:style-name="P55"><text:span text:style-name="T65">{</text:span></text:p></draw:text-box></draw:frame><draw:frame draw:style-name="gr47" draw:text-style-name="P56" svg:width="0.078in" svg:height="0.1768in" svg:x="0.5134in" svg:y="0.1209in"><draw:text-box><text:p text:style-name="P55"><text:span text:style-name="T66">1</text:span></text:p></draw:text-box></draw:frame><draw:frame draw:style-name="gr51" draw:text-style-name="P56" svg:width="0.0862in" svg:height="0.1768in" svg:x="0.8898in" svg:y="0.1063in"><draw:text-box><text:p text:style-name="P55"><text:span text:style-name="T62">if</text:span></text:p></draw:text-box></draw:frame><draw:frame draw:style-name="gr47" draw:text-style-name="P56" svg:width="0.078in" svg:height="0.1768in" svg:x="1.0453in" svg:y="0.1063in"><draw:text-box><text:p text:style-name="P55"><text:span text:style-name="T62">p</text:span></text:p></draw:text-box></draw:frame><draw:frame draw:style-name="gr49" draw:text-style-name="P56" svg:width="0.1232in" svg:height="0.1894in" svg:x="1.1283in" svg:y="0.089in"><draw:text-box><text:p text:style-name="P55"><text:span text:style-name="T64">≤</text:span></text:p></draw:text-box></draw:frame><draw:frame draw:style-name="gr47" draw:text-style-name="P56" svg:width="0.078in" svg:height="0.1768in" svg:x="1.2634in" svg:y="0.1063in"><draw:text-box><text:p text:style-name="P55"><text:span text:style-name="T62">q</text:span></text:p></draw:text-box></draw:frame><draw:frame draw:style-name="gr52" draw:text-style-name="P56" svg:width="0.0496in" svg:height="0.1894in" svg:x="0.3465in" svg:y="0.2972in"><draw:text-box><text:p text:style-name="P55"><text:span text:style-name="T64"></text:span></text:p></draw:text-box></draw:frame><draw:frame draw:style-name="gr47" draw:text-style-name="P56" svg:width="0.078in" svg:height="0.1768in" svg:x="0.3992in" svg:y="0.3098in"><draw:text-box><text:p text:style-name="P55"><text:span text:style-name="T62">q</text:span></text:p></draw:text-box></draw:frame><draw:frame draw:style-name="gr53" draw:text-style-name="P56" svg:width="0.0441in" svg:height="0.1894in" svg:x="0.4925in" svg:y="0.2972in"><draw:text-box><text:p text:style-name="P55"><text:span text:style-name="T64">/</text:span></text:p></draw:text-box></draw:frame><draw:frame draw:style-name="gr47" draw:text-style-name="P56" svg:width="0.078in" svg:height="0.1768in" svg:x="0.5756in" svg:y="0.3098in"><draw:text-box><text:p text:style-name="P55"><text:span text:style-name="T62">p</text:span></text:p></draw:text-box></draw:frame><draw:frame draw:style-name="gr52" draw:text-style-name="P56" svg:width="0.0496in" svg:height="0.1894in" svg:x="0.6602in" svg:y="0.2972in"><draw:text-box><text:p text:style-name="P55"><text:span text:style-name="T64"></text:span></text:p></draw:text-box></draw:frame><draw:frame draw:style-name="gr48" draw:text-style-name="P56" svg:width="0.037in" svg:height="0.1071in" svg:x="0.7118in" svg:y="0.2728in"><draw:text-box><text:p text:style-name="P55"><text:span text:style-name="T63">z</text:span></text:p></draw:text-box></draw:frame><draw:frame draw:style-name="gr51" draw:text-style-name="P56" svg:width="0.0862in" svg:height="0.1768in" svg:x="0.8898in" svg:y="0.3146in"><draw:text-box><text:p text:style-name="P55"><text:span text:style-name="T62">if</text:span></text:p></draw:text-box></draw:frame><draw:frame draw:style-name="gr47" draw:text-style-name="P56" svg:width="0.078in" svg:height="0.1768in" svg:x="1.0453in" svg:y="0.3146in"><draw:text-box><text:p text:style-name="P55"><text:span text:style-name="T62">p</text:span></text:p></draw:text-box></draw:frame><draw:frame draw:style-name="gr49" draw:text-style-name="P56" svg:width="0.1232in" svg:height="0.1894in" svg:x="1.1283in" svg:y="0.2972in"><draw:text-box><text:p text:style-name="P55"><text:span text:style-name="T64"></text:span></text:p></draw:text-box></draw:frame><draw:frame draw:style-name="gr47" draw:text-style-name="P56" svg:width="0.078in" svg:height="0.1768in" svg:x="1.2634in" svg:y="0.3146in"><draw:text-box><text:p text:style-name="P55"><text:span text:style-name="T62">q</text:span></text:p></draw:text-box></draw:frame><draw:frame draw:style-name="gr50" draw:text-style-name="P56" svg:width="0.1598in" svg:height="0.5122in" svg:x="1.322in" svg:y="0in"><draw:text-box><text:p text:style-name="P55"><text:span text:style-name="T65">}</text:span></text:p></draw:text-box></draw:frame></draw:g></text:p>
      <text:p text:style-name="P22"><text:bookmark text:name="docs-internal-guid-ec4a201e-b732-e7dd-0713-40287c886f98"/>Diasumsikan bahwa p &gt; q, maka kemungkinannya akan menurun secara eksponensial dikarenakan jumlah blok yang harus dikejar penyerang meningkat. Dengan kesempatan berlawanan terhadapnya, jika dia tidak beruntung untuk memulai lebih awal, maka kesempatannya menjadi sangat kecil dikarenakan dia jauh tertinggal di belakang.</text:p>
      <text:p text:style-name="P40">Sekarang kita pertimbangkan berapa lama seorang penerima dari transaksi baru butuhkan untuk menunggu sebelum cukup yakin bahwa pengirim tidak dapat mengubah transaksi tersebut. Kita asumsikan bahwa pengirim adalah seorang penyerang yang hendak membuat penerima mempercayai bahwa pengirim uang telah membayarnya untuk sementara waktu, kemudian membalikkan kembali uang tersebut kepadanya setelah beberapa saat berlalu. Penerima akan dikabari ketika hal ini terjadi, namun pengirimnya berharap ketika hal itu terjadi maka semuanya sudah terlambat.</text:p>
      <text:p text:style-name="P40"><text:span text:style-name="T21">Penerima membuat sepasang kunci baru dan memberikan </text:span><text:span text:style-name="T41">public key</text:span><text:span text:style-name="T46"> </text:span><text:span text:style-name="T21">kepada pengirim sesaat sebelum penandatanganan. Hal ini menghindari pengirim dari mempersiapkan serangkaian rantai blok sebelumnya dengan mengerjakannya terus-menerus sampai ia cukup beruntung untuk bergerak cukup jauh di depan, kemudian mengeksekusikan transaksi tersebut pada saat itu. Ketika transaksi dikirim, pengirim yang tidak “jujur” akan mulai bekerja secara paralel yang berisi versi alternatif dari transaksinya.</text:span></text:p>
      <text:p text:style-name="P40">Penerima menunggu sampai transaksinya ditambah ke sebuah blok dan sejumlah z blok dihubungkan setelah itu. Penerima tidak akan mengetahui secara pasti seberapa banyak yang telah dikerjakan penyerang, namun asumsikan bahwa blok yang “jujur” mengambil rata-rata waktu yang diharapkan di setiap blok, maka potensi yang telah dikerjakan akan menjadi sebuah distribusi Poisson dengan nilai yang diharapkan sebagai berikut:</text:p>
      <text:p text:style-name="P5"><text:tab/><draw:g text:anchor-type="as-char" draw:z-index="7" draw:style-name="gr54"><draw:frame draw:style-name="gr55" draw:text-style-name="P56" svg:width="0.2051in" svg:height="0.1894in" svg:x="0in" svg:y="0.0972in"><draw:text-box><text:p text:style-name="P55"><text:span text:style-name="T64"></text:span><text:span text:style-name="T64">=</text:span></text:p></draw:text-box></draw:frame><draw:frame draw:style-name="gr56" draw:text-style-name="P56" svg:width="0.0614in" svg:height="0.1768in" svg:x="0.2181in" svg:y="0.1102in"><draw:text-box><text:p text:style-name="P55"><text:span text:style-name="T62">z</text:span></text:p></draw:text-box></draw:frame><draw:polygon draw:style-name="gr2" draw:text-style-name="P52" svg:width="0.1189in" svg:height="0.0067in" svg:x="0.3126in" svg:y="0.1965in" svg:viewBox="0 0 303 18" draw:points="0,18 303,18 303,0 0,0"><text:p/></draw:polygon><draw:frame draw:style-name="gr47" draw:text-style-name="P56" svg:width="0.078in" svg:height="0.1768in" svg:x="0.3335in" svg:y="0in"><draw:text-box><text:p text:style-name="P55"><text:span text:style-name="T62">q</text:span></text:p></draw:text-box></draw:frame><draw:frame draw:style-name="gr47" draw:text-style-name="P56" svg:width="0.078in" svg:height="0.1768in" svg:x="0.3445in" svg:y="0.1874in"><draw:text-box><text:p text:style-name="P55"><text:span text:style-name="T62">p</text:span></text:p></draw:text-box></draw:frame></draw:g></text:p>
      <text:p text:style-name="P5"/>
      <text:p text:style-name="P28"><text:bookmark text:name="docs-internal-guid-7fdd8b16-b733-6347-c89c-e55e7dd46836"/><text:span text:style-name="T21">Untuk mendapatkan probabilitas penyerang dapat mengejar hingga saat ini, kita kalikan kepadatan Poisson untuk setiap jumlah usaha yang mungkin bisa dilakukannya dengan kemungkinan dia bisa mengejarnya dari titik tersebut:</text:span> </text:p>
      <text:p text:style-name="P7"><text:tab/><draw:g text:anchor-type="as-char" draw:z-index="8" draw:style-name="gr54"><draw:frame draw:style-name="gr57" draw:text-style-name="P56" svg:width="0.178in" svg:height="0.2748in" svg:x="0in" svg:y="0.1409in"><draw:text-box><text:p text:style-name="P55"><text:span text:style-name="T67">∑</text:span></text:p></draw:text-box></draw:frame><draw:frame draw:style-name="gr58" draw:text-style-name="P56" svg:width="0.0425in" svg:height="0.1071in" svg:x="0in" svg:y="0.3874in"><draw:text-box><text:p text:style-name="P55"><text:span text:style-name="T63">k</text:span></text:p></draw:text-box></draw:frame><draw:frame draw:style-name="gr59" draw:text-style-name="P56" svg:width="0.0748in" svg:height="0.1142in" svg:x="0.0516in" svg:y="0.3807in"><draw:text-box><text:p text:style-name="P55"><text:span text:style-name="T68">=</text:span></text:p></draw:text-box></draw:frame><draw:frame draw:style-name="gr60" draw:text-style-name="P56" svg:width="0.0476in" svg:height="0.1071in" svg:x="0.1252in" svg:y="0.3874in"><draw:text-box><text:p text:style-name="P55"><text:span text:style-name="T69">0</text:span></text:p></draw:text-box></draw:frame><draw:frame draw:style-name="gr61" draw:text-style-name="P56" svg:width="0.0705in" svg:height="0.1142in" svg:x="0.0516in" svg:y="0.0972in"><draw:text-box><text:p text:style-name="P55"><text:span text:style-name="T68">∞</text:span></text:p></draw:text-box></draw:frame><draw:frame draw:style-name="gr62" draw:text-style-name="P56" svg:width="0.0835in" svg:height="0.1894in" svg:x="0.2181in" svg:y="0.1071in"><draw:text-box><text:p text:style-name="P55"><text:span text:style-name="T64"></text:span></text:p></draw:text-box></draw:frame><draw:frame draw:style-name="gr58" draw:text-style-name="P56" svg:width="0.0425in" svg:height="0.1071in" svg:x="0.3126in" svg:y="0.0925in"><draw:text-box><text:p text:style-name="P55"><text:span text:style-name="T63">k</text:span></text:p></draw:text-box></draw:frame><draw:frame draw:style-name="gr63" draw:text-style-name="P56" svg:width="0.0697in" svg:height="0.1768in" svg:x="0.3752in" svg:y="0.1209in"><draw:text-box><text:p text:style-name="P55"><text:span text:style-name="T62">e</text:span></text:p></draw:text-box></draw:frame><draw:polygon draw:style-name="gr2" draw:text-style-name="P52" svg:width="0.3634in" svg:height="0.0067in" svg:x="0.2185in" svg:y="0.2953in" svg:viewBox="0 0 924 18" draw:points="0,18 924,18 924,0 0,0"><text:p/></draw:polygon><draw:frame draw:style-name="gr64" draw:text-style-name="P56" svg:width="0.124in" svg:height="0.1142in" svg:x="0.4484in" svg:y="0.0866in"><draw:text-box><text:p text:style-name="P55"><text:span text:style-name="T68">−</text:span></text:p></draw:text-box></draw:frame><draw:frame draw:style-name="gr63" draw:text-style-name="P56" svg:width="0.0697in" svg:height="0.1768in" svg:x="0.3335in" svg:y="0.3071in"><draw:text-box><text:p text:style-name="P55"><text:span text:style-name="T62">k</text:span></text:p></draw:text-box></draw:frame><draw:frame draw:style-name="gr65" draw:text-style-name="P56" svg:width="0.0469in" svg:height="0.1894in" svg:x="0.4165in" svg:y="0.2929in"><draw:text-box><text:p text:style-name="P55"><text:span text:style-name="T64">!</text:span></text:p></draw:text-box></draw:frame><draw:frame draw:style-name="gr66" draw:text-style-name="P56" svg:width="0.0898in" svg:height="0.1894in" svg:x="0.572in" svg:y="0.189in"><draw:text-box><text:p text:style-name="P55"><text:span text:style-name="T64">⋅</text:span></text:p></draw:text-box></draw:frame><draw:frame draw:style-name="gr50" draw:text-style-name="P56" svg:width="0.1598in" svg:height="0.5122in" svg:x="0.6362in" svg:y="0in"><draw:text-box><text:p text:style-name="P55"><text:span text:style-name="T65">{</text:span></text:p></draw:text-box></draw:frame><draw:frame draw:style-name="gr52" draw:text-style-name="P56" svg:width="0.0496in" svg:height="0.1894in" svg:x="0.722in" svg:y="0.1236in"><draw:text-box><text:p text:style-name="P55"><text:span text:style-name="T64"></text:span></text:p></draw:text-box></draw:frame><draw:frame draw:style-name="gr47" draw:text-style-name="P56" svg:width="0.078in" svg:height="0.1768in" svg:x="0.7717in" svg:y="0.1362in"><draw:text-box><text:p text:style-name="P55"><text:span text:style-name="T62">q</text:span></text:p></draw:text-box></draw:frame><draw:frame draw:style-name="gr53" draw:text-style-name="P56" svg:width="0.0441in" svg:height="0.1894in" svg:x="0.8681in" svg:y="0.1236in"><draw:text-box><text:p text:style-name="P55"><text:span text:style-name="T64">/</text:span></text:p></draw:text-box></draw:frame><draw:frame draw:style-name="gr47" draw:text-style-name="P56" svg:width="0.078in" svg:height="0.1768in" svg:x="0.9492in" svg:y="0.1362in"><draw:text-box><text:p text:style-name="P55"><text:span text:style-name="T62">p</text:span></text:p></draw:text-box></draw:frame><draw:frame draw:style-name="gr52" draw:text-style-name="P56" svg:width="0.0496in" svg:height="0.1894in" svg:x="1.0335in" svg:y="0.1236in"><draw:text-box><text:p text:style-name="P55"><text:span text:style-name="T64"></text:span></text:p></draw:text-box></draw:frame><draw:frame draw:style-name="gr67" draw:text-style-name="P56" svg:width="0.0303in" svg:height="0.1142in" svg:x="1.0752in" svg:y="0.0984in"><draw:text-box><text:p text:style-name="P55"><text:span text:style-name="T68"></text:span></text:p></draw:text-box></draw:frame><draw:frame draw:style-name="gr48" draw:text-style-name="P56" svg:width="0.037in" svg:height="0.1071in" svg:x="1.1181in" svg:y="0.1043in"><draw:text-box><text:p text:style-name="P55"><text:span text:style-name="T63">z</text:span></text:p></draw:text-box></draw:frame><draw:frame draw:style-name="gr59" draw:text-style-name="P56" svg:width="0.0748in" svg:height="0.1142in" svg:x="1.1598in" svg:y="0.0984in"><draw:text-box><text:p text:style-name="P55"><text:span text:style-name="T68">−</text:span></text:p></draw:text-box></draw:frame><draw:frame draw:style-name="gr58" draw:text-style-name="P56" svg:width="0.0425in" svg:height="0.1071in" svg:x="1.2417in" svg:y="0.1043in"><draw:text-box><text:p text:style-name="P55"><text:span text:style-name="T63">k</text:span></text:p></draw:text-box></draw:frame><draw:frame draw:style-name="gr67" draw:text-style-name="P56" svg:width="0.0303in" svg:height="0.1142in" svg:x="1.2945in" svg:y="0.0984in"><draw:text-box><text:p text:style-name="P55"><text:span text:style-name="T68"></text:span></text:p></draw:text-box></draw:frame><draw:frame draw:style-name="gr68" draw:text-style-name="P56" svg:width="0.1925in" svg:height="0.1768in" svg:x="1.461in" svg:y="0.1091in"><draw:text-box><text:p text:style-name="P55"><text:span text:style-name="T62">if k</text:span></text:p></draw:text-box></draw:frame><draw:frame draw:style-name="gr49" draw:text-style-name="P56" svg:width="0.1232in" svg:height="0.1894in" svg:x="1.6807in" svg:y="0.0953in"><draw:text-box><text:p text:style-name="P55"><text:span text:style-name="T64">≤</text:span></text:p></draw:text-box></draw:frame><draw:frame draw:style-name="gr56" draw:text-style-name="P56" svg:width="0.0614in" svg:height="0.1768in" svg:x="1.8252in" svg:y="0.1091in"><draw:text-box><text:p text:style-name="P55"><text:span text:style-name="T62">z</text:span></text:p></draw:text-box></draw:frame><draw:frame draw:style-name="gr47" draw:text-style-name="P56" svg:width="0.078in" svg:height="0.1768in" svg:x="0.9819in" svg:y="0.3126in"><draw:text-box><text:p text:style-name="P55"><text:span text:style-name="T66">1</text:span></text:p></draw:text-box></draw:frame><draw:frame draw:style-name="gr68" draw:text-style-name="P56" svg:width="0.1925in" svg:height="0.1768in" svg:x="1.461in" svg:y="0.2953in"><draw:text-box><text:p text:style-name="P55"><text:span text:style-name="T62">if k</text:span></text:p></draw:text-box></draw:frame><draw:frame draw:style-name="gr49" draw:text-style-name="P56" svg:width="0.1232in" svg:height="0.1894in" svg:x="1.6807in" svg:y="0.2811in"><draw:text-box><text:p text:style-name="P55"><text:span text:style-name="T64"></text:span></text:p></draw:text-box></draw:frame><draw:frame draw:style-name="gr56" draw:text-style-name="P56" svg:width="0.0614in" svg:height="0.1768in" svg:x="1.8252in" svg:y="0.2953in"><draw:text-box><text:p text:style-name="P55"><text:span text:style-name="T62">z</text:span></text:p></draw:text-box></draw:frame><draw:frame draw:style-name="gr50" draw:text-style-name="P56" svg:width="0.1598in" svg:height="0.5122in" svg:x="1.8752in" svg:y="0in"><draw:text-box><text:p text:style-name="P55"><text:span text:style-name="T65">}</text:span></text:p></draw:text-box></draw:frame></draw:g></text:p>
      <text:p text:style-name="P26"/>
      <text:p text:style-name="P28"><text:bookmark text:name="docs-internal-guid-c7a2a6d2-b733-adaa-7cad-f88fdf2283dd"/><text:soft-page-break/><text:span text:style-name="T21">Penataan ulang dilakukan untuk menghindari penjumlahan dari ujung tak terhingga dari distribusinya...</text:span> </text:p>
      <text:p text:style-name="P5"><text:tab/><draw:g text:anchor-type="as-char" draw:z-index="9" draw:style-name="gr54"><draw:frame draw:style-name="gr47" draw:text-style-name="P56" svg:width="0.078in" svg:height="0.1768in" svg:x="0in" svg:y="0.1055in"><draw:text-box><text:p text:style-name="P55"><text:span text:style-name="T66">1</text:span></text:p></draw:text-box></draw:frame><draw:frame draw:style-name="gr49" draw:text-style-name="P56" svg:width="0.1232in" svg:height="0.1894in" svg:x="0.072in" svg:y="0.0929in"><draw:text-box><text:p text:style-name="P55"><text:span text:style-name="T64">−</text:span></text:p></draw:text-box></draw:frame><draw:frame draw:style-name="gr57" draw:text-style-name="P56" svg:width="0.178in" svg:height="0.2748in" svg:x="0.1972in" svg:y="0.0583in"><draw:text-box><text:p text:style-name="P55"><text:span text:style-name="T67">∑</text:span></text:p></draw:text-box></draw:frame><draw:frame draw:style-name="gr58" draw:text-style-name="P56" svg:width="0.0425in" svg:height="0.1071in" svg:x="0.2083in" svg:y="0.311in"><draw:text-box><text:p text:style-name="P55"><text:span text:style-name="T63">k</text:span></text:p></draw:text-box></draw:frame><draw:frame draw:style-name="gr59" draw:text-style-name="P56" svg:width="0.0748in" svg:height="0.1142in" svg:x="0.2598in" svg:y="0.3043in"><draw:text-box><text:p text:style-name="P55"><text:span text:style-name="T68">=</text:span></text:p></draw:text-box></draw:frame><draw:frame draw:style-name="gr60" draw:text-style-name="P56" svg:width="0.0476in" svg:height="0.1071in" svg:x="0.3335in" svg:y="0.311in"><draw:text-box><text:p text:style-name="P55"><text:span text:style-name="T69">0</text:span></text:p></draw:text-box></draw:frame><draw:frame draw:style-name="gr48" draw:text-style-name="P56" svg:width="0.037in" svg:height="0.1071in" svg:x="0.2728in" svg:y="0in"><draw:text-box><text:p text:style-name="P55"><text:span text:style-name="T63">z</text:span></text:p></draw:text-box></draw:frame><draw:frame draw:style-name="gr62" draw:text-style-name="P56" svg:width="0.0835in" svg:height="0.1894in" svg:x="0.4236in" svg:y="0.0173in"><draw:text-box><text:p text:style-name="P55"><text:span text:style-name="T64"></text:span></text:p></draw:text-box></draw:frame><draw:frame draw:style-name="gr58" draw:text-style-name="P56" svg:width="0.0425in" svg:height="0.1071in" svg:x="0.5071in" svg:y="0.0173in"><draw:text-box><text:p text:style-name="P55"><text:span text:style-name="T63">k</text:span></text:p></draw:text-box></draw:frame><draw:frame draw:style-name="gr63" draw:text-style-name="P56" svg:width="0.0697in" svg:height="0.1768in" svg:x="0.5807in" svg:y="0.0366in"><draw:text-box><text:p text:style-name="P55"><text:span text:style-name="T62">e</text:span></text:p></draw:text-box></draw:frame><draw:polygon draw:style-name="gr2" draw:text-style-name="P52" svg:width="0.3634in" svg:height="0.0067in" svg:x="0.4142in" svg:y="0.215in" svg:viewBox="0 0 924 18" draw:points="0,18 924,18 924,0 0,0"><text:p/></draw:polygon><draw:frame draw:style-name="gr64" draw:text-style-name="P56" svg:width="0.124in" svg:height="0.1142in" svg:x="0.65in" svg:y="0.0098in"><draw:text-box><text:p text:style-name="P55"><text:span text:style-name="T68">−</text:span></text:p></draw:text-box></draw:frame><draw:frame draw:style-name="gr63" draw:text-style-name="P56" svg:width="0.0697in" svg:height="0.1768in" svg:x="0.539in" svg:y="0.2339in"><draw:text-box><text:p text:style-name="P55"><text:span text:style-name="T62">k</text:span></text:p></draw:text-box></draw:frame><draw:frame draw:style-name="gr65" draw:text-style-name="P56" svg:width="0.0469in" svg:height="0.1894in" svg:x="0.6209in" svg:y="0.2154in"><draw:text-box><text:p text:style-name="P55"><text:span text:style-name="T64">!</text:span></text:p></draw:text-box></draw:frame><draw:frame draw:style-name="gr69" draw:text-style-name="P56" svg:width="0.065in" svg:height="0.2512in" svg:x="0.7984in" svg:y="0.0528in"><draw:text-box><text:p text:style-name="P55"><text:span text:style-name="T70"></text:span></text:p></draw:text-box></draw:frame><draw:frame draw:style-name="gr47" draw:text-style-name="P56" svg:width="0.078in" svg:height="0.1768in" svg:x="0.8484in" svg:y="0.1055in"><draw:text-box><text:p text:style-name="P55"><text:span text:style-name="T66">1</text:span></text:p></draw:text-box></draw:frame><draw:frame draw:style-name="gr70" draw:text-style-name="P56" svg:width="0.1705in" svg:height="0.1894in" svg:x="0.9264in" svg:y="0.0929in"><draw:text-box><text:p text:style-name="P55"><text:span text:style-name="T64">−</text:span></text:p></draw:text-box></draw:frame><draw:frame draw:style-name="gr47" draw:text-style-name="P56" svg:width="0.078in" svg:height="0.1768in" svg:x="1.1083in" svg:y="0.1055in"><draw:text-box><text:p text:style-name="P55"><text:span text:style-name="T62">q</text:span></text:p></draw:text-box></draw:frame><draw:frame draw:style-name="gr53" draw:text-style-name="P56" svg:width="0.0441in" svg:height="0.1894in" svg:x="1.1957in" svg:y="0.0929in"><draw:text-box><text:p text:style-name="P55"><text:span text:style-name="T64">/</text:span></text:p></draw:text-box></draw:frame><draw:frame draw:style-name="gr47" draw:text-style-name="P56" svg:width="0.078in" svg:height="0.1768in" svg:x="1.2846in" svg:y="0.1055in"><draw:text-box><text:p text:style-name="P55"><text:span text:style-name="T62">p</text:span></text:p></draw:text-box></draw:frame><draw:frame draw:style-name="gr52" draw:text-style-name="P56" svg:width="0.0496in" svg:height="0.1894in" svg:x="1.3626in" svg:y="0.0929in"><draw:text-box><text:p text:style-name="P55"><text:span text:style-name="T64"></text:span></text:p></draw:text-box></draw:frame><draw:frame draw:style-name="gr67" draw:text-style-name="P56" svg:width="0.0303in" svg:height="0.1142in" svg:x="1.4043in" svg:y="0.0744in"><draw:text-box><text:p text:style-name="P55"><text:span text:style-name="T68"></text:span></text:p></draw:text-box></draw:frame><draw:frame draw:style-name="gr48" draw:text-style-name="P56" svg:width="0.037in" svg:height="0.1071in" svg:x="1.4457in" svg:y="0.0783in"><draw:text-box><text:p text:style-name="P55"><text:span text:style-name="T63">z</text:span></text:p></draw:text-box></draw:frame><draw:frame draw:style-name="gr59" draw:text-style-name="P56" svg:width="0.0748in" svg:height="0.1142in" svg:x="1.4874in" svg:y="0.0744in"><draw:text-box><text:p text:style-name="P55"><text:span text:style-name="T68">−</text:span></text:p></draw:text-box></draw:frame><draw:frame draw:style-name="gr58" draw:text-style-name="P56" svg:width="0.0425in" svg:height="0.1071in" svg:x="1.5709in" svg:y="0.0783in"><draw:text-box><text:p text:style-name="P55"><text:span text:style-name="T63">k</text:span></text:p></draw:text-box></draw:frame><draw:frame draw:style-name="gr67" draw:text-style-name="P56" svg:width="0.0303in" svg:height="0.1142in" svg:x="1.622in" svg:y="0.0744in"><draw:text-box><text:p text:style-name="P55"><text:span text:style-name="T68"></text:span></text:p></draw:text-box></draw:frame><draw:frame draw:style-name="gr69" draw:text-style-name="P56" svg:width="0.065in" svg:height="0.2512in" svg:x="1.6543in" svg:y="0.0528in"><draw:text-box><text:p text:style-name="P55"><text:span text:style-name="T70"></text:span></text:p></draw:text-box></draw:frame></draw:g></text:p>
      <text:p text:style-name="P26"/>
      <text:p text:style-name="P28"><text:bookmark text:name="docs-internal-guid-8f856436-b733-db37-cfcb-55c46adfc9a6"/><text:span text:style-name="T21">Mengkonversikannya ke dalam bahasa pemrograman C...</text:span> </text:p>
      <text:p text:style-name="P7"><text:tab/><draw:g text:anchor-type="as-char" draw:z-index="10" draw:style-name="gr1"><draw:frame draw:style-name="gr71" draw:text-style-name="P56" svg:width="1.135in" svg:height="0.1268in" svg:x="0in" svg:y="0in"><draw:text-box><text:p text:style-name="P55"><text:span text:style-name="T71">#include &lt;math.h&gt;</text:span></text:p></draw:text-box></draw:frame><draw:frame draw:style-name="gr72" draw:text-style-name="P56" svg:width="3.335in" svg:height="0.1268in" svg:x="0in" svg:y="0.1264in"><draw:text-box><text:p text:style-name="P55"><text:span text:style-name="T71">double AttackerSuccessProbability(double q, int z)</text:span></text:p></draw:text-box></draw:frame><draw:frame draw:style-name="gr73" draw:text-style-name="P56" svg:width="0.0685in" svg:height="0.1268in" svg:x="0in" svg:y="0.2516in"><draw:text-box><text:p text:style-name="P55"><text:span text:style-name="T71">{</text:span></text:p></draw:text-box></draw:frame><draw:frame draw:style-name="gr74" draw:text-style-name="P56" svg:width="1.535in" svg:height="0.1268in" svg:x="0in" svg:y="0.378in"><draw:text-box><text:p text:style-name="P55"><text:span text:style-name="T71"><text:s text:c="4"/></text:span><text:span text:style-name="T71">double p = 1.0 - q;</text:span></text:p></draw:text-box></draw:frame><draw:frame draw:style-name="gr75" draw:text-style-name="P56" svg:width="2.135in" svg:height="0.1268in" svg:x="0in" svg:y="0.5028in"><draw:text-box><text:p text:style-name="P55"><text:span text:style-name="T71"><text:s text:c="4"/></text:span><text:span text:style-name="T71">double lambda = z * (q / p);</text:span></text:p></draw:text-box></draw:frame><draw:frame draw:style-name="gr76" draw:text-style-name="P56" svg:width="1.4016in" svg:height="0.1268in" svg:x="0in" svg:y="0.6291in"><draw:text-box><text:p text:style-name="P55"><text:span text:style-name="T71"><text:s text:c="4"/></text:span><text:span text:style-name="T71">double sum = 1.0;</text:span></text:p></draw:text-box></draw:frame><draw:frame draw:style-name="gr77" draw:text-style-name="P56" svg:width="0.8685in" svg:height="0.1268in" svg:x="0in" svg:y="0.7543in"><draw:text-box><text:p text:style-name="P55"><text:span text:style-name="T71"><text:s text:c="4"/></text:span><text:span text:style-name="T71">int i, k;</text:span></text:p></draw:text-box></draw:frame><draw:frame draw:style-name="gr78" draw:text-style-name="P56" svg:width="1.8685in" svg:height="0.1268in" svg:x="0in" svg:y="0.8807in"><draw:text-box><text:p text:style-name="P55"><text:span text:style-name="T71"><text:s text:c="4"/></text:span><text:span text:style-name="T71">for (k = 0; k &lt;= z; k++)</text:span></text:p></draw:text-box></draw:frame><draw:frame draw:style-name="gr79" draw:text-style-name="P56" svg:width="0.335in" svg:height="0.1268in" svg:x="0in" svg:y="1.0055in"><draw:text-box><text:p text:style-name="P55"><text:span text:style-name="T71"><text:s text:c="4"/></text:span><text:span text:style-name="T71">{</text:span></text:p></draw:text-box></draw:frame><draw:frame draw:style-name="gr80" draw:text-style-name="P56" svg:width="2.535in" svg:height="0.1268in" svg:x="0in" svg:y="1.1319in"><draw:text-box><text:p text:style-name="P55"><text:span text:style-name="T71"><text:s text:c="8"/></text:span><text:span text:style-name="T71">double poisson = exp(-lambda);</text:span></text:p></draw:text-box></draw:frame><draw:frame draw:style-name="gr75" draw:text-style-name="P56" svg:width="2.135in" svg:height="0.1268in" svg:x="0in" svg:y="1.2571in"><draw:text-box><text:p text:style-name="P55"><text:span text:style-name="T71"><text:s text:c="8"/></text:span><text:span text:style-name="T71">for (i = 1; i &lt;= k; i++)</text:span></text:p></draw:text-box></draw:frame><draw:frame draw:style-name="gr81" draw:text-style-name="P56" svg:width="2.2685in" svg:height="0.1268in" svg:x="0in" svg:y="1.3835in"><draw:text-box><text:p text:style-name="P55"><text:span text:style-name="T71"><text:s text:c="12"/></text:span><text:span text:style-name="T71">poisson *= lambda / i;</text:span></text:p></draw:text-box></draw:frame><draw:frame draw:style-name="gr82" draw:text-style-name="P56" svg:width="3.2685in" svg:height="0.1268in" svg:x="0in" svg:y="1.5083in"><draw:text-box><text:p text:style-name="P55"><text:span text:style-name="T71"><text:s text:c="8"/></text:span><text:span text:style-name="T71">sum -= poisson * (1 - pow(q / p, z - k));</text:span></text:p></draw:text-box></draw:frame><draw:frame draw:style-name="gr79" draw:text-style-name="P56" svg:width="0.335in" svg:height="0.1268in" svg:x="0in" svg:y="1.6346in"><draw:text-box><text:p text:style-name="P55"><text:span text:style-name="T71"><text:s text:c="4"/></text:span><text:span text:style-name="T71">}</text:span></text:p></draw:text-box></draw:frame><draw:frame draw:style-name="gr83" draw:text-style-name="P56" svg:width="1.0016in" svg:height="0.1268in" svg:x="0in" svg:y="1.7598in"><draw:text-box><text:p text:style-name="P55"><text:span text:style-name="T71"><text:s text:c="4"/></text:span><text:span text:style-name="T71">return sum;</text:span></text:p></draw:text-box></draw:frame><draw:frame draw:style-name="gr73" draw:text-style-name="P56" svg:width="0.0685in" svg:height="0.1268in" svg:x="0in" svg:y="1.8862in"><draw:text-box><text:p text:style-name="P55"><text:span text:style-name="T71">}</text:span></text:p></draw:text-box></draw:frame></draw:g></text:p>
      <text:p text:style-name="P28"/>
      <text:p text:style-name="P28"><text:bookmark text:name="docs-internal-guid-36a98cbd-b734-27bb-9c85-c3c24d689c48"/><text:span text:style-name="T21">Kami mendapatkan beberapa hasil, dapat dilihat bahwa probabilitasnya menurun secara eksponensial dengan z.</text:span> </text:p>
      <text:p text:style-name="P5"><text:tab/><draw:g text:anchor-type="as-char" draw:z-index="11" draw:style-name="gr1"><draw:frame draw:style-name="gr79" draw:text-style-name="P56" svg:width="0.335in" svg:height="0.1268in" svg:x="0in" svg:y="0in"><draw:text-box><text:p text:style-name="P55"><text:span text:style-name="T71">q=0.1</text:span></text:p></draw:text-box></draw:frame><draw:frame draw:style-name="gr84" draw:text-style-name="P56" svg:width="1.2016in" svg:height="0.1268in" svg:x="0in" svg:y="0.1252in"><draw:text-box><text:p text:style-name="P55"><text:span text:style-name="T71">z=0 <text:s text:c="3"/>P=1.0000000</text:span></text:p></draw:text-box></draw:frame><draw:frame draw:style-name="gr84" draw:text-style-name="P56" svg:width="1.2016in" svg:height="0.1268in" svg:x="0in" svg:y="0.2516in"><draw:text-box><text:p text:style-name="P55"><text:span text:style-name="T71">z=1 <text:s text:c="3"/>P=0.2045873</text:span></text:p></draw:text-box></draw:frame><draw:frame draw:style-name="gr84" draw:text-style-name="P56" svg:width="1.2016in" svg:height="0.1268in" svg:x="0in" svg:y="0.3764in"><draw:text-box><text:p text:style-name="P55"><text:span text:style-name="T71">z=2 <text:s text:c="3"/>P=0.0509779</text:span></text:p></draw:text-box></draw:frame><draw:frame draw:style-name="gr84" draw:text-style-name="P56" svg:width="1.2016in" svg:height="0.1268in" svg:x="0in" svg:y="0.5028in"><draw:text-box><text:p text:style-name="P55"><text:span text:style-name="T71">z=3 <text:s text:c="3"/>P=0.0131722</text:span></text:p></draw:text-box></draw:frame><draw:frame draw:style-name="gr84" draw:text-style-name="P56" svg:width="1.2016in" svg:height="0.1268in" svg:x="0in" svg:y="0.628in"><draw:text-box><text:p text:style-name="P55"><text:span text:style-name="T71">z=4 <text:s text:c="3"/>P=0.0034552</text:span></text:p></draw:text-box></draw:frame><draw:frame draw:style-name="gr84" draw:text-style-name="P56" svg:width="1.2016in" svg:height="0.1268in" svg:x="0in" svg:y="0.7543in"><draw:text-box><text:p text:style-name="P55"><text:span text:style-name="T71">z=5 <text:s text:c="3"/>P=0.0009137</text:span></text:p></draw:text-box></draw:frame><draw:frame draw:style-name="gr84" draw:text-style-name="P56" svg:width="1.2016in" svg:height="0.1268in" svg:x="0in" svg:y="0.8791in"><draw:text-box><text:p text:style-name="P55"><text:span text:style-name="T71">z=6 <text:s text:c="3"/>P=0.0002428</text:span></text:p></draw:text-box></draw:frame><draw:frame draw:style-name="gr84" draw:text-style-name="P56" svg:width="1.2016in" svg:height="0.1268in" svg:x="0in" svg:y="1.0055in"><draw:text-box><text:p text:style-name="P55"><text:span text:style-name="T71">z=7 <text:s text:c="3"/>P=0.0000647</text:span></text:p></draw:text-box></draw:frame><draw:frame draw:style-name="gr84" draw:text-style-name="P56" svg:width="1.2016in" svg:height="0.1268in" svg:x="0in" svg:y="1.1307in"><draw:text-box><text:p text:style-name="P55"><text:span text:style-name="T71">z=8 <text:s text:c="3"/>P=0.0000173</text:span></text:p></draw:text-box></draw:frame><draw:frame draw:style-name="gr84" draw:text-style-name="P56" svg:width="1.2016in" svg:height="0.1268in" svg:x="0in" svg:y="1.2571in"><draw:text-box><text:p text:style-name="P55"><text:span text:style-name="T71">z=9 <text:s text:c="3"/>P=0.0000046</text:span></text:p></draw:text-box></draw:frame><draw:frame draw:style-name="gr84" draw:text-style-name="P56" svg:width="1.2016in" svg:height="0.1268in" svg:x="0in" svg:y="1.3819in"><draw:text-box><text:p text:style-name="P55"><text:span text:style-name="T71">z=10 <text:s text:c="2"/>P=0.0000012</text:span></text:p></draw:text-box></draw:frame><draw:frame draw:style-name="gr79" draw:text-style-name="P56" svg:width="0.335in" svg:height="0.1268in" svg:x="0in" svg:y="1.6484in"><draw:text-box><text:p text:style-name="P55"><text:span text:style-name="T71">q=0.3</text:span></text:p></draw:text-box></draw:frame><draw:frame draw:style-name="gr84" draw:text-style-name="P56" svg:width="1.2016in" svg:height="0.1268in" svg:x="0in" svg:y="1.7736in"><draw:text-box><text:p text:style-name="P55"><text:span text:style-name="T71">z=0 <text:s text:c="3"/>P=1.0000000</text:span></text:p></draw:text-box></draw:frame><draw:frame draw:style-name="gr84" draw:text-style-name="P56" svg:width="1.2016in" svg:height="0.1268in" svg:x="0in" svg:y="1.9in"><draw:text-box><text:p text:style-name="P55"><text:span text:style-name="T71">z=5 <text:s text:c="3"/>P=0.1773523</text:span></text:p></draw:text-box></draw:frame><draw:frame draw:style-name="gr84" draw:text-style-name="P56" svg:width="1.2016in" svg:height="0.1268in" svg:x="0in" svg:y="2.0252in"><draw:text-box><text:p text:style-name="P55"><text:span text:style-name="T71">z=10 <text:s text:c="2"/>P=0.0416605</text:span></text:p></draw:text-box></draw:frame><draw:frame draw:style-name="gr84" draw:text-style-name="P56" svg:width="1.2016in" svg:height="0.1268in" svg:x="0in" svg:y="2.1516in"><draw:text-box><text:p text:style-name="P55"><text:span text:style-name="T71">z=15 <text:s text:c="2"/>P=0.0101008</text:span></text:p></draw:text-box></draw:frame><draw:frame draw:style-name="gr84" draw:text-style-name="P56" svg:width="1.2016in" svg:height="0.1268in" svg:x="0in" svg:y="2.2764in"><draw:text-box><text:p text:style-name="P55"><text:span text:style-name="T71">z=20 <text:s text:c="2"/>P=0.0024804</text:span></text:p></draw:text-box></draw:frame><draw:frame draw:style-name="gr84" draw:text-style-name="P56" svg:width="1.2016in" svg:height="0.1268in" svg:x="0in" svg:y="2.4028in"><draw:text-box><text:p text:style-name="P55"><text:span text:style-name="T71">z=25 <text:s text:c="2"/>P=0.0006132</text:span></text:p></draw:text-box></draw:frame><draw:frame draw:style-name="gr84" draw:text-style-name="P56" svg:width="1.2016in" svg:height="0.1268in" svg:x="0in" svg:y="2.528in"><draw:text-box><text:p text:style-name="P55"><text:span text:style-name="T71">z=30 <text:s text:c="2"/>P=0.0001522</text:span></text:p></draw:text-box></draw:frame><draw:frame draw:style-name="gr84" draw:text-style-name="P56" svg:width="1.2016in" svg:height="0.1268in" svg:x="0in" svg:y="2.6543in"><draw:text-box><text:p text:style-name="P55"><text:span text:style-name="T71">z=35 <text:s text:c="2"/>P=0.0000379</text:span></text:p></draw:text-box></draw:frame><draw:frame draw:style-name="gr84" draw:text-style-name="P56" svg:width="1.2016in" svg:height="0.1268in" svg:x="0in" svg:y="2.7791in"><draw:text-box><text:p text:style-name="P55"><text:span text:style-name="T71">z=40 <text:s text:c="2"/>P=0.0000095</text:span></text:p></draw:text-box></draw:frame><draw:frame draw:style-name="gr84" draw:text-style-name="P56" svg:width="1.2016in" svg:height="0.1268in" svg:x="0in" svg:y="2.9055in"><draw:text-box><text:p text:style-name="P55"><text:span text:style-name="T71">z=45 <text:s text:c="2"/>P=0.0000024</text:span></text:p></draw:text-box></draw:frame><draw:frame draw:style-name="gr84" draw:text-style-name="P56" svg:width="1.2016in" svg:height="0.1268in" svg:x="0in" svg:y="3.0307in"><draw:text-box><text:p text:style-name="P55"><text:span text:style-name="T71">z=50 <text:s text:c="2"/>P=0.0000006</text:span></text:p></draw:text-box></draw:frame></draw:g></text:p>
      <text:p text:style-name="P5"/>
      <text:p text:style-name="P28"><text:span text:style-name="T22">Menjawab jika</text:span><text:span text:style-name="T21"> P kurang dari 0.1%...</text:span> </text:p>
      <text:p text:style-name="P6"><text:tab/></text:p>
      <text:p text:style-name="P6"><text:soft-page-break/><text:tab/><draw:g text:anchor-type="as-char" draw:z-index="12" draw:style-name="gr1"><draw:frame draw:style-name="gr85" draw:text-style-name="P56" svg:width="0.6016in" svg:height="0.1268in" svg:x="0in" svg:y="0in"><draw:text-box><text:p text:style-name="P55"><text:span text:style-name="T71">P &lt; 0.001</text:span></text:p></draw:text-box></draw:frame><draw:frame draw:style-name="gr86" draw:text-style-name="P56" svg:width="0.8016in" svg:height="0.1268in" svg:x="0in" svg:y="0.1264in"><draw:text-box><text:p text:style-name="P55"><text:span text:style-name="T71">q=0.10 <text:s text:c="2"/>z=5</text:span></text:p></draw:text-box></draw:frame><draw:frame draw:style-name="gr86" draw:text-style-name="P56" svg:width="0.8016in" svg:height="0.1268in" svg:x="0in" svg:y="0.2516in"><draw:text-box><text:p text:style-name="P55"><text:span text:style-name="T71">q=0.15 <text:s text:c="2"/>z=8</text:span></text:p></draw:text-box></draw:frame><draw:frame draw:style-name="gr77" draw:text-style-name="P56" svg:width="0.8685in" svg:height="0.1268in" svg:x="0in" svg:y="0.378in"><draw:text-box><text:p text:style-name="P55"><text:span text:style-name="T71">q=0.20 <text:s text:c="2"/>z=11</text:span></text:p></draw:text-box></draw:frame><draw:frame draw:style-name="gr77" draw:text-style-name="P56" svg:width="0.8685in" svg:height="0.1268in" svg:x="0in" svg:y="0.5028in"><draw:text-box><text:p text:style-name="P55"><text:span text:style-name="T71">q=0.25 <text:s text:c="2"/>z=15</text:span></text:p></draw:text-box></draw:frame><draw:frame draw:style-name="gr77" draw:text-style-name="P56" svg:width="0.8685in" svg:height="0.1268in" svg:x="0in" svg:y="0.6291in"><draw:text-box><text:p text:style-name="P55"><text:span text:style-name="T71">q=0.30 <text:s text:c="2"/>z=24</text:span></text:p></draw:text-box></draw:frame><draw:frame draw:style-name="gr77" draw:text-style-name="P56" svg:width="0.8685in" svg:height="0.1268in" svg:x="0in" svg:y="0.7543in"><draw:text-box><text:p text:style-name="P55"><text:span text:style-name="T71">q=0.35 <text:s text:c="2"/>z=41</text:span></text:p></draw:text-box></draw:frame><draw:frame draw:style-name="gr77" draw:text-style-name="P56" svg:width="0.8685in" svg:height="0.1268in" svg:x="0in" svg:y="0.8807in"><draw:text-box><text:p text:style-name="P55"><text:span text:style-name="T71">q=0.40 <text:s text:c="2"/>z=89</text:span></text:p></draw:text-box></draw:frame><draw:frame draw:style-name="gr87" draw:text-style-name="P56" svg:width="0.935in" svg:height="0.1268in" svg:x="0in" svg:y="1.0055in"><draw:text-box><text:p text:style-name="P55"><text:span text:style-name="T71">q=0.45 <text:s text:c="2"/>z=340</text:span></text:p></draw:text-box></draw:frame></draw:g></text:p>
      <text:h text:style-name="P49" text:outline-level="2"><text:span text:style-name="T8">12</text:span><text:span text:style-name="T4">.<text:tab/></text:span><text:span text:style-name="T10">Kesimpulan</text:span></text:h>
      <text:p text:style-name="P30"><text:bookmark text:name="docs-internal-guid-b5f8c2a6-b734-d3eb-1e83-af9b2991a6ce"/><text:span text:style-name="T21">Kami telah menawarkan sebuah sistem untuk transaksi elektronik tanpa harus bergantung kepada kepercayaan. Kami memulainya dengan kerangka kerja koin biasa yang terbuat dari tanda tangan digital, yang memberikan kendali kuat atas kepemilikan, namun ini tidak lengkap tanpa sebuah cara untuk menghindari pembelanjaan ganda. Untuk menyelesaikan ini, kami mengajukan sebuah jaringan </text:span><text:span text:style-name="T41">peer-to-peer</text:span><text:span text:style-name="T46"> </text:span><text:span text:style-name="T21">menggunakan </text:span><text:span text:style-name="T41">proof-of-work</text:span><text:span text:style-name="T46"> </text:span><text:span text:style-name="T21">untuk mencatat sejarah transaksi publik yang akan sangat cepat menjadi tidak praktis bagi penyerang untuk mengubahnya jika </text:span><text:span text:style-name="T41">node</text:span><text:span text:style-name="T46"> “jujur” </text:span><text:span text:style-name="T21">yang mengendalikan mayoritas tenaga komputasi. Jaringan ini kokoh dalam kesederhanaannya yang tak terstruktur. </text:span><text:span text:style-name="T41">Node</text:span><text:span text:style-name="T46"> </text:span><text:span text:style-name="T21">bekerja sekaligus dengan koordinasi yang kecil. Mereka tidak perlu diidentifikasikan, dikarenakan pesan tidak akan ditujukan ke tempat tertentu dan hanya </text:span><text:span text:style-name="T25">a</text:span><text:span text:style-name="T21">kan dikirimkan dengan </text:span><text:span text:style-name="T43">best effort basis</text:span><text:span text:style-name="T21">. </text:span><text:span text:style-name="T41">Node</text:span><text:span text:style-name="T46"> </text:span><text:span text:style-name="T21">dapat meninggalkan dan bergabung kembali ke dalam jaringan sesuka hati, menerima rantai </text:span><text:span text:style-name="T41">proof-of-work</text:span><text:span text:style-name="T46"> </text:span><text:span text:style-name="T21">sebagai bukti dari apa yang telah terjadi ketika rantai ditinggalkan. Mereka memberikan suara menggunakan tenaga komputasi mereka, mengekspresikan penerimaan mereka terhadap blok yang </text:span><text:span text:style-name="T41">valid</text:span><text:span text:style-name="T46"> </text:span><text:span text:style-name="T21">dengan memperpanjangnya dan menolak blok yang tidak </text:span><text:span text:style-name="T41">valid</text:span><text:span text:style-name="T46"> </text:span><text:span text:style-name="T21">dengan menolaknya. Aturan dan insentif yang diperlukan nantinya dapat ditekankan kembali dengan mekanisme konsensus ini.</text:span> </text:p>
      <text:p text:style-name="P30"/>
      <text:p text:style-name="P28"/>
      <text:p text:style-name="P28"/>
      <text:p text:style-name="P28"/>
      <text:p text:style-name="P28"/>
      <text:p text:style-name="P28"/>
      <text:p text:style-name="P28"/>
      <text:p text:style-name="P28"/>
      <text:p text:style-name="P28"/>
      <text:p text:style-name="P33"/>
      <text:p text:style-name="P28"/>
      <text:h text:style-name="P50" text:outline-level="2">Daftar Pustaka</text:h>
      <text:list xml:id="list849127254" text:style-name="Numbering_20_2">
        <text:list-item>
          <text:p text:style-name="P43">W. Dai, "b-money," http://www.weidai.com/bmoney.txt, 1998. </text:p>
        </text:list-item>
        <text:list-item>
          <text:p text:style-name="P4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45"><text:span text:style-name="T1">S. Haber, W.S. Stornetta, "How to time-stamp a digital document," In </text:span><text:span text:style-name="T2">Journal of Cryptology</text:span><text:span text:style-name="T1">, vol 3, no 2, pages 99-111, 1991. </text:span></text:p>
        </text:list-item>
        <text:list-item>
          <text:p text:style-name="P4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4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44">A. Back, "Hashcash - a denial of service counter-measure," <text:line-break/>http://www.hashcash.org/papers/hashcash.pdf, 2002. </text:p>
        </text:list-item>
        <text:list-item>
          <text:p text:style-name="P4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4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entury Schoolbook1" svg:font-family="'Century Schoolbook'"/>
    <style:font-face style:name="Courier New" svg:font-family="'Courier New'"/>
    <style:font-face style:name="Lohit Hindi1" svg:font-family="'Lohit Hindi'"/>
    <style:font-face style:name="OpenSymbol" svg:font-family="OpenSymbol"/>
    <style:font-face style:name="Times New Roman1" svg:font-family="'Times New Roman'"/>
    <style:font-face style:name="Century Schoolbook" svg:font-family="'Century Schoolbook'" style:font-adornments="Bold"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5in" loext:contextual-spacing="false" fo:line-height="100%" fo:text-align="justify" style:justify-single-word="false" fo:text-indent="0.1965in" style:auto-text-indent="false"/>
      <style:text-properties style:font-name="Times New Roman" fo:font-family="'Times New Roman'" style:font-family-generic="roman" style:font-pitch="variable" fo:font-size="10.1000003814697pt" fo:font-weight="normal" officeooo:rsid="000bda2f" style:font-size-asian="10.1000003814697pt" style:font-weight-asian="normal" style:font-size-complex="10.1000003814697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5in" loext:contextual-spacing="false" fo:text-align="justify" style:justify-single-word="false" fo:text-indent="0in" style:auto-text-indent="false"/>
      <style:text-properties style:font-name="Times New Roman" fo:font-family="'Times New Roman'" style:font-family-generic="roman" style:font-pitch="variable" fo:font-size="10.1000003814697pt" fo:font-weight="normal" officeooo:rsid="0007ca00" style:font-size-asian="10.1000003814697pt" style:font-weight-asian="normal" style:font-size-complex="10.1000003814697pt" style:font-weight-complex="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3118in" fo:margin-right="0.25in" fo:margin-top="0in" fo:margin-bottom="0.2in" loext:contextual-spacing="false" fo:text-align="center" style:justify-single-word="false" fo:text-indent="0in" style:auto-text-indent="false" fo:background-color="transparent"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05in" fo:margin-bottom="0.05in" loext:contextual-spacing="false" fo:line-height="100%" fo:text-align="justify" style:justify-single-word="false" fo:text-indent="0in" style:auto-text-indent="false"/>
      <style:text-properties style:font-name="Century Schoolbook" fo:font-family="'Century Schoolbook'" style:font-style-name="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margin-top="0in" fo:margin-bottom="0.05in" loext: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07-27T16:10:09.453663471</dc:date>
    <meta:editing-duration>PT5H20M25S</meta:editing-duration>
    <meta:editing-cycles>56</meta:editing-cycles>
    <meta:generator>LibreOffice/6.0.3.2$Linux_X86_64 LibreOffice_project/00m0$Build-2</meta:generator>
    <meta:document-statistic meta:table-count="0" meta:image-count="0" meta:object-count="0" meta:page-count="9" meta:paragraph-count="91" meta:word-count="2984" meta:character-count="22419" meta:non-whitespace-character-count="19477"/>
  </office:meta>
</office:document-meta>
</file>